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196" calcext:value-type="float">
            <text:p>196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374" calcext:value-type="float">
            <text:p>0.4374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3458" calcext:value-type="float">
            <text:p>0.345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0.9218" calcext:value-type="float">
            <text:p>0.921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471" calcext:value-type="float">
            <text:p>0.7471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8946" calcext:value-type="float">
            <text:p>0.8946</text:p>
          </table:table-cell>
          <table:table-cell table:number-columns-repeated="2" office:value-type="float" office:value="0.9228" calcext:value-type="float">
            <text:p>0.9228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8984" calcext:value-type="float">
            <text:p>0.8984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74" calcext:value-type="float">
            <text:p>0.874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892" calcext:value-type="float">
            <text:p>0.892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7317" calcext:value-type="float">
            <text:p>0.7317</text:p>
          </table:table-cell>
          <table:table-cell table:number-columns-repeated="2" office:value-type="float" office:value="0.7535" calcext:value-type="float">
            <text:p>0.753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725" calcext:value-type="float">
            <text:p>0.772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64" calcext:value-type="float">
            <text:p>0.64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605" calcext:value-type="float">
            <text:p>0.60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846" calcext:value-type="float">
            <text:p>0.5846</text:p>
          </table:table-cell>
          <table:table-cell table:number-columns-repeated="2" office:value-type="float" office:value="0.6671" calcext:value-type="float">
            <text:p>0.6671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5723" calcext:value-type="float">
            <text:p>0.5723</text:p>
          </table:table-cell>
          <table:table-cell table:number-columns-repeated="2" office:value-type="float" office:value="0.6543" calcext:value-type="float">
            <text:p>0.6543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842" calcext:value-type="float">
            <text:p>0.4842</text:p>
          </table:table-cell>
          <table:table-cell table:number-columns-repeated="2" office:value-type="float" office:value="0.5402" calcext:value-type="float">
            <text:p>0.5402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463" calcext:value-type="float">
            <text:p>0.463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3943" calcext:value-type="float">
            <text:p>0.394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664" calcext:value-type="float">
            <text:p>0.3664</text:p>
          </table:table-cell>
          <table:table-cell table:number-columns-repeated="2" office:value-type="float" office:value="0.3974" calcext:value-type="float">
            <text:p>0.3974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579" calcext:value-type="float">
            <text:p>0.3579</text:p>
          </table:table-cell>
          <table:table-cell table:number-columns-repeated="2" office:value-type="float" office:value="0.3876" calcext:value-type="float">
            <text:p>0.3876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866" calcext:value-type="float">
            <text:p>0.286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697" calcext:value-type="float">
            <text:p>0.2697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333" calcext:value-type="float">
            <text:p>0.2333</text:p>
          </table:table-cell>
          <table:table-cell table:number-columns-repeated="2" office:value-type="float" office:value="0.2602" calcext:value-type="float">
            <text:p>0.2602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1883" calcext:value-type="float">
            <text:p>0.1883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211" calcext:value-type="float">
            <text:p>0.2211</text:p>
          </table:table-cell>
          <table:table-cell table:number-columns-repeated="2" office:value-type="float" office:value="0.2424" calcext:value-type="float">
            <text:p>0.2424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37" calcext:value-type="float">
            <text:p>0.2037</text:p>
          </table:table-cell>
          <table:table-cell table:number-columns-repeated="2" office:value-type="float" office:value="0.2253" calcext:value-type="float">
            <text:p>0.2253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1983" calcext:value-type="float">
            <text:p>0.1983</text:p>
          </table:table-cell>
          <table:table-cell table:number-columns-repeated="2" office:value-type="float" office:value="0.2079" calcext:value-type="float">
            <text:p>0.20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732" calcext:value-type="float">
            <text:p>0.1732</text:p>
          </table:table-cell>
          <table:table-cell table:number-columns-repeated="2" office:value-type="float" office:value="0.1825" calcext:value-type="float">
            <text:p>0.1825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.1703" calcext:value-type="float">
            <text:p>0.1703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1211" calcext:value-type="float">
            <text:p>0.1211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389" calcext:value-type="float">
            <text:p>0.1389</text:p>
          </table:table-cell>
          <table:table-cell table:number-columns-repeated="2" office:value-type="float" office:value="0.1581" calcext:value-type="float">
            <text:p>0.1581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1211" calcext:value-type="float">
            <text:p>0.1211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table:number-columns-repeated="2" office:value-type="float" office:value="0.7308" calcext:value-type="float">
            <text:p>0.7308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641" calcext:value-type="float">
            <text:p>0.641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6923" calcext:value-type="float">
            <text:p>0.6923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752" calcext:value-type="float">
            <text:p>0.6752</text:p>
          </table:table-cell>
          <table:table-cell table:number-columns-repeated="2" office:value-type="float" office:value="0.6981" calcext:value-type="float">
            <text:p>0.6981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.6961" calcext:value-type="float">
            <text:p>0.6961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5079" calcext:value-type="float">
            <text:p>0.5079</text:p>
          </table:table-cell>
          <table:table-cell office:value-type="float" office:value="0.6489" calcext:value-type="float">
            <text:p>0.648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343" calcext:value-type="float">
            <text:p>0.6343</text:p>
          </table:table-cell>
          <table:table-cell table:number-columns-repeated="2" office:value-type="float" office:value="0.6525" calcext:value-type="float">
            <text:p>0.6525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627" calcext:value-type="float">
            <text:p>0.627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446" calcext:value-type="float">
            <text:p>0.44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5" calcext:value-type="float">
            <text:p>0.615</text:p>
          </table:table-cell>
          <table:table-cell table:number-columns-repeated="2" office:value-type="float" office:value="0.6365" calcext:value-type="float">
            <text:p>0.6365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4117" calcext:value-type="float">
            <text:p>0.4117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56" calcext:value-type="float">
            <text:p>0.6156</text:p>
          </table:table-cell>
          <table:table-cell table:number-columns-repeated="2" office:value-type="float" office:value="0.633" calcext:value-type="float">
            <text:p>0.63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626" calcext:value-type="float">
            <text:p>0.626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5623" calcext:value-type="float">
            <text:p>0.562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13" calcext:value-type="float">
            <text:p>0.6113</text:p>
          </table:table-cell>
          <table:table-cell table:number-columns-repeated="2" office:value-type="float" office:value="0.6286" calcext:value-type="float">
            <text:p>0.6286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104" calcext:value-type="float">
            <text:p>0.6104</text:p>
          </table:table-cell>
          <table:table-cell table:number-columns-repeated="2" office:value-type="float" office:value="0.6215" calcext:value-type="float">
            <text:p>0.6215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5572" calcext:value-type="float">
            <text:p>0.557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37" calcext:value-type="float">
            <text:p>0.6137</text:p>
          </table:table-cell>
          <table:table-cell table:number-columns-repeated="2" office:value-type="float" office:value="0.6243" calcext:value-type="float">
            <text:p>0.6243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26" calcext:value-type="float">
            <text:p>0.6126</text:p>
          </table:table-cell>
          <table:table-cell table:number-columns-repeated="2" office:value-type="float" office:value="0.6264" calcext:value-type="float">
            <text:p>0.6264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386" calcext:value-type="float">
            <text:p>0.38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39" calcext:value-type="float">
            <text:p>0.6039</text:p>
          </table:table-cell>
          <table:table-cell table:number-columns-repeated="2" office:value-type="float" office:value="0.6193" calcext:value-type="float">
            <text:p>0.6193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63" calcext:value-type="float">
            <text:p>0.5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" calcext:value-type="float">
            <text:p>0.62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4841" calcext:value-type="float">
            <text:p>0.484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5583" calcext:value-type="float">
            <text:p>0.55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5544" calcext:value-type="float">
            <text:p>0.554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629" calcext:value-type="float">
            <text:p>0.629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53" calcext:value-type="float">
            <text:p>0.53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5488" calcext:value-type="float">
            <text:p>0.548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229" calcext:value-type="float">
            <text:p>0.5229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5427" calcext:value-type="float">
            <text:p>0.542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17" calcext:value-type="float">
            <text:p>0.617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4904" calcext:value-type="float">
            <text:p>0.4904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5411" calcext:value-type="float">
            <text:p>0.541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5751" calcext:value-type="float">
            <text:p>0.5751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5234" calcext:value-type="float">
            <text:p>0.5234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396" calcext:value-type="float">
            <text:p>0.53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41" calcext:value-type="float">
            <text:p>0.41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18" calcext:value-type="float">
            <text:p>0.61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5213" calcext:value-type="float">
            <text:p>0.5213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492" calcext:value-type="float">
            <text:p>0.492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62" calcext:value-type="float">
            <text:p>0.62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578" calcext:value-type="float">
            <text:p>0.578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5375" calcext:value-type="float">
            <text:p>0.537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6" calcext:value-type="float">
            <text:p>0.406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5393" calcext:value-type="float">
            <text:p>0.5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2" calcext:value-type="float">
            <text:p>0.59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58" calcext:value-type="float">
            <text:p>0.58</text:p>
          </table:table-cell>
          <table:table-cell office:value-type="float" office:value="0.4155" calcext:value-type="float">
            <text:p>0.4155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5866" calcext:value-type="float">
            <text:p>0.5866</text:p>
          </table:table-cell>
          <table:table-cell table:number-columns-repeated="2" office:value-type="float" office:value="0.6284" calcext:value-type="float">
            <text:p>0.6284</text:p>
          </table:table-cell>
          <table:table-cell office:value-type="float" office:value="0.577" calcext:value-type="float">
            <text:p>0.577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5052" calcext:value-type="float">
            <text:p>0.5052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99" calcext:value-type="float">
            <text:p>0.42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291" calcext:value-type="float">
            <text:p>0.6291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291" calcext:value-type="float">
            <text:p>0.62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5" calcext:value-type="float">
            <text:p>0.5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6934" calcext:value-type="float">
            <text:p>0.69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994" calcext:value-type="float">
            <text:p>0.6994</text:p>
          </table:table-cell>
          <table:table-cell table:number-columns-repeated="4" office:value-type="float" office:value="0.4335" calcext:value-type="float">
            <text:p>0.4335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301" calcext:value-type="float">
            <text:p>0.301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3" calcext:value-type="float">
            <text:p>0.897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5143" calcext:value-type="float">
            <text:p>0.514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3044" calcext:value-type="float">
            <text:p>0.3044</text:p>
          </table:table-cell>
          <table:table-cell table:number-columns-repeated="2" office:value-type="float" office:value="0.4509" calcext:value-type="float">
            <text:p>0.450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2775" calcext:value-type="float">
            <text:p>0.2775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55" calcext:value-type="float">
            <text:p>0.355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7" calcext:value-type="float">
            <text:p>0.7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67" calcext:value-type="float">
            <text:p>0.4667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82" calcext:value-type="float">
            <text:p>0.588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59" calcext:value-type="float">
            <text:p>0.5459</text:p>
          </table:table-cell>
          <table:table-cell table:number-columns-repeated="2" office:value-type="float" office:value="0.7442" calcext:value-type="float">
            <text:p>0.7442</text:p>
          </table:table-cell>
          <table:table-cell table:number-columns-repeated="2" office:value-type="float" office:value="0.5459" calcext:value-type="float">
            <text:p>0.5459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5459" calcext:value-type="float">
            <text:p>0.5459</text:p>
          </table:table-cell>
          <table:table-cell table:number-columns-repeated="2" office:value-type="float" office:value="0.7442" calcext:value-type="float">
            <text:p>0.7442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6524" calcext:value-type="float">
            <text:p>0.6524</text:p>
          </table:table-cell>
          <table:table-cell table:number-columns-repeated="2" office:value-type="float" office:value="0.7442" calcext:value-type="float">
            <text:p>0.7442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7442" calcext:value-type="float">
            <text:p>0.744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6789" calcext:value-type="float">
            <text:p>0.6789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136" calcext:value-type="float">
            <text:p>0.6136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7527" calcext:value-type="float">
            <text:p>0.7527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82" calcext:value-type="float">
            <text:p>0.5782</text:p>
          </table:table-cell>
          <table:table-cell table:number-columns-repeated="2" office:value-type="float" office:value="0.859" calcext:value-type="float">
            <text:p>0.859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5782" calcext:value-type="float">
            <text:p>0.5782</text:p>
          </table:table-cell>
          <table:table-cell table:number-columns-repeated="2" office:value-type="float" office:value="0.859" calcext:value-type="float">
            <text:p>0.859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5978" calcext:value-type="float">
            <text:p>0.5978</text:p>
          </table:table-cell>
          <table:table-cell table:number-columns-repeated="2" office:value-type="float" office:value="0.8012" calcext:value-type="float">
            <text:p>0.8012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8145" calcext:value-type="float">
            <text:p>0.814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5482" calcext:value-type="float">
            <text:p>0.5482</text:p>
          </table:table-cell>
          <table:table-cell table:number-columns-repeated="2" office:value-type="float" office:value="0.8145" calcext:value-type="float">
            <text:p>0.814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782" calcext:value-type="float">
            <text:p>0.782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668" calcext:value-type="float">
            <text:p>0.5668</text:p>
          </table:table-cell>
          <table:table-cell table:number-columns-repeated="2" office:value-type="float" office:value="0.7597" calcext:value-type="float">
            <text:p>0.7597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17" calcext:value-type="float">
            <text:p>0.5717</text:p>
          </table:table-cell>
          <table:table-cell table:number-columns-repeated="2" office:value-type="float" office:value="0.7761" calcext:value-type="float">
            <text:p>0.7761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5223" calcext:value-type="float">
            <text:p>0.5223</text:p>
          </table:table-cell>
          <table:table-cell table:number-columns-repeated="2" office:value-type="float" office:value="0.8232" calcext:value-type="float">
            <text:p>0.8232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7923" calcext:value-type="float">
            <text:p>0.7923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5401" calcext:value-type="float">
            <text:p>0.5401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502" calcext:value-type="float">
            <text:p>0.502</text:p>
          </table:table-cell>
          <table:table-cell office:value-type="float" office:value="0.7191" calcext:value-type="float">
            <text:p>0.719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.7858" calcext:value-type="float">
            <text:p>0.7858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4997" calcext:value-type="float">
            <text:p>0.4997</text:p>
          </table:table-cell>
          <table:table-cell table:number-columns-repeated="2" office:value-type="float" office:value="0.7876" calcext:value-type="float">
            <text:p>0.7876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98" calcext:value-type="float">
            <text:p>0.7398</text:p>
          </table:table-cell>
          <table:table-cell office:value-type="float" office:value="0.5167" calcext:value-type="float">
            <text:p>0.5167</text:p>
          </table:table-cell>
          <table:table-cell table:number-columns-repeated="2" office:value-type="float" office:value="0.7376" calcext:value-type="float">
            <text:p>0.7376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7312" calcext:value-type="float">
            <text:p>0.73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51" calcext:value-type="float">
            <text:p>0.5651</text:p>
          </table:table-cell>
          <table:table-cell table:number-columns-repeated="2" office:value-type="float" office:value="0.7542" calcext:value-type="float">
            <text:p>0.7542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4797" calcext:value-type="float">
            <text:p>0.4797</text:p>
          </table:table-cell>
          <table:table-cell table:number-columns-repeated="2" office:value-type="float" office:value="0.756" calcext:value-type="float">
            <text:p>0.756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7502" calcext:value-type="float">
            <text:p>0.7502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61" calcext:value-type="float">
            <text:p>0.461</text:p>
          </table:table-cell>
          <table:table-cell office:value-type="float" office:value="0.7019" calcext:value-type="float">
            <text:p>0.70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4" calcext:value-type="float">
            <text:p>0.544</text:p>
          </table:table-cell>
          <table:table-cell table:number-columns-repeated="2" office:value-type="float" office:value="0.726" calcext:value-type="float">
            <text:p>0.726</text:p>
          </table:table-cell>
          <table:table-cell office:value-type="float" office:value="0.5003" calcext:value-type="float">
            <text:p>0.5003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4617" calcext:value-type="float">
            <text:p>0.4617</text:p>
          </table:table-cell>
          <table:table-cell table:number-columns-repeated="2" office:value-type="float" office:value="0.7651" calcext:value-type="float">
            <text:p>0.7651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6756" calcext:value-type="float">
            <text:p>0.675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7356" calcext:value-type="float">
            <text:p>0.7356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4806" calcext:value-type="float">
            <text:p>0.4806</text:p>
          </table:table-cell>
          <table:table-cell table:number-columns-repeated="2" office:value-type="float" office:value="0.7383" calcext:value-type="float">
            <text:p>0.7383</text:p>
          </table:table-cell>
          <table:table-cell office:value-type="float" office:value="0.4455" calcext:value-type="float">
            <text:p>0.445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6519" calcext:value-type="float">
            <text:p>0.651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15" calcext:value-type="float">
            <text:p>0.5415</text:p>
          </table:table-cell>
          <table:table-cell table:number-columns-repeated="2" office:value-type="float" office:value="0.7113" calcext:value-type="float">
            <text:p>0.7113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4978" calcext:value-type="float">
            <text:p>0.4978</text:p>
          </table:table-cell>
          <table:table-cell table:number-columns-repeated="2" office:value-type="float" office:value="0.7138" calcext:value-type="float">
            <text:p>0.7138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6535" calcext:value-type="float">
            <text:p>0.6535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14" calcext:value-type="float">
            <text:p>0.414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246" calcext:value-type="float">
            <text:p>0.5246</text:p>
          </table:table-cell>
          <table:table-cell table:number-columns-repeated="2" office:value-type="float" office:value="0.7204" calcext:value-type="float">
            <text:p>0.7204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4822" calcext:value-type="float">
            <text:p>0.4822</text:p>
          </table:table-cell>
          <table:table-cell table:number-columns-repeated="2" office:value-type="float" office:value="0.6915" calcext:value-type="float">
            <text:p>0.6915</text:p>
          </table:table-cell>
          <table:table-cell office:value-type="float" office:value="0.4173" calcext:value-type="float">
            <text:p>0.4173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6427" calcext:value-type="float">
            <text:p>0.642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.699" calcext:value-type="float">
            <text:p>0.699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4679" calcext:value-type="float">
            <text:p>0.4679</text:p>
          </table:table-cell>
          <table:table-cell table:number-columns-repeated="2" office:value-type="float" office:value="0.671" calcext:value-type="float">
            <text:p>0.671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663" calcext:value-type="float">
            <text:p>0.663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6236" calcext:value-type="float">
            <text:p>0.62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46" calcext:value-type="float">
            <text:p>0.4946</text:p>
          </table:table-cell>
          <table:table-cell table:number-columns-repeated="2" office:value-type="float" office:value="0.6792" calcext:value-type="float">
            <text:p>0.6792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4546" calcext:value-type="float">
            <text:p>0.4546</text:p>
          </table:table-cell>
          <table:table-cell table:number-columns-repeated="2" office:value-type="float" office:value="0.6803" calcext:value-type="float">
            <text:p>0.6803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12" calcext:value-type="float">
            <text:p>0.4812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4424" calcext:value-type="float">
            <text:p>0.4424</text:p>
          </table:table-cell>
          <table:table-cell table:number-columns-repeated="2" office:value-type="float" office:value="0.6619" calcext:value-type="float">
            <text:p>0.6619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96" calcext:value-type="float">
            <text:p>0.589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688" calcext:value-type="float">
            <text:p>0.4688</text:p>
          </table:table-cell>
          <table:table-cell table:number-columns-repeated="2" office:value-type="float" office:value="0.6701" calcext:value-type="float">
            <text:p>0.6701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4568" calcext:value-type="float">
            <text:p>0.456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5743" calcext:value-type="float">
            <text:p>0.574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571" calcext:value-type="float">
            <text:p>0.4571</text:p>
          </table:table-cell>
          <table:table-cell table:number-columns-repeated="2" office:value-type="float" office:value="0.6782" calcext:value-type="float">
            <text:p>0.6782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5232" calcext:value-type="float">
            <text:p>0.5232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4454" calcext:value-type="float">
            <text:p>0.4454</text:p>
          </table:table-cell>
          <table:table-cell table:number-columns-repeated="2" office:value-type="float" office:value="0.6288" calcext:value-type="float">
            <text:p>0.6288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5601" calcext:value-type="float">
            <text:p>0.560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778" calcext:value-type="float">
            <text:p>0.7778</text:p>
          </table:table-cell>
          <table:table-cell table:number-columns-repeated="3" office:value-type="float" office:value="0.7917" calcext:value-type="float">
            <text:p>0.7917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3" calcext:value-type="float">
            <text:p>0.3</text:p>
          </table:table-cell>
          <table:table-cell office:value-type="float" office:value="0.5317" calcext:value-type="float">
            <text:p>0.531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3869" calcext:value-type="float">
            <text:p>0.386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5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5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5467" calcext:value-type="float">
            <text:p>0.5467</text:p>
          </table:table-cell>
          <table:table-cell office:value-type="float" office:value="0.4" calcext:value-type="float">
            <text:p>0.4</text:p>
          </table:table-cell>
          <table:table-cell office:value-type="float" office:value="0.5467" calcext:value-type="float">
            <text:p>0.5467</text:p>
          </table:table-cell>
          <table:table-cell table:number-columns-repeated="3" office:value-type="float" office:value="0.6089" calcext:value-type="float">
            <text:p>0.6089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office:value-type="float" office:value="0.4971" calcext:value-type="float">
            <text:p>0.497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8403" calcext:value-type="float">
            <text:p>0.840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7387" calcext:value-type="float">
            <text:p>0.738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9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9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9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462" calcext:value-type="float">
            <text:p>0.7462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426" calcext:value-type="float">
            <text:p>0.7426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426" calcext:value-type="float">
            <text:p>0.7426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225" calcext:value-type="float">
            <text:p>0.8225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225" calcext:value-type="float">
            <text:p>0.8225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.6586" calcext:value-type="float">
            <text:p>0.658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" calcext:value-type="float">
            <text:p>0.5</text:p>
          </table:table-cell>
          <table:table-cell office:value-type="float" office:value="0.3569" calcext:value-type="float">
            <text:p>0.3569</text:p>
          </table:table-cell>
          <table:table-cell table:number-columns-repeated="2" office:value-type="float" office:value="0.6161" calcext:value-type="float">
            <text:p>0.6161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368" calcext:value-type="float">
            <text:p>0.436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58" calcext:value-type="float">
            <text:p>0.3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4852" calcext:value-type="float">
            <text:p>0.485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7385" calcext:value-type="float">
            <text:p>0.7385</text:p>
          </table:table-cell>
          <table:table-cell office:value-type="float" office:value="0.4576" calcext:value-type="float">
            <text:p>0.4576</text:p>
          </table:table-cell>
          <table:table-cell table:number-columns-repeated="2" office:value-type="float" office:value="0.6816" calcext:value-type="float">
            <text:p>0.6816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7385" calcext:value-type="float">
            <text:p>0.7385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344" calcext:value-type="float">
            <text:p>0.4344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613" calcext:value-type="float">
            <text:p>0.561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21" calcext:value-type="float">
            <text:p>0.5821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5204" calcext:value-type="float">
            <text:p>0.5204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58" calcext:value-type="float">
            <text:p>0.658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5963" calcext:value-type="float">
            <text:p>0.5963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754" calcext:value-type="float">
            <text:p>0.7754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754" calcext:value-type="float">
            <text:p>0.7754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369" calcext:value-type="float">
            <text:p>0.7369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071" calcext:value-type="float">
            <text:p>0.807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01" calcext:value-type="float">
            <text:p>0.701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763" calcext:value-type="float">
            <text:p>0.8763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67" calcext:value-type="float">
            <text:p>0.3367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367" calcext:value-type="float">
            <text:p>0.3367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679" calcext:value-type="float">
            <text:p>0.7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9" calcext:value-type="float">
            <text:p>0.767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589" calcext:value-type="float">
            <text:p>0.5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89" calcext:value-type="float">
            <text:p>0.558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56" calcext:value-type="float">
            <text:p>0.4556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392" calcext:value-type="float">
            <text:p>0.5392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" calcext:value-type="float">
            <text:p>0.5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476" calcext:value-type="float">
            <text:p>0.547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353" calcext:value-type="float">
            <text:p>0.2353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table:number-columns-repeated="11"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table:number-columns-repeated="5" office:value-type="float" office:value="0.6934" calcext:value-type="float">
            <text:p>0.6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323" calcext:value-type="float">
            <text:p>0.8323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8323" calcext:value-type="float">
            <text:p>0.8323</text:p>
          </table:table-cell>
          <table:table-cell table:number-columns-repeated="3" office:value-type="float" office:value="0.7342" calcext:value-type="float">
            <text:p>0.7342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7468" calcext:value-type="float">
            <text:p>0.746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7468" calcext:value-type="float">
            <text:p>0.7468</text:p>
          </table:table-cell>
          <table:table-cell table:number-columns-repeated="3" office:value-type="float" office:value="0.6588" calcext:value-type="float">
            <text:p>0.658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837" calcext:value-type="float">
            <text:p>0.6837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837" calcext:value-type="float">
            <text:p>0.6837</text:p>
          </table:table-cell>
          <table:table-cell table:number-columns-repeated="3" office:value-type="float" office:value="0.6031" calcext:value-type="float">
            <text:p>0.6031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258" calcext:value-type="float">
            <text:p>0.525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258" calcext:value-type="float">
            <text:p>0.525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193" calcext:value-type="float">
            <text:p>0.5193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19" calcext:value-type="float">
            <text:p>0.319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.319" calcext:value-type="float">
            <text:p>0.319</text:p>
          </table:table-cell>
          <table:table-cell office:value-type="float" office:value="0.48" calcext:value-type="float">
            <text:p>0.48</text:p>
          </table:table-cell>
          <table:table-cell office:value-type="float" office:value="0.319" calcext:value-type="float">
            <text:p>0.319</text:p>
          </table:table-cell>
          <table:table-cell office:value-type="float" office:value="0.1022" calcext:value-type="float">
            <text:p>0.1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2" calcext:value-type="float">
            <text:p>0.1022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1022" calcext:value-type="float">
            <text:p>0.102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table:number-columns-repeated="5"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671" calcext:value-type="float">
            <text:p>0.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table:number-columns-repeated="5"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0657" calcext:value-type="float">
            <text:p>0.06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57" calcext:value-type="float">
            <text:p>0.0657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5333" calcext:value-type="float">
            <text:p>0.5333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23" calcext:value-type="float">
            <text:p>0.23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5" calcext:value-type="float">
            <text:p>0.5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14" calcext:value-type="float">
            <text:p>0.47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81" calcext:value-type="float">
            <text:p>0.168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67" calcext:value-type="float">
            <text:p>0.63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461" calcext:value-type="float">
            <text:p>0.146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31" calcext:value-type="float">
            <text:p>0.5531</text:p>
          </table:table-cell>
          <table:table-cell office:value-type="float" office:value="1" calcext:value-type="float">
            <text:p>1</text:p>
          </table:table-cell>
          <table:table-cell office:value-type="float" office:value="0.8688" calcext:value-type="float">
            <text:p>0.8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8688" calcext:value-type="float">
            <text:p>0.868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922" calcext:value-type="float">
            <text:p>0.8922</text:p>
          </table:table-cell>
          <table:table-cell office:value-type="float" office:value="0.1303" calcext:value-type="float">
            <text:p>0.1303</text:p>
          </table:table-cell>
          <table:table-cell table:number-columns-repeated="5" office:value-type="float" office:value="0.8922" calcext:value-type="float">
            <text:p>0.8922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7751" calcext:value-type="float">
            <text:p>0.775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105" calcext:value-type="float">
            <text:p>0.8105</text:p>
          </table:table-cell>
          <table:table-cell office:value-type="float" office:value="0.21" calcext:value-type="float">
            <text:p>0.21</text:p>
          </table:table-cell>
          <table:table-cell table:number-columns-repeated="5" office:value-type="float" office:value="0.8105" calcext:value-type="float">
            <text:p>0.8105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768" calcext:value-type="float">
            <text:p>0.7768</text:p>
          </table:table-cell>
          <table:table-cell office:value-type="float" office:value="0.2013" calcext:value-type="float">
            <text:p>0.2013</text:p>
          </table:table-cell>
          <table:table-cell table:number-columns-repeated="5" office:value-type="float" office:value="0.7768" calcext:value-type="float">
            <text:p>0.7768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472" calcext:value-type="float">
            <text:p>0.7472</text:p>
          </table:table-cell>
          <table:table-cell office:value-type="float" office:value="0.1936" calcext:value-type="float">
            <text:p>0.1936</text:p>
          </table:table-cell>
          <table:table-cell table:number-columns-repeated="5" office:value-type="float" office:value="0.7472" calcext:value-type="float">
            <text:p>0.7472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54" calcext:value-type="float">
            <text:p>0.54</text:p>
          </table:table-cell>
          <table:table-cell office:value-type="float" office:value="0.7336" calcext:value-type="float">
            <text:p>0.733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office:value-type="float" office:value="0.835" calcext:value-type="float">
            <text:p>0.835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835" calcext:value-type="float">
            <text:p>0.835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3071" calcext:value-type="float">
            <text:p>0.3071</text:p>
          </table:table-cell>
          <table:table-cell office:value-type="float" office:value="0.2" calcext:value-type="float">
            <text:p>0.2</text:p>
          </table:table-cell>
          <table:table-cell office:value-type="float" office:value="0.3071" calcext:value-type="float">
            <text:p>0.3071</text:p>
          </table:table-cell>
          <table:table-cell table:number-columns-repeated="4" office:value-type="float" office:value="0.3267" calcext:value-type="float">
            <text:p>0.3267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267" calcext:value-type="float">
            <text:p>0.3267</text:p>
          </table:table-cell>
          <table:table-cell table:number-columns-repeated="4" office:value-type="float" office:value="0.355" calcext:value-type="float">
            <text:p>0.35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.6951" calcext:value-type="float">
            <text:p>0.6951</text:p>
          </table:table-cell>
          <table:table-cell table:number-columns-repeated="4"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869" calcext:value-type="float">
            <text:p>0.786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6" office:value-type="float" office:value="0.6422" calcext:value-type="float">
            <text:p>0.6422</text:p>
          </table:table-cell>
          <table:table-cell table:number-columns-repeated="4"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table:number-columns-repeated="4" office:value-type="float" office:value="0.8031" calcext:value-type="float">
            <text:p>0.803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8031" calcext:value-type="float">
            <text:p>0.8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656" calcext:value-type="float">
            <text:p>0.6656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56" calcext:value-type="float">
            <text:p>0.6656</text:p>
          </table:table-cell>
          <table:table-cell table:number-columns-repeated="4" office:value-type="float" office:value="0.7368" calcext:value-type="float">
            <text:p>0.7368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368" calcext:value-type="float">
            <text:p>0.7368</text:p>
          </table:table-cell>
          <table:table-cell table:number-columns-repeated="4" office:value-type="float" office:value="0.7505" calcext:value-type="float">
            <text:p>0.7505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7505" calcext:value-type="float">
            <text:p>0.750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849" calcext:value-type="float">
            <text:p>0.6849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849" calcext:value-type="float">
            <text:p>0.6849</text:p>
          </table:table-cell>
          <table:table-cell table:number-columns-repeated="4" office:value-type="float" office:value="0.6942" calcext:value-type="float">
            <text:p>0.6942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942" calcext:value-type="float">
            <text:p>0.6942</text:p>
          </table:table-cell>
          <table:table-cell table:number-columns-repeated="4" office:value-type="float" office:value="0.7071" calcext:value-type="float">
            <text:p>0.7071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7071" calcext:value-type="float">
            <text:p>0.707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494" calcext:value-type="float">
            <text:p>0.6494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6494" calcext:value-type="float">
            <text:p>0.6494</text:p>
          </table:table-cell>
          <table:table-cell table:number-columns-repeated="4" office:value-type="float" office:value="0.6582" calcext:value-type="float">
            <text:p>0.6582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6582" calcext:value-type="float">
            <text:p>0.6582</text:p>
          </table:table-cell>
          <table:table-cell table:number-columns-repeated="4" office:value-type="float" office:value="0.6705" calcext:value-type="float">
            <text:p>0.6705</text:p>
          </table:table-cell>
          <table:table-cell office:value-type="float" office:value="0.588" calcext:value-type="float">
            <text:p>0.588</text:p>
          </table:table-cell>
          <table:table-cell office:value-type="float" office:value="0.6705" calcext:value-type="float">
            <text:p>0.670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188" calcext:value-type="float">
            <text:p>0.6188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6188" calcext:value-type="float">
            <text:p>0.6188</text:p>
          </table:table-cell>
          <table:table-cell table:number-columns-repeated="4" office:value-type="float" office:value="0.6272" calcext:value-type="float">
            <text:p>0.6272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6272" calcext:value-type="float">
            <text:p>0.6272</text:p>
          </table:table-cell>
          <table:table-cell table:number-columns-repeated="4" office:value-type="float" office:value="0.6389" calcext:value-type="float">
            <text:p>0.6389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196" calcext:value-type="float">
            <text:p>0.1196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" calcext:value-type="float">
            <text:p>0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table:number-columns-repeated="2" office:value-type="float" office:value="0.3571" calcext:value-type="float">
            <text:p>0.357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4693" calcext:value-type="float">
            <text:p>0.4693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275" calcext:value-type="float">
            <text:p>0.5275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75" calcext:value-type="float">
            <text:p>0.5275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3665" calcext:value-type="float">
            <text:p>0.3665</text:p>
          </table:table-cell>
          <table:table-cell office:value-type="float" office:value="0.5249" calcext:value-type="float">
            <text:p>0.5249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08" calcext:value-type="float">
            <text:p>0.4808</text:p>
          </table:table-cell>
          <table:table-cell table:number-columns-repeated="2" office:value-type="float" office:value="0.4171" calcext:value-type="float">
            <text:p>0.4171</text:p>
          </table:table-cell>
          <table:table-cell office:value-type="float" office:value="0.4831" calcext:value-type="float">
            <text:p>0.483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4534" calcext:value-type="float">
            <text:p>0.4534</text:p>
          </table:table-cell>
          <table:table-cell office:value-type="float" office:value="0" calcext:value-type="float">
            <text:p>0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045" calcext:value-type="float">
            <text:p>0.4045</text:p>
          </table:table-cell>
          <table:table-cell office:value-type="float" office:value="0" calcext:value-type="float">
            <text:p>0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" calcext:value-type="float">
            <text:p>0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" calcext:value-type="float">
            <text:p>0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41" calcext:value-type="float">
            <text:p>0.41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3946" calcext:value-type="float">
            <text:p>0.3946</text:p>
          </table:table-cell>
          <table:table-cell table:number-columns-repeated="2" office:value-type="float" office:value="0.4079" calcext:value-type="float">
            <text:p>0.4079</text:p>
          </table:table-cell>
          <table:table-cell office:value-type="float" office:value="0" calcext:value-type="float">
            <text:p>0</text:p>
          </table:table-cell>
          <table:table-cell office:value-type="float" office:value="0.4079" calcext:value-type="float">
            <text:p>0.40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49" calcext:value-type="float">
            <text:p>0.3849</text:p>
          </table:table-cell>
          <table:table-cell office:value-type="float" office:value="0" calcext:value-type="float">
            <text:p>0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4263" calcext:value-type="float">
            <text:p>0.426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852" calcext:value-type="float">
            <text:p>0.3852</text:p>
          </table:table-cell>
          <table:table-cell table:number-columns-repeated="2" office:value-type="float" office:value="0.3982" calcext:value-type="float">
            <text:p>0.3982</text:p>
          </table:table-cell>
          <table:table-cell office:value-type="float" office:value="0" calcext:value-type="float">
            <text:p>0</text:p>
          </table:table-cell>
          <table:table-cell office:value-type="float" office:value="0.3982" calcext:value-type="float">
            <text:p>0.398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3519" calcext:value-type="float">
            <text:p>0.3519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399" calcext:value-type="float">
            <text:p>0.399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3764" calcext:value-type="float">
            <text:p>0.3764</text:p>
          </table:table-cell>
          <table:table-cell table:number-columns-repeated="2" office:value-type="float" office:value="0.3891" calcext:value-type="float">
            <text:p>0.3891</text:p>
          </table:table-cell>
          <table:table-cell office:value-type="float" office:value="0" calcext:value-type="float">
            <text:p>0</text:p>
          </table:table-cell>
          <table:table-cell office:value-type="float" office:value="0.3891" calcext:value-type="float">
            <text:p>0.389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682" calcext:value-type="float">
            <text:p>0.3682</text:p>
          </table:table-cell>
          <table:table-cell table:number-columns-repeated="2" office:value-type="float" office:value="0.3806" calcext:value-type="float">
            <text:p>0.3806</text:p>
          </table:table-cell>
          <table:table-cell office:value-type="float" office:value="0" calcext:value-type="float">
            <text:p>0</text:p>
          </table:table-cell>
          <table:table-cell office:value-type="float" office:value="0.3806" calcext:value-type="float">
            <text:p>0.380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3605" calcext:value-type="float">
            <text:p>0.3605</text:p>
          </table:table-cell>
          <table:table-cell table:number-columns-repeated="2" office:value-type="float" office:value="0.3726" calcext:value-type="float">
            <text:p>0.3726</text:p>
          </table:table-cell>
          <table:table-cell office:value-type="float" office:value="0" calcext:value-type="float">
            <text:p>0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4548" calcext:value-type="float">
            <text:p>0.4548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3532" calcext:value-type="float">
            <text:p>0.3532</text:p>
          </table:table-cell>
          <table:table-cell table:number-columns-repeated="2" office:value-type="float" office:value="0.3651" calcext:value-type="float">
            <text:p>0.3651</text:p>
          </table:table-cell>
          <table:table-cell office:value-type="float" office:value="0" calcext:value-type="float">
            <text:p>0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042" calcext:value-type="float">
            <text:p>0.042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168" calcext:value-type="float">
            <text:p>0.168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63" calcext:value-type="float">
            <text:p>0.3463</text:p>
          </table:table-cell>
          <table:table-cell table:number-columns-repeated="2"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3398" calcext:value-type="float">
            <text:p>0.3398</text:p>
          </table:table-cell>
          <table:table-cell table:number-columns-repeated="2"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604" calcext:value-type="float">
            <text:p>0.5604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4702" calcext:value-type="float">
            <text:p>0.4702</text:p>
          </table:table-cell>
          <table:table-cell table:number-columns-repeated="3" office:value-type="float" office:value="0.7333" calcext:value-type="float">
            <text:p>0.733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46" calcext:value-type="float">
            <text:p>0.6646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6646" calcext:value-type="float">
            <text:p>0.6646</text:p>
          </table:table-cell>
          <table:table-cell table:number-columns-repeated="3" office:value-type="float" office:value="0.8671" calcext:value-type="float">
            <text:p>0.867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7975" calcext:value-type="float">
            <text:p>0.7975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8005" calcext:value-type="float">
            <text:p>0.8005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8011" calcext:value-type="float">
            <text:p>0.801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1415" calcext:value-type="float">
            <text:p>0.1415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534" calcext:value-type="float">
            <text:p>0.1534</text:p>
          </table:table-cell>
          <table:table-cell table:number-columns-repeated="3" office:value-type="float" office:value="0.1527" calcext:value-type="float">
            <text:p>0.1527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5625" calcext:value-type="float">
            <text:p>0.562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table:number-columns-repeated="6" office:value-type="float" office:value="0.3801" calcext:value-type="float">
            <text:p>0.3801</text:p>
          </table:table-cell>
          <table:table-cell table:number-columns-repeated="4"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791" calcext:value-type="float">
            <text:p>0.4791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table:number-columns-repeated="4" office:value-type="float" office:value="0.4791" calcext:value-type="float">
            <text:p>0.4791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212" calcext:value-type="float">
            <text:p>0.421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4579" calcext:value-type="float">
            <text:p>0.4579</text:p>
          </table:table-cell>
          <table:table-cell table:number-columns-repeated="3" office:value-type="float" office:value="0.4212" calcext:value-type="float">
            <text:p>0.4212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5788" calcext:value-type="float">
            <text:p>0.578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983" calcext:value-type="float">
            <text:p>0.59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799" calcext:value-type="float">
            <text:p>0.379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131" calcext:value-type="float">
            <text:p>0.4131</text:p>
          </table:table-cell>
          <table:table-cell table:number-columns-repeated="3" office:value-type="float" office:value="0.3799" calcext:value-type="float">
            <text:p>0.3799</text:p>
          </table:table-cell>
          <table:table-cell office:value-type="float" office:value="0.489" calcext:value-type="float">
            <text:p>0.48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89" calcext:value-type="float">
            <text:p>0.489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201" calcext:value-type="float">
            <text:p>0.6201</text:p>
          </table:table-cell>
          <table:table-cell table:number-columns-repeated="2" office:value-type="float" office:value="0.6377" calcext:value-type="float">
            <text:p>0.6377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6377" calcext:value-type="float">
            <text:p>0.63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85" calcext:value-type="float">
            <text:p>0.348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789" calcext:value-type="float">
            <text:p>0.3789</text:p>
          </table:table-cell>
          <table:table-cell table:number-columns-repeated="3" office:value-type="float" office:value="0.3485" calcext:value-type="float">
            <text:p>0.3485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515" calcext:value-type="float">
            <text:p>0.6515</text:p>
          </table:table-cell>
          <table:table-cell table:number-columns-repeated="2" office:value-type="float" office:value="0.5849" calcext:value-type="float">
            <text:p>0.5849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5849" calcext:value-type="float">
            <text:p>0.5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34" calcext:value-type="float">
            <text:p>0.323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516" calcext:value-type="float">
            <text:p>0.3516</text:p>
          </table:table-cell>
          <table:table-cell table:number-columns-repeated="3" office:value-type="float" office:value="0.3953" calcext:value-type="float">
            <text:p>0.3953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047" calcext:value-type="float">
            <text:p>0.6047</text:p>
          </table:table-cell>
          <table:table-cell table:number-columns-repeated="2" office:value-type="float" office:value="0.5429" calcext:value-type="float">
            <text:p>0.542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5429" calcext:value-type="float">
            <text:p>0.54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65" calcext:value-type="float">
            <text:p>0.3665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293" calcext:value-type="float">
            <text:p>0.3293</text:p>
          </table:table-cell>
          <table:table-cell table:number-columns-repeated="3" office:value-type="float" office:value="0.4338" calcext:value-type="float">
            <text:p>0.4338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572" calcext:value-type="float">
            <text:p>0.572</text:p>
          </table:table-cell>
          <table:table-cell office:value-type="float" office:value="0.5662" calcext:value-type="float">
            <text:p>0.5662</text:p>
          </table:table-cell>
          <table:table-cell table:number-columns-repeated="2" office:value-type="float" office:value="0.572" calcext:value-type="float">
            <text:p>0.572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55" calcext:value-type="float">
            <text:p>0.345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104" calcext:value-type="float">
            <text:p>0.3104</text:p>
          </table:table-cell>
          <table:table-cell table:number-columns-repeated="3" office:value-type="float" office:value="0.4089" calcext:value-type="float">
            <text:p>0.4089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5965" calcext:value-type="float">
            <text:p>0.59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75" calcext:value-type="float">
            <text:p>0.3275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63" calcext:value-type="float">
            <text:p>0.3463</text:p>
          </table:table-cell>
          <table:table-cell table:number-columns-repeated="3" office:value-type="float" office:value="0.3876" calcext:value-type="float">
            <text:p>0.3876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5059" calcext:value-type="float">
            <text:p>0.5059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597" calcext:value-type="float">
            <text:p>0.359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298" calcext:value-type="float">
            <text:p>0.3298</text:p>
          </table:table-cell>
          <table:table-cell table:number-columns-repeated="3" office:value-type="float" office:value="0.3691" calcext:value-type="float">
            <text:p>0.3691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88" calcext:value-type="float">
            <text:p>0.588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38" calcext:value-type="float">
            <text:p>0.343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151" calcext:value-type="float">
            <text:p>0.3151</text:p>
          </table:table-cell>
          <table:table-cell table:number-columns-repeated="3" office:value-type="float" office:value="0.3527" calcext:value-type="float">
            <text:p>0.3527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5619" calcext:value-type="float">
            <text:p>0.561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95" calcext:value-type="float">
            <text:p>0.32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34" calcext:value-type="float">
            <text:p>0.3434</text:p>
          </table:table-cell>
          <table:table-cell table:number-columns-repeated="3" office:value-type="float" office:value="0.3381" calcext:value-type="float">
            <text:p>0.3381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8" calcext:value-type="float">
            <text:p>0.58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168" calcext:value-type="float">
            <text:p>0.3168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01" calcext:value-type="float">
            <text:p>0.3301</text:p>
          </table:table-cell>
          <table:table-cell table:number-columns-repeated="3" office:value-type="float" office:value="0.325" calcext:value-type="float">
            <text:p>0.325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5575" calcext:value-type="float">
            <text:p>0.557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052" calcext:value-type="float">
            <text:p>0.305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181" calcext:value-type="float">
            <text:p>0.3181</text:p>
          </table:table-cell>
          <table:table-cell table:number-columns-repeated="3" office:value-type="float" office:value="0.3132" calcext:value-type="float">
            <text:p>0.31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22" calcext:value-type="float">
            <text:p>0.322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5372" calcext:value-type="float">
            <text:p>0.537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947" calcext:value-type="float">
            <text:p>0.2947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072" calcext:value-type="float">
            <text:p>0.3072</text:p>
          </table:table-cell>
          <table:table-cell table:number-columns-repeated="3" office:value-type="float" office:value="0.3024" calcext:value-type="float">
            <text:p>0.3024</text:p>
          </table:table-cell>
          <table:table-cell office:value-type="float" office:value="0.311" calcext:value-type="float">
            <text:p>0.311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5187" calcext:value-type="float">
            <text:p>0.518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328" calcext:value-type="float">
            <text:p>0.532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167" calcext:value-type="float">
            <text:p>0.016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185" calcext:value-type="float">
            <text:p>0.0185</text:p>
          </table:table-cell>
          <table:table-cell table:number-columns-repeated="4" office:value-type="float" office:value="0.0093" calcext:value-type="float">
            <text:p>0.009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093" calcext:value-type="float">
            <text:p>0.0093</text:p>
          </table:table-cell>
          <table:table-cell table:number-columns-repeated="4" office:value-type="float" office:value="0.0556" calcext:value-type="float">
            <text:p>0.0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4" office:value-type="float" office:value="0.0556" calcext:value-type="float">
            <text:p>0.0556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4" office:value-type="float" office:value="0.0556" calcext:value-type="float">
            <text:p>0.0556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696" calcext:value-type="float">
            <text:p>0.1696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1696" calcext:value-type="float">
            <text:p>0.169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934" calcext:value-type="float">
            <text:p>0.0934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776" calcext:value-type="float">
            <text:p>0.0776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1448" calcext:value-type="float">
            <text:p>0.1448</text:p>
          </table:table-cell>
          <table:table-cell table:number-columns-repeated="2" office:value-type="float" office:value="0.1225" calcext:value-type="float">
            <text:p>0.1225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5" calcext:value-type="float">
            <text:p>0.4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7" calcext:value-type="float">
            <text:p>0.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7" calcext:value-type="float">
            <text:p>0.5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.2961" calcext:value-type="float">
            <text:p>0.2961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63" calcext:value-type="float">
            <text:p>0.2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96" calcext:value-type="float">
            <text:p>0.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.2463" calcext:value-type="float">
            <text:p>0.2463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6" calcext:value-type="float">
            <text:p>0.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6" calcext:value-type="float">
            <text:p>0.3156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9" calcext:value-type="float">
            <text:p>0.1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25" calcext:value-type="float">
            <text:p>0.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4" calcext:value-type="float">
            <text:p>0.3894</text:p>
          </table:table-cell>
          <table:table-cell table:number-columns-repeated="2" office:value-type="float" office:value="0.1909" calcext:value-type="float">
            <text:p>0.1909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1" calcext:value-type="float">
            <text:p>0.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4" calcext:value-type="float">
            <text:p>0.4454</text:p>
          </table:table-cell>
          <table:table-cell table:number-columns-repeated="2" office:value-type="float" office:value="0.1734" calcext:value-type="float">
            <text:p>0.1734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5" calcext:value-type="float">
            <text:p>0.1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744" calcext:value-type="float">
            <text:p>0.1744</text:p>
          </table:table-cell>
          <table:table-cell table:number-columns-repeated="2" office:value-type="float" office:value="0.0798" calcext:value-type="float">
            <text:p>0.0798</text:p>
          </table:table-cell>
          <table:table-cell office:value-type="float" office:value="0.1744" calcext:value-type="float">
            <text:p>0.1744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2439" calcext:value-type="float">
            <text:p>0.2439</text:p>
          </table:table-cell>
          <table:table-cell table:number-columns-repeated="2" office:value-type="float" office:value="0.0798" calcext:value-type="float">
            <text:p>0.0798</text:p>
          </table:table-cell>
          <table:table-cell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4896" calcext:value-type="float">
            <text:p>0.4896</text:p>
          </table:table-cell>
          <table:table-cell table:number-columns-repeated="2" office:value-type="float" office:value="0.2394" calcext:value-type="float">
            <text:p>0.2394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328" calcext:value-type="float">
            <text:p>0.2328</text:p>
          </table:table-cell>
          <table:table-cell table:number-columns-repeated="2" office:value-type="float" office:value="0.1449" calcext:value-type="float">
            <text:p>0.1449</text:p>
          </table:table-cell>
          <table:table-cell office:value-type="float" office:value="0.2328" calcext:value-type="float">
            <text:p>0.2328</text:p>
          </table:table-cell>
          <table:table-cell office:value-type="float" office:value="0" calcext:value-type="float">
            <text:p>0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2974" calcext:value-type="float">
            <text:p>0.2974</text:p>
          </table:table-cell>
          <table:table-cell table:number-columns-repeated="2" office:value-type="float" office:value="0.1449" calcext:value-type="float">
            <text:p>0.1449</text:p>
          </table:table-cell>
          <table:table-cell office:value-type="float" office:value="0.367" calcext:value-type="float">
            <text:p>0.36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5257" calcext:value-type="float">
            <text:p>0.525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816" calcext:value-type="float">
            <text:p>0.2816</text:p>
          </table:table-cell>
          <table:table-cell table:number-columns-repeated="2" office:value-type="float" office:value="0.1357" calcext:value-type="float">
            <text:p>0.1357</text:p>
          </table:table-cell>
          <table:table-cell office:value-type="float" office:value="0.2816" calcext:value-type="float">
            <text:p>0.2816</text:p>
          </table:table-cell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3421" calcext:value-type="float">
            <text:p>0.3421</text:p>
          </table:table-cell>
          <table:table-cell table:number-columns-repeated="2" office:value-type="float" office:value="0.1993" calcext:value-type="float">
            <text:p>0.1993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4923" calcext:value-type="float">
            <text:p>0.4923</text:p>
          </table:table-cell>
          <table:table-cell table:number-columns-repeated="2" office:value-type="float" office:value="0.2083" calcext:value-type="float">
            <text:p>0.2083</text:p>
          </table:table-cell>
          <table:table-cell office:value-type="float" office:value="0.499" calcext:value-type="float">
            <text:p>0.499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32" calcext:value-type="float">
            <text:p>0.3232</text:p>
          </table:table-cell>
          <table:table-cell table:number-columns-repeated="2" office:value-type="float" office:value="0.1278" calcext:value-type="float">
            <text:p>0.1278</text:p>
          </table:table-cell>
          <table:table-cell office:value-type="float" office:value="0.3232" calcext:value-type="float">
            <text:p>0.3232</text:p>
          </table:table-cell>
          <table:table-cell office:value-type="float" office:value="0" calcext:value-type="float">
            <text:p>0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802" calcext:value-type="float">
            <text:p>0.3802</text:p>
          </table:table-cell>
          <table:table-cell table:number-columns-repeated="2" office:value-type="float" office:value="0.1878" calcext:value-type="float">
            <text:p>0.1878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5216" calcext:value-type="float">
            <text:p>0.5216</text:p>
          </table:table-cell>
          <table:table-cell table:number-columns-repeated="2" office:value-type="float" office:value="0.2541" calcext:value-type="float">
            <text:p>0.254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2054" calcext:value-type="float">
            <text:p>0.205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91" calcext:value-type="float">
            <text:p>0.3591</text:p>
          </table:table-cell>
          <table:table-cell table:number-columns-repeated="2" office:value-type="float" office:value="0.1211" calcext:value-type="float">
            <text:p>0.1211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1778" calcext:value-type="float">
            <text:p>0.1778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float" office:value="0.2937" calcext:value-type="float">
            <text:p>0.2937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2476" calcext:value-type="float">
            <text:p>0.247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905" calcext:value-type="float">
            <text:p>0.3905</text:p>
          </table:table-cell>
          <table:table-cell table:number-columns-repeated="2" office:value-type="float" office:value="0.1151" calcext:value-type="float">
            <text:p>0.1151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3914" calcext:value-type="float">
            <text:p>0.3914</text:p>
          </table:table-cell>
          <table:table-cell table:number-columns-repeated="2" office:value-type="float" office:value="0.1691" calcext:value-type="float">
            <text:p>0.1691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4697" calcext:value-type="float">
            <text:p>0.4697</text:p>
          </table:table-cell>
          <table:table-cell table:number-columns-repeated="2" office:value-type="float" office:value="0.3283" calcext:value-type="float">
            <text:p>0.3283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727" calcext:value-type="float">
            <text:p>0.3727</text:p>
          </table:table-cell>
          <table:table-cell table:number-columns-repeated="2" office:value-type="float" office:value="0.1555" calcext:value-type="float">
            <text:p>0.155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735" calcext:value-type="float">
            <text:p>0.3735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4939" calcext:value-type="float">
            <text:p>0.4939</text:p>
          </table:table-cell>
          <table:table-cell table:number-columns-repeated="2" office:value-type="float" office:value="0.3589" calcext:value-type="float">
            <text:p>0.3589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3171" calcext:value-type="float">
            <text:p>0.317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68" calcext:value-type="float">
            <text:p>0.3568</text:p>
          </table:table-cell>
          <table:table-cell table:number-columns-repeated="2" office:value-type="float" office:value="0.1488" calcext:value-type="float">
            <text:p>0.1488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4002" calcext:value-type="float">
            <text:p>0.4002</text:p>
          </table:table-cell>
          <table:table-cell table:number-columns-repeated="2" office:value-type="float" office:value="0.2408" calcext:value-type="float">
            <text:p>0.2408</text:p>
          </table:table-cell>
          <table:table-cell office:value-type="float" office:value="0.4518" calcext:value-type="float">
            <text:p>0.4518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5155" calcext:value-type="float">
            <text:p>0.5155</text:p>
          </table:table-cell>
          <table:table-cell table:number-columns-repeated="2" office:value-type="float" office:value="0.3436" calcext:value-type="float">
            <text:p>0.3436</text:p>
          </table:table-cell>
          <table:table-cell office:value-type="float" office:value="0.518" calcext:value-type="float">
            <text:p>0.518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25" calcext:value-type="float">
            <text:p>0.3425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4243" calcext:value-type="float">
            <text:p>0.4243</text:p>
          </table:table-cell>
          <table:table-cell table:number-columns-repeated="2" office:value-type="float" office:value="0.2712" calcext:value-type="float">
            <text:p>0.2712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095" calcext:value-type="float">
            <text:p>0.095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4949" calcext:value-type="float">
            <text:p>0.4949</text:p>
          </table:table-cell>
          <table:table-cell table:number-columns-repeated="2" office:value-type="float" office:value="0.3699" calcext:value-type="float">
            <text:p>0.3699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3315" calcext:value-type="float">
            <text:p>0.33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96" calcext:value-type="float">
            <text:p>0.3296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326" calcext:value-type="float">
            <text:p>0.3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4082" calcext:value-type="float">
            <text:p>0.4082</text:p>
          </table:table-cell>
          <table:table-cell table:number-columns-repeated="2" office:value-type="float" office:value="0.2988" calcext:value-type="float">
            <text:p>0.2988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4762" calcext:value-type="float">
            <text:p>0.4762</text:p>
          </table:table-cell>
          <table:table-cell table:number-columns-repeated="2" office:value-type="float" office:value="0.3937" calcext:value-type="float">
            <text:p>0.3937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178" calcext:value-type="float">
            <text:p>0.3178</text:p>
          </table:table-cell>
          <table:table-cell table:number-columns-repeated="2" office:value-type="float" office:value="0.2055" calcext:value-type="float">
            <text:p>0.2055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3936" calcext:value-type="float">
            <text:p>0.3936</text:p>
          </table:table-cell>
          <table:table-cell table:number-columns-repeated="2" office:value-type="float" office:value="0.3239" calcext:value-type="float">
            <text:p>0.3239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4154" calcext:value-type="float">
            <text:p>0.415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1" calcext:value-type="float">
            <text:p>0.341</text:p>
          </table:table-cell>
          <table:table-cell table:number-columns-repeated="2" office:value-type="float" office:value="0.2325" calcext:value-type="float">
            <text:p>0.2325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4142" calcext:value-type="float">
            <text:p>0.4142</text:p>
          </table:table-cell>
          <table:table-cell table:number-columns-repeated="2" office:value-type="float" office:value="0.3129" calcext:value-type="float">
            <text:p>0.3129</text:p>
          </table:table-cell>
          <table:table-cell office:value-type="float" office:value="0.4586" calcext:value-type="float">
            <text:p>0.4586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435" calcext:value-type="float">
            <text:p>0.4435</text:p>
          </table:table-cell>
          <table:table-cell table:number-columns-repeated="2" office:value-type="float" office:value="0.4353" calcext:value-type="float">
            <text:p>0.435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4008" calcext:value-type="float">
            <text:p>0.400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23" calcext:value-type="float">
            <text:p>0.3623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4008" calcext:value-type="float">
            <text:p>0.4008</text:p>
          </table:table-cell>
          <table:table-cell table:number-columns-repeated="2" office:value-type="float" office:value="0.3351" calcext:value-type="float">
            <text:p>0.3351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4535" calcext:value-type="float">
            <text:p>0.4535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1562" calcext:value-type="float">
            <text:p>0.1562</text:p>
          </table:table-cell>
          <table:table-cell table:number-columns-repeated="2" office:value-type="float" office:value="0.2264" calcext:value-type="float">
            <text:p>0.2264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897" calcext:value-type="float">
            <text:p>0.0897</text:p>
          </table:table-cell>
          <table:table-cell table:number-columns-repeated="2" office:value-type="float" office:value="0.1538" calcext:value-type="float">
            <text:p>0.153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.8" calcext:value-type="float">
            <text:p>0.8</text:p>
          </table:table-cell>
          <table:table-cell office:value-type="float" office:value="0.3636" calcext:value-type="float">
            <text:p>0.3636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5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2" office:value-type="float" office:value="0.4683" calcext:value-type="float">
            <text:p>0.4683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4683" calcext:value-type="float">
            <text:p>0.4683</text:p>
          </table:table-cell>
          <table:table-cell table:number-columns-repeated="2" office:value-type="float" office:value="0.6994" calcext:value-type="float">
            <text:p>0.699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6275" calcext:value-type="float">
            <text:p>0.627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788" calcext:value-type="float">
            <text:p>0.4788</text:p>
          </table:table-cell>
          <table:table-cell table:number-columns-repeated="2"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442" calcext:value-type="float">
            <text:p>0.4442</text:p>
          </table:table-cell>
          <table:table-cell table:number-columns-repeated="2"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291" calcext:value-type="float">
            <text:p>0.4291</text:p>
          </table:table-cell>
          <table:table-cell table:number-columns-repeated="2" office:value-type="float" office:value="0.4442" calcext:value-type="float">
            <text:p>0.4442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5331" calcext:value-type="float">
            <text:p>0.533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161" calcext:value-type="float">
            <text:p>0.4161</text:p>
          </table:table-cell>
          <table:table-cell table:number-columns-repeated="2"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4794" calcext:value-type="float">
            <text:p>0.4794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344" calcext:value-type="float">
            <text:p>0.3344</text:p>
          </table:table-cell>
          <table:table-cell table:number-columns-repeated="2" office:value-type="float" office:value="0.4993" calcext:value-type="float">
            <text:p>0.49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926" calcext:value-type="float">
            <text:p>0.3926</text:p>
          </table:table-cell>
          <table:table-cell table:number-columns-repeated="2"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793" calcext:value-type="float">
            <text:p>0.3793</text:p>
          </table:table-cell>
          <table:table-cell table:number-columns-repeated="2" office:value-type="float" office:value="0.4523" calcext:value-type="float">
            <text:p>0.4523</text:p>
          </table:table-cell>
          <table:table-cell office:value-type="float" office:value="0.439" calcext:value-type="float">
            <text:p>0.439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3155" calcext:value-type="float">
            <text:p>0.3155</text:p>
          </table:table-cell>
          <table:table-cell table:number-columns-repeated="2" office:value-type="float" office:value="0.4711" calcext:value-type="float">
            <text:p>0.471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725" calcext:value-type="float">
            <text:p>0.3725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599" calcext:value-type="float">
            <text:p>0.3599</text:p>
          </table:table-cell>
          <table:table-cell table:number-columns-repeated="2" office:value-type="float" office:value="0.4292" calcext:value-type="float">
            <text:p>0.4292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2994" calcext:value-type="float">
            <text:p>0.2994</text:p>
          </table:table-cell>
          <table:table-cell table:number-columns-repeated="2"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551" calcext:value-type="float">
            <text:p>0.3551</text:p>
          </table:table-cell>
          <table:table-cell table:number-columns-repeated="2"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.4091" calcext:value-type="float">
            <text:p>0.4091</text:p>
          </table:table-cell>
          <table:table-cell office:value-type="float" office:value="0.397" calcext:value-type="float">
            <text:p>0.397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2853" calcext:value-type="float">
            <text:p>0.2853</text:p>
          </table:table-cell>
          <table:table-cell table:number-columns-repeated="2" office:value-type="float" office:value="0.4261" calcext:value-type="float">
            <text:p>0.42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397" calcext:value-type="float">
            <text:p>0.3397</text:p>
          </table:table-cell>
          <table:table-cell table:number-columns-repeated="2" office:value-type="float" office:value="0.3997" calcext:value-type="float">
            <text:p>0.399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3714" calcext:value-type="float">
            <text:p>0.3714</text:p>
          </table:table-cell>
          <table:table-cell table:number-columns-repeated="2" office:value-type="float" office:value="0.4346" calcext:value-type="float">
            <text:p>0.4346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3766" calcext:value-type="float">
            <text:p>0.37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4077" calcext:value-type="float">
            <text:p>0.4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3565" calcext:value-type="float">
            <text:p>0.3565</text:p>
          </table:table-cell>
          <table:table-cell table:number-columns-repeated="2" office:value-type="float" office:value="0.4172" calcext:value-type="float">
            <text:p>0.4172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262" calcext:value-type="float">
            <text:p>0.262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1923" calcext:value-type="float">
            <text:p>0.1923</text:p>
          </table:table-cell>
          <table:table-cell table:number-columns-repeated="2" office:value-type="float" office:value="0.1456" calcext:value-type="float">
            <text:p>0.14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826" calcext:value-type="float">
            <text:p>0.1826</text:p>
          </table:table-cell>
          <table:table-cell table:number-columns-repeated="2" office:value-type="float" office:value="0.1609" calcext:value-type="float">
            <text:p>0.1609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615" calcext:value-type="float">
            <text:p>0.461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" calcext:value-type="float">
            <text:p>0.5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346" calcext:value-type="float">
            <text:p>0.2346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132" calcext:value-type="float">
            <text:p>0.4132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4786" calcext:value-type="float">
            <text:p>0.4786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4841" calcext:value-type="float">
            <text:p>0.4841</text:p>
          </table:table-cell>
          <table:table-cell office:value-type="float" office:value="0.3932" calcext:value-type="float">
            <text:p>0.3932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32" calcext:value-type="float">
            <text:p>0.4532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75" calcext:value-type="float">
            <text:p>0.457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48" calcext:value-type="float">
            <text:p>0.4348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88" calcext:value-type="float">
            <text:p>0.4388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35" calcext:value-type="float">
            <text:p>0.35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223" calcext:value-type="float">
            <text:p>0.4223</text:p>
          </table:table-cell>
          <table:table-cell office:value-type="float" office:value="0.4908" calcext:value-type="float">
            <text:p>0.4908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518" calcext:value-type="float">
            <text:p>0.35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36" calcext:value-type="float">
            <text:p>0.4036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74" calcext:value-type="float">
            <text:p>0.4074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5" calcext:value-type="float">
            <text:p>0.4135</text:p>
          </table:table-cell>
          <table:table-cell table:number-columns-repeated="2" office:value-type="float" office:value="0.3902" calcext:value-type="float">
            <text:p>0.3902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467" calcext:value-type="float">
            <text:p>0.4467</text:p>
          </table:table-cell>
          <table:table-cell table:number-columns-repeated="2" office:value-type="float" office:value="0.3938" calcext:value-type="float">
            <text:p>0.3938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06" calcext:value-type="float">
            <text:p>0.4006</text:p>
          </table:table-cell>
          <table:table-cell table:number-columns-repeated="2" office:value-type="float" office:value="0.378" calcext:value-type="float">
            <text:p>0.378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4327" calcext:value-type="float">
            <text:p>0.4327</text:p>
          </table:table-cell>
          <table:table-cell table:number-columns-repeated="2" office:value-type="float" office:value="0.3815" calcext:value-type="float">
            <text:p>0.3815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418" calcext:value-type="float">
            <text:p>0.418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87" calcext:value-type="float">
            <text:p>0.3887</text:p>
          </table:table-cell>
          <table:table-cell table:number-columns-repeated="2" office:value-type="float" office:value="0.3668" calcext:value-type="float">
            <text:p>0.3668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199" calcext:value-type="float">
            <text:p>0.4199</text:p>
          </table:table-cell>
          <table:table-cell table:number-columns-repeated="2" office:value-type="float" office:value="0.3702" calcext:value-type="float">
            <text:p>0.3702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6" calcext:value-type="float">
            <text:p>0.406</text:p>
          </table:table-cell>
          <table:table-cell table:number-columns-repeated="2" office:value-type="float" office:value="0.3564" calcext:value-type="float">
            <text:p>0.3564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.388" calcext:value-type="float">
            <text:p>0.388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.3468" calcext:value-type="float">
            <text:p>0.3468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397" calcext:value-type="float">
            <text:p>0.397</text:p>
          </table:table-cell>
          <table:table-cell table:number-columns-repeated="2" office:value-type="float" office:value="0.3775" calcext:value-type="float">
            <text:p>0.377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3478" calcext:value-type="float">
            <text:p>0.347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49" calcext:value-type="float">
            <text:p>0.3849</text:p>
          </table:table-cell>
          <table:table-cell table:number-columns-repeated="2" office:value-type="float" office:value="0.3379" calcext:value-type="float">
            <text:p>0.3379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3868" calcext:value-type="float">
            <text:p>0.3868</text:p>
          </table:table-cell>
          <table:table-cell table:number-columns-repeated="2" office:value-type="float" office:value="0.3678" calcext:value-type="float">
            <text:p>0.3678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295" calcext:value-type="float">
            <text:p>0.3295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587" calcext:value-type="float">
            <text:p>0.3587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06" calcext:value-type="float">
            <text:p>0.3906</text:p>
          </table:table-cell>
          <table:table-cell table:number-columns-repeated="2" office:value-type="float" office:value="0.3217" calcext:value-type="float">
            <text:p>0.3217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3683" calcext:value-type="float">
            <text:p>0.3683</text:p>
          </table:table-cell>
          <table:table-cell table:number-columns-repeated="2" office:value-type="float" office:value="0.3502" calcext:value-type="float">
            <text:p>0.3502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983" calcext:value-type="float">
            <text:p>0.3983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542" calcext:value-type="float">
            <text:p>0.85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048" calcext:value-type="float">
            <text:p>0.8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048" calcext:value-type="float">
            <text:p>0.8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4091" calcext:value-type="float">
            <text:p>0.4091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075" calcext:value-type="float">
            <text:p>0.4075</text:p>
          </table:table-cell>
          <table:table-cell table:number-columns-repeated="3" office:value-type="float" office:value="0.3784" calcext:value-type="float">
            <text:p>0.3784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3793" calcext:value-type="float">
            <text:p>0.3793</text:p>
          </table:table-cell>
          <table:table-cell table:number-columns-repeated="3" office:value-type="float" office:value="0.3949" calcext:value-type="float">
            <text:p>0.3949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889" calcext:value-type="float">
            <text:p>0.8889</text:p>
          </table:table-cell>
          <table:table-cell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.45" calcext:value-type="float">
            <text:p>0.45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5" calcext:value-type="float">
            <text:p>0.5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6173" calcext:value-type="float">
            <text:p>0.6173</text:p>
          </table:table-cell>
          <table:table-cell table:number-columns-repeated="4" office:value-type="float" office:value="0.7346" calcext:value-type="float">
            <text:p>0.7346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7346" calcext:value-type="float">
            <text:p>0.7346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5976" calcext:value-type="float">
            <text:p>0.5976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5976" calcext:value-type="float">
            <text:p>0.5976</text:p>
          </table:table-cell>
          <table:table-cell table:number-columns-repeated="4" office:value-type="float" office:value="0.6952" calcext:value-type="float">
            <text:p>0.6952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6952" calcext:value-type="float">
            <text:p>0.6952</text:p>
          </table:table-cell>
          <table:table-cell table:number-columns-repeated="4" office:value-type="float" office:value="0.5976" calcext:value-type="float">
            <text:p>0.5976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5976" calcext:value-type="float">
            <text:p>0.597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258" calcext:value-type="float">
            <text:p>0.6258</text:p>
          </table:table-cell>
          <table:table-cell office:value-type="float" office:value="0.296" calcext:value-type="float">
            <text:p>0.296</text:p>
          </table:table-cell>
          <table:table-cell office:value-type="float" office:value="0.6258" calcext:value-type="float">
            <text:p>0.6258</text:p>
          </table:table-cell>
          <table:table-cell table:number-columns-repeated="4" office:value-type="float" office:value="0.7166" calcext:value-type="float">
            <text:p>0.7166</text:p>
          </table:table-cell>
          <table:table-cell office:value-type="float" office:value="0.296" calcext:value-type="float">
            <text:p>0.296</text:p>
          </table:table-cell>
          <table:table-cell office:value-type="float" office:value="0.7166" calcext:value-type="float">
            <text:p>0.7166</text:p>
          </table:table-cell>
          <table:table-cell table:number-columns-repeated="4" office:value-type="float" office:value="0.6258" calcext:value-type="float">
            <text:p>0.6258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6258" calcext:value-type="float">
            <text:p>0.625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86" calcext:value-type="float">
            <text:p>0.6486</text:p>
          </table:table-cell>
          <table:table-cell office:value-type="float" office:value="0.278" calcext:value-type="float">
            <text:p>0.278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7945" calcext:value-type="float">
            <text:p>0.7945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6731" calcext:value-type="float">
            <text:p>0.6731</text:p>
          </table:table-cell>
          <table:table-cell table:number-columns-repeated="4" office:value-type="float" office:value="0.5878" calcext:value-type="float">
            <text:p>0.5878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5878" calcext:value-type="float">
            <text:p>0.58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5" calcext:value-type="float">
            <text:p>0.6675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6675" calcext:value-type="float">
            <text:p>0.6675</text:p>
          </table:table-cell>
          <table:table-cell table:number-columns-repeated="3" office:value-type="float" office:value="0.7518" calcext:value-type="float">
            <text:p>0.7518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7444" calcext:value-type="float">
            <text:p>0.7444</text:p>
          </table:table-cell>
          <table:table-cell table:number-columns-repeated="4" office:value-type="float" office:value="0.6638" calcext:value-type="float">
            <text:p>0.6638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638" calcext:value-type="float">
            <text:p>0.663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351" calcext:value-type="float">
            <text:p>0.6351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6351" calcext:value-type="float">
            <text:p>0.6351</text:p>
          </table:table-cell>
          <table:table-cell table:number-columns-repeated="3" office:value-type="float" office:value="0.7154" calcext:value-type="float">
            <text:p>0.7154</text:p>
          </table:table-cell>
          <table:table-cell office:value-type="float" office:value="0.7084" calcext:value-type="float">
            <text:p>0.7084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7084" calcext:value-type="float">
            <text:p>0.7084</text:p>
          </table:table-cell>
          <table:table-cell table:number-columns-repeated="3" office:value-type="float" office:value="0.6316" calcext:value-type="float">
            <text:p>0.6316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6801" calcext:value-type="float">
            <text:p>0.680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954" calcext:value-type="float">
            <text:p>0.6954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6954" calcext:value-type="float">
            <text:p>0.6954</text:p>
          </table:table-cell>
          <table:table-cell table:number-columns-repeated="3" office:value-type="float" office:value="0.6838" calcext:value-type="float">
            <text:p>0.6838</text:p>
          </table:table-cell>
          <table:table-cell office:value-type="float" office:value="0.7213" calcext:value-type="float">
            <text:p>0.7213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7213" calcext:value-type="float">
            <text:p>0.7213</text:p>
          </table:table-cell>
          <table:table-cell table:number-columns-repeated="3" office:value-type="float" office:value="0.6479" calcext:value-type="float">
            <text:p>0.6479</text:p>
          </table:table-cell>
          <table:table-cell office:value-type="float" office:value="0.65" calcext:value-type="float">
            <text:p>0.65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1" calcext:value-type="float">
            <text:p>0.6671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6671" calcext:value-type="float">
            <text:p>0.6671</text:p>
          </table:table-cell>
          <table:table-cell table:number-columns-repeated="3" office:value-type="float" office:value="0.6967" calcext:value-type="float">
            <text:p>0.6967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7049" calcext:value-type="float">
            <text:p>0.7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797" calcext:value-type="float">
            <text:p>0.6797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6797" calcext:value-type="float">
            <text:p>0.6797</text:p>
          </table:table-cell>
          <table:table-cell table:number-columns-repeated="3" office:value-type="float" office:value="0.6704" calcext:value-type="float">
            <text:p>0.6704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7161" calcext:value-type="float">
            <text:p>0.71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263" calcext:value-type="float">
            <text:p>0.7263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7263" calcext:value-type="float">
            <text:p>0.7263</text:p>
          </table:table-cell>
          <table:table-cell table:number-columns-repeated="3" office:value-type="float" office:value="0.682" calcext:value-type="float">
            <text:p>0.682</text:p>
          </table:table-cell>
          <table:table-cell office:value-type="float" office:value="0.68" calcext:value-type="float">
            <text:p>0.68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68" calcext:value-type="float">
            <text:p>0.68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31" calcext:value-type="float">
            <text:p>0.31</text:p>
          </table:table-cell>
          <table:table-cell office:value-type="float" office:value="0.7261" calcext:value-type="float">
            <text:p>0.72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022" calcext:value-type="float">
            <text:p>0.7022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7022" calcext:value-type="float">
            <text:p>0.7022</text:p>
          </table:table-cell>
          <table:table-cell table:number-columns-repeated="3" office:value-type="float" office:value="0.6925" calcext:value-type="float">
            <text:p>0.6925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702" calcext:value-type="float">
            <text:p>0.702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802" calcext:value-type="float">
            <text:p>0.6802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6802" calcext:value-type="float">
            <text:p>0.6802</text:p>
          </table:table-cell>
          <table:table-cell table:number-columns-repeated="3" office:value-type="float" office:value="0.7022" calcext:value-type="float">
            <text:p>0.7022</text:p>
          </table:table-cell>
          <table:table-cell office:value-type="float" office:value="0.669" calcext:value-type="float">
            <text:p>0.669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669" calcext:value-type="float">
            <text:p>0.669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68" calcext:value-type="float">
            <text:p>0.68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" calcext:value-type="float">
            <text:p>0.66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6813" calcext:value-type="float">
            <text:p>0.6813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6599" calcext:value-type="float">
            <text:p>0.6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696" calcext:value-type="float">
            <text:p>0.6696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414" calcext:value-type="float">
            <text:p>0.6414</text:p>
          </table:table-cell>
          <table:table-cell table:number-columns-repeated="3" office:value-type="float" office:value="0.7185" calcext:value-type="float">
            <text:p>0.7185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6695" calcext:value-type="float">
            <text:p>0.66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516" calcext:value-type="float">
            <text:p>0.6516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6511" calcext:value-type="float">
            <text:p>0.6511</text:p>
          </table:table-cell>
          <table:table-cell table:number-columns-repeated="3" office:value-type="float" office:value="0.6992" calcext:value-type="float">
            <text:p>0.6992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6514" calcext:value-type="float">
            <text:p>0.65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348" calcext:value-type="float">
            <text:p>0.6348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6343" calcext:value-type="float">
            <text:p>0.6343</text:p>
          </table:table-cell>
          <table:table-cell table:number-columns-repeated="3" office:value-type="float" office:value="0.6812" calcext:value-type="float">
            <text:p>0.6812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6347" calcext:value-type="float">
            <text:p>0.634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192" calcext:value-type="float">
            <text:p>0.6192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6186" calcext:value-type="float">
            <text:p>0.6186</text:p>
          </table:table-cell>
          <table:table-cell table:number-columns-repeated="3" office:value-type="float" office:value="0.6644" calcext:value-type="float">
            <text:p>0.6644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9" calcext:value-type="float">
            <text:p>0.619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045" calcext:value-type="float">
            <text:p>0.6045</text:p>
          </table:table-cell>
          <table:table-cell office:value-type="float" office:value="0.604" calcext:value-type="float">
            <text:p>0.604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604" calcext:value-type="float">
            <text:p>0.604</text:p>
          </table:table-cell>
          <table:table-cell table:number-columns-repeated="3" office:value-type="float" office:value="0.6486" calcext:value-type="float">
            <text:p>0.6486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6043" calcext:value-type="float">
            <text:p>0.604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2466" calcext:value-type="float">
            <text:p>0.2466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2192" calcext:value-type="float">
            <text:p>0.2192</text:p>
          </table:table-cell>
          <table:table-cell table:number-columns-repeated="3" office:value-type="float" office:value="0.3429" calcext:value-type="float">
            <text:p>0.3429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941" calcext:value-type="float">
            <text:p>0.294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889" calcext:value-type="float">
            <text:p>0.8889</text:p>
          </table:table-cell>
          <table:table-cell office:value-type="float" office:value="1" calcext:value-type="float">
            <text:p>1</text:p>
          </table:table-cell>
          <table:table-cell office:value-type="float" office:value="0.2941" calcext:value-type="float">
            <text:p>0.294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2778" calcext:value-type="float">
            <text:p>0.277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94" calcext:value-type="float">
            <text:p>0.529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8889" calcext:value-type="float">
            <text:p>0.8889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5556" calcext:value-type="float">
            <text:p>0.555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987" calcext:value-type="float">
            <text:p>0.3987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335" calcext:value-type="float">
            <text:p>0.4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8323" calcext:value-type="float">
            <text:p>0.8323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32" calcext:value-type="float">
            <text:p>0.5632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4917" calcext:value-type="float">
            <text:p>0.49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8495" calcext:value-type="float">
            <text:p>0.8495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001" calcext:value-type="float">
            <text:p>0.6001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502" calcext:value-type="float">
            <text:p>0.4502</text:p>
          </table:table-cell>
          <table:table-cell table:number-columns-repeated="3" office:value-type="float" office:value="0.9155" calcext:value-type="float">
            <text:p>0.915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8622" calcext:value-type="float">
            <text:p>0.8622</text:p>
          </table:table-cell>
          <table:table-cell table:number-columns-repeated="4"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68" calcext:value-type="float">
            <text:p>0.556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177" calcext:value-type="float">
            <text:p>0.4177</text:p>
          </table:table-cell>
          <table:table-cell table:number-columns-repeated="3" office:value-type="float" office:value="0.9216" calcext:value-type="float">
            <text:p>0.9216</text:p>
          </table:table-cell>
          <table:table-cell office:value-type="float" office:value="0.8" calcext:value-type="float">
            <text:p>0.8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8" calcext:value-type="float">
            <text:p>0.8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849" calcext:value-type="float">
            <text:p>0.5849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545" calcext:value-type="float">
            <text:p>0.4545</text:p>
          </table:table-cell>
          <table:table-cell table:number-columns-repeated="3" office:value-type="float" office:value="0.9266" calcext:value-type="float">
            <text:p>0.9266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472" calcext:value-type="float">
            <text:p>0.447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18" calcext:value-type="float">
            <text:p>0.551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418" calcext:value-type="float">
            <text:p>0.5418</text:p>
          </table:table-cell>
          <table:table-cell table:number-columns-repeated="3" office:value-type="float" office:value="0.9307" calcext:value-type="float">
            <text:p>0.9307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259" calcext:value-type="float">
            <text:p>0.625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5653" calcext:value-type="float">
            <text:p>0.5653</text:p>
          </table:table-cell>
          <table:table-cell table:number-columns-repeated="3" office:value-type="float" office:value="0.9343" calcext:value-type="float">
            <text:p>0.9343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966" calcext:value-type="float">
            <text:p>0.5966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88" calcext:value-type="float">
            <text:p>0.5388</text:p>
          </table:table-cell>
          <table:table-cell table:number-columns-repeated="3" office:value-type="float" office:value="0.8905" calcext:value-type="float">
            <text:p>0.8905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162" calcext:value-type="float">
            <text:p>0.162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708" calcext:value-type="float">
            <text:p>0.570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155" calcext:value-type="float">
            <text:p>0.155</text:p>
          </table:table-cell>
          <table:table-cell office:value-type="float" office:value="0.5155" calcext:value-type="float">
            <text:p>0.5155</text:p>
          </table:table-cell>
          <table:table-cell table:number-columns-repeated="3" office:value-type="float" office:value="0.852" calcext:value-type="float">
            <text:p>0.852</text:p>
          </table:table-cell>
          <table:table-cell office:value-type="float" office:value="0.764" calcext:value-type="float">
            <text:p>0.764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764" calcext:value-type="float">
            <text:p>0.764</text:p>
          </table:table-cell>
          <table:table-cell office:value-type="float" office:value="0.514" calcext:value-type="float">
            <text:p>0.514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514" calcext:value-type="float">
            <text:p>0.514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79" calcext:value-type="float">
            <text:p>0.5479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4948" calcext:value-type="float">
            <text:p>0.4948</text:p>
          </table:table-cell>
          <table:table-cell table:number-columns-repeated="3" office:value-type="float" office:value="0.8178" calcext:value-type="float">
            <text:p>0.8178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49" calcext:value-type="float">
            <text:p>0.5649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762" calcext:value-type="float">
            <text:p>0.4762</text:p>
          </table:table-cell>
          <table:table-cell table:number-columns-repeated="3" office:value-type="float" office:value="0.787" calcext:value-type="float">
            <text:p>0.787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3759" calcext:value-type="float">
            <text:p>0.37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4594" calcext:value-type="float">
            <text:p>0.4594</text:p>
          </table:table-cell>
          <table:table-cell table:number-columns-repeated="3" office:value-type="float" office:value="0.7592" calcext:value-type="float">
            <text:p>0.7592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58" calcext:value-type="float">
            <text:p>0.45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3627" calcext:value-type="float">
            <text:p>0.362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67" calcext:value-type="float">
            <text:p>0.5267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5108" calcext:value-type="float">
            <text:p>0.5108</text:p>
          </table:table-cell>
          <table:table-cell table:number-columns-repeated="3" office:value-type="float" office:value="0.7339" calcext:value-type="float">
            <text:p>0.7339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224" calcext:value-type="float">
            <text:p>0.224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17" calcext:value-type="float">
            <text:p>0.541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4946" calcext:value-type="float">
            <text:p>0.4946</text:p>
          </table:table-cell>
          <table:table-cell table:number-columns-repeated="3" office:value-type="float" office:value="0.7423" calcext:value-type="float">
            <text:p>0.7423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23" calcext:value-type="float">
            <text:p>0.23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461" calcext:value-type="float">
            <text:p>0.461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461" calcext:value-type="float">
            <text:p>0.461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55" calcext:value-type="float">
            <text:p>0.5555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4798" calcext:value-type="float">
            <text:p>0.4798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293" calcext:value-type="float">
            <text:p>0.32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395" calcext:value-type="float">
            <text:p>0.5395</text:p>
          </table:table-cell>
          <table:table-cell office:value-type="float" office:value="0.466" calcext:value-type="float">
            <text:p>0.466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466" calcext:value-type="float">
            <text:p>0.466</text:p>
          </table:table-cell>
          <table:table-cell table:number-columns-repeated="3" office:value-type="float" office:value="0.728" calcext:value-type="float">
            <text:p>0.72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61" calcext:value-type="float">
            <text:p>0.36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3485" calcext:value-type="float">
            <text:p>0.348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47" calcext:value-type="float">
            <text:p>0.5247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4532" calcext:value-type="float">
            <text:p>0.4532</text:p>
          </table:table-cell>
          <table:table-cell table:number-columns-repeated="3" office:value-type="float" office:value="0.7081" calcext:value-type="float">
            <text:p>0.7081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11" calcext:value-type="float">
            <text:p>0.511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6" calcext:value-type="float">
            <text:p>0.176</text:p>
          </table:table-cell>
          <table:table-cell office:value-type="float" office:value="0.4676" calcext:value-type="float">
            <text:p>0.4676</text:p>
          </table:table-cell>
          <table:table-cell table:number-columns-repeated="3" office:value-type="float" office:value="0.6895" calcext:value-type="float">
            <text:p>0.6895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33" calcext:value-type="float">
            <text:p>0.33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442" calcext:value-type="float">
            <text:p>0.7442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6" calcext:value-type="float">
            <text:p>0.6</text:p>
          </table:table-cell>
          <table:table-cell office:value-type="float" office:value="0.7603" calcext:value-type="float">
            <text:p>0.7603</text:p>
          </table:table-cell>
          <table:table-cell table:number-columns-repeated="3" office:value-type="float" office:value="0.8211" calcext:value-type="float">
            <text:p>0.821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62" calcext:value-type="float">
            <text:p>0.62</text:p>
          </table:table-cell>
          <table:table-cell office:value-type="float" office:value="0.7869" calcext:value-type="float">
            <text:p>0.7869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867" calcext:value-type="float">
            <text:p>0.486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.5556" calcext:value-type="float">
            <text:p>0.555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.5556" calcext:value-type="float">
            <text:p>0.555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0.8671" calcext:value-type="float">
            <text:p>0.8671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5"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4" office:value-type="float" office:value="0.8807" calcext:value-type="float">
            <text:p>0.880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063" calcext:value-type="float">
            <text:p>0.8063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077" calcext:value-type="float">
            <text:p>0.2077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2308" calcext:value-type="float">
            <text:p>0.2308</text:p>
          </table:table-cell>
          <table:table-cell table:number-columns-repeated="4" office:value-type="float" office:value="0.2115" calcext:value-type="float">
            <text:p>0.211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769" calcext:value-type="float">
            <text:p>0.176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75" calcext:value-type="float">
            <text:p>0.75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table:number-columns-repeated="11" office:value-type="float" office:value="0.8066" calcext:value-type="float">
            <text:p>0.806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5866" calcext:value-type="float">
            <text:p>0.5866</text:p>
          </table:table-cell>
          <table:table-cell table:number-columns-repeated="11" office:value-type="float" office:value="0.6173" calcext:value-type="float">
            <text:p>0.617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5135" calcext:value-type="float">
            <text:p>0.5135</text:p>
          </table:table-cell>
          <table:table-cell office:value-type="float" office:value="0.572" calcext:value-type="float">
            <text:p>0.572</text:p>
          </table:table-cell>
          <table:table-cell office:value-type="float" office:value="0.5135" calcext:value-type="float">
            <text:p>0.5135</text:p>
          </table:table-cell>
          <table:table-cell table:number-columns-repeated="4" office:value-type="float" office:value="0.6817" calcext:value-type="float">
            <text:p>0.6817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6817" calcext:value-type="float">
            <text:p>0.6817</text:p>
          </table:table-cell>
          <table:table-cell table:number-columns-repeated="4" office:value-type="float" office:value="0.5135" calcext:value-type="float">
            <text:p>0.5135</text:p>
          </table:table-cell>
          <table:table-cell office:value-type="float" office:value="0.428" calcext:value-type="float">
            <text:p>0.428</text:p>
          </table:table-cell>
          <table:table-cell office:value-type="float" office:value="0.5135" calcext:value-type="float">
            <text:p>0.513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2" calcext:value-type="float">
            <text:p>0.4462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774" calcext:value-type="float">
            <text:p>0.5774</text:p>
          </table:table-cell>
          <table:table-cell table:number-columns-repeated="4" office:value-type="float" office:value="0.5922" calcext:value-type="float">
            <text:p>0.592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922" calcext:value-type="float">
            <text:p>0.5922</text:p>
          </table:table-cell>
          <table:table-cell table:number-columns-repeated="4" office:value-type="float" office:value="0.4462" calcext:value-type="float">
            <text:p>0.4462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4462" calcext:value-type="float">
            <text:p>0.44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5445" calcext:value-type="float">
            <text:p>0.5445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5585" calcext:value-type="float">
            <text:p>0.5585</text:p>
          </table:table-cell>
          <table:table-cell table:number-columns-repeated="4" office:value-type="float" office:value="0.4207" calcext:value-type="float">
            <text:p>0.42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4207" calcext:value-type="float">
            <text:p>0.420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076" calcext:value-type="float">
            <text:p>0.50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5169" calcext:value-type="float">
            <text:p>0.5169</text:p>
          </table:table-cell>
          <table:table-cell table:number-columns-repeated="4" office:value-type="float" office:value="0.5302" calcext:value-type="float">
            <text:p>0.5302</text:p>
          </table:table-cell>
          <table:table-cell office:value-type="float" office:value="0.4648" calcext:value-type="float">
            <text:p>0.4648</text:p>
          </table:table-cell>
          <table:table-cell office:value-type="float" office:value="0.5302" calcext:value-type="float">
            <text:p>0.5302</text:p>
          </table:table-cell>
          <table:table-cell table:number-columns-repeated="4" office:value-type="float" office:value="0.3994" calcext:value-type="float">
            <text:p>0.3994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3994" calcext:value-type="float">
            <text:p>0.3994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844" calcext:value-type="float">
            <text:p>0.4844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33" calcext:value-type="float">
            <text:p>0.4933</text:p>
          </table:table-cell>
          <table:table-cell table:number-columns-repeated="4" office:value-type="float" office:value="0.506" calcext:value-type="float">
            <text:p>0.506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506" calcext:value-type="float">
            <text:p>0.506</text:p>
          </table:table-cell>
          <table:table-cell table:number-columns-repeated="4" office:value-type="float" office:value="0.3812" calcext:value-type="float">
            <text:p>0.3812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642" calcext:value-type="float">
            <text:p>0.464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727" calcext:value-type="float">
            <text:p>0.4727</text:p>
          </table:table-cell>
          <table:table-cell table:number-columns-repeated="4" office:value-type="float" office:value="0.4848" calcext:value-type="float">
            <text:p>0.4848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48" calcext:value-type="float">
            <text:p>0.4848</text:p>
          </table:table-cell>
          <table:table-cell table:number-columns-repeated="4" office:value-type="float" office:value="0.3653" calcext:value-type="float">
            <text:p>0.365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653" calcext:value-type="float">
            <text:p>0.365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3" calcext:value-type="float">
            <text:p>0.446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93" calcext:value-type="float">
            <text:p>0.493</text:p>
          </table:table-cell>
          <table:table-cell table:number-columns-repeated="4" office:value-type="float" office:value="0.4661" calcext:value-type="float">
            <text:p>0.466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4661" calcext:value-type="float">
            <text:p>0.4661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02" calcext:value-type="float">
            <text:p>0.430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42" calcext:value-type="float">
            <text:p>0.42</text:p>
          </table:table-cell>
          <table:table-cell office:value-type="float" office:value="0.4753" calcext:value-type="float">
            <text:p>0.4753</text:p>
          </table:table-cell>
          <table:table-cell table:number-columns-repeated="4" office:value-type="float" office:value="0.4494" calcext:value-type="float">
            <text:p>0.4494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4494" calcext:value-type="float">
            <text:p>0.4494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158" calcext:value-type="float">
            <text:p>0.4158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4593" calcext:value-type="float">
            <text:p>0.4593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64" calcext:value-type="float">
            <text:p>0.264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" calcext:value-type="float">
            <text:p>0.43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835" calcext:value-type="float">
            <text:p>0.1835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037" calcext:value-type="float">
            <text:p>0.03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329" calcext:value-type="float">
            <text:p>0.132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4" calcext:value-type="float">
            <text:p>0.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4" office:value-type="float" office:value="0.4744" calcext:value-type="float">
            <text:p>0.4744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5434" calcext:value-type="float">
            <text:p>0.5434</text:p>
          </table:table-cell>
          <table:table-cell table:number-columns-repeated="2" office:value-type="float" office:value="0.4122" calcext:value-type="float">
            <text:p>0.4122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89" calcext:value-type="float">
            <text:p>0.4689</text:p>
          </table:table-cell>
          <table:table-cell table:number-columns-repeated="2" office:value-type="float" office:value="0.3565" calcext:value-type="float">
            <text:p>0.3565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4756" calcext:value-type="float">
            <text:p>0.4756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55" calcext:value-type="float">
            <text:p>0.55</text:p>
          </table:table-cell>
          <table:table-cell office:value-type="float" office:value="0.4104" calcext:value-type="float">
            <text:p>0.4104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76" calcext:value-type="float">
            <text:p>0.5176</text:p>
          </table:table-cell>
          <table:table-cell table:number-columns-repeated="2" office:value-type="float" office:value="0.3238" calcext:value-type="float">
            <text:p>0.3238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.5236" calcext:value-type="float">
            <text:p>0.5236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644" calcext:value-type="float">
            <text:p>0.4644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5492" calcext:value-type="float">
            <text:p>0.549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189" calcext:value-type="float">
            <text:p>0.4189</text:p>
          </table:table-cell>
          <table:table-cell office:value-type="float" office:value="0" calcext:value-type="float">
            <text:p>0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4351" calcext:value-type="float">
            <text:p>0.4351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4075" calcext:value-type="float">
            <text:p>0.4075</text:p>
          </table:table-cell>
          <table:table-cell office:value-type="float" office:value="0" calcext:value-type="float">
            <text:p>0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4263" calcext:value-type="float">
            <text:p>0.42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4713" calcext:value-type="float">
            <text:p>0.47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4592" calcext:value-type="float">
            <text:p>0.459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67" calcext:value-type="float">
            <text:p>0.4267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4479" calcext:value-type="float">
            <text:p>0.44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6" calcext:value-type="float">
            <text:p>0.40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" calcext:value-type="float">
            <text:p>0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168" calcext:value-type="float">
            <text:p>0.4168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" calcext:value-type="float">
            <text:p>0.47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4374" calcext:value-type="float">
            <text:p>0.43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3932" calcext:value-type="float">
            <text:p>0.3932</text:p>
          </table:table-cell>
          <table:table-cell office:value-type="float" office:value="0" calcext:value-type="float">
            <text:p>0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451" calcext:value-type="float">
            <text:p>0.4451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061" calcext:value-type="float">
            <text:p>0.061</text:p>
          </table:table-cell>
          <table:table-cell office:value-type="float" office:value="0.4276" calcext:value-type="float">
            <text:p>0.427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.343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4772" calcext:value-type="float">
            <text:p>0.4772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4399" calcext:value-type="float">
            <text:p>0.43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3401" calcext:value-type="float">
            <text:p>0.3401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686" calcext:value-type="float">
            <text:p>0.4686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581" calcext:value-type="float">
            <text:p>0.4581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072" calcext:value-type="float">
            <text:p>0.4072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4223" calcext:value-type="float">
            <text:p>0.422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3656" calcext:value-type="float">
            <text:p>0.365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4631" calcext:value-type="float">
            <text:p>0.4631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4334" calcext:value-type="float">
            <text:p>0.433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525" calcext:value-type="float">
            <text:p>0.525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525" calcext:value-type="float">
            <text:p>0.525</text:p>
          </table:table-cell>
          <table:table-cell table:number-columns-repeated="3" office:value-type="float" office:value="0.6845" calcext:value-type="float">
            <text:p>0.6845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25" calcext:value-type="float">
            <text:p>0.2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3" office:value-type="float" office:value="0.5866" calcext:value-type="float">
            <text:p>0.5866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office:value-type="float" office:value="0.3049" calcext:value-type="float">
            <text:p>0.3049</text:p>
          </table:table-cell>
          <table:table-cell table:number-columns-repeated="3" office:value-type="float" office:value="0.5328" calcext:value-type="float">
            <text:p>0.5328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table:number-columns-repeated="4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4698" calcext:value-type="float">
            <text:p>0.4698</text:p>
          </table:table-cell>
          <table:table-cell office:value-type="float" office:value="0" calcext:value-type="float">
            <text:p>0</text:p>
          </table:table-cell>
          <table:table-cell office:value-type="float" office:value="0.4698" calcext:value-type="float">
            <text:p>0.4698</text:p>
          </table:table-cell>
          <table:table-cell table:number-columns-repeated="3" office:value-type="float" office:value="0.5328" calcext:value-type="float">
            <text:p>0.5328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" calcext:value-type="float">
            <text:p>0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6846" calcext:value-type="float">
            <text:p>0.6846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4709" calcext:value-type="float">
            <text:p>0.470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4497" calcext:value-type="float">
            <text:p>0.4497</text:p>
          </table:table-cell>
          <table:table-cell table:number-columns-repeated="3" office:value-type="float" office:value="0.4791" calcext:value-type="float">
            <text:p>0.4791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4086" calcext:value-type="float">
            <text:p>0.408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table:number-columns-repeated="3" office:value-type="float" office:value="0.8571" calcext:value-type="float">
            <text:p>0.857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385" calcext:value-type="float">
            <text:p>0.538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3" office:value-type="float" office:value="0.5385" calcext:value-type="float">
            <text:p>0.538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5833" calcext:value-type="float">
            <text:p>0.58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665" calcext:value-type="float">
            <text:p>0.5665</text:p>
          </table:table-cell>
          <table:table-cell table:number-columns-repeated="3" office:value-type="float" office:value="0.6994" calcext:value-type="float">
            <text:p>0.699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665" calcext:value-type="float">
            <text:p>0.5665</text:p>
          </table:table-cell>
          <table:table-cell table:number-columns-repeated="6"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7137" calcext:value-type="float">
            <text:p>0.71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7137" calcext:value-type="float">
            <text:p>0.7137</text:p>
          </table:table-cell>
          <table:table-cell table:number-columns-repeated="3" office:value-type="float" office:value="0.7303" calcext:value-type="float">
            <text:p>0.7303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7137" calcext:value-type="float">
            <text:p>0.7137</text:p>
          </table:table-cell>
          <table:table-cell table:number-columns-repeated="3" office:value-type="float" office:value="0.4917" calcext:value-type="float">
            <text:p>0.4917</text:p>
          </table:table-cell>
          <table:table-cell table:number-columns-repeated="3"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534" calcext:value-type="float">
            <text:p>0.6534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6534" calcext:value-type="float">
            <text:p>0.6534</text:p>
          </table:table-cell>
          <table:table-cell table:number-columns-repeated="3" office:value-type="float" office:value="0.6686" calcext:value-type="float">
            <text:p>0.6686</text:p>
          </table:table-cell>
          <table:table-cell office:value-type="float" office:value="0.7379" calcext:value-type="float">
            <text:p>0.7379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7379" calcext:value-type="float">
            <text:p>0.7379</text:p>
          </table:table-cell>
          <table:table-cell table:number-columns-repeated="3" office:value-type="float" office:value="0.6191" calcext:value-type="float">
            <text:p>0.6191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784" calcext:value-type="float">
            <text:p>0.678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6784" calcext:value-type="float">
            <text:p>0.6784</text:p>
          </table:table-cell>
          <table:table-cell table:number-columns-repeated="3" office:value-type="float" office:value="0.6925" calcext:value-type="float">
            <text:p>0.6925</text:p>
          </table:table-cell>
          <table:table-cell office:value-type="float" office:value="0.6846" calcext:value-type="float">
            <text:p>0.6846</text:p>
          </table:table-cell>
          <table:table-cell office:value-type="float" office:value="0.562" calcext:value-type="float">
            <text:p>0.562</text:p>
          </table:table-cell>
          <table:table-cell office:value-type="float" office:value="0.6846" calcext:value-type="float">
            <text:p>0.6846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5532" calcext:value-type="float">
            <text:p>0.5532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355" calcext:value-type="float">
            <text:p>0.6355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6355" calcext:value-type="float">
            <text:p>0.6355</text:p>
          </table:table-cell>
          <table:table-cell table:number-columns-repeated="3" office:value-type="float" office:value="0.7119" calcext:value-type="float">
            <text:p>0.711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5182" calcext:value-type="float">
            <text:p>0.518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561" calcext:value-type="float">
            <text:p>0.6561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5996" calcext:value-type="float">
            <text:p>0.5996</text:p>
          </table:table-cell>
          <table:table-cell table:number-columns-repeated="3" office:value-type="float" office:value="0.6717" calcext:value-type="float">
            <text:p>0.6717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4889" calcext:value-type="float">
            <text:p>0.488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225" calcext:value-type="float">
            <text:p>0.6225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5689" calcext:value-type="float">
            <text:p>0.5689</text:p>
          </table:table-cell>
          <table:table-cell table:number-columns-repeated="3" office:value-type="float" office:value="0.6374" calcext:value-type="float">
            <text:p>0.6374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4639" calcext:value-type="float">
            <text:p>0.463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934" calcext:value-type="float">
            <text:p>0.5934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5423" calcext:value-type="float">
            <text:p>0.5423</text:p>
          </table:table-cell>
          <table:table-cell table:number-columns-repeated="3" office:value-type="float" office:value="0.6075" calcext:value-type="float">
            <text:p>0.6075</text:p>
          </table:table-cell>
          <table:table-cell office:value-type="float" office:value="0.596" calcext:value-type="float">
            <text:p>0.596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596" calcext:value-type="float">
            <text:p>0.596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559" calcext:value-type="float">
            <text:p>0.559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489" calcext:value-type="float">
            <text:p>0.489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78" calcext:value-type="float">
            <text:p>0.5678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5621" calcext:value-type="float">
            <text:p>0.5621</text:p>
          </table:table-cell>
          <table:table-cell table:number-columns-repeated="3" office:value-type="float" office:value="0.5813" calcext:value-type="float">
            <text:p>0.5813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5111" calcext:value-type="float">
            <text:p>0.511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5395" calcext:value-type="float">
            <text:p>0.5395</text:p>
          </table:table-cell>
          <table:table-cell table:number-columns-repeated="3" office:value-type="float" office:value="0.5579" calcext:value-type="float">
            <text:p>0.557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4905" calcext:value-type="float">
            <text:p>0.490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4721" calcext:value-type="float">
            <text:p>0.472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266" calcext:value-type="float">
            <text:p>0.0266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0485" calcext:value-type="float">
            <text:p>0.0485</text:p>
          </table:table-cell>
          <table:table-cell table:number-columns-repeated="2" office:value-type="float" office:value="0.2091" calcext:value-type="float">
            <text:p>0.2091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0057" calcext:value-type="float">
            <text:p>0.0057</text:p>
          </table:table-cell>
          <table:table-cell table:number-columns-repeated="2" office:value-type="float" office:value="0.1818" calcext:value-type="float">
            <text:p>0.181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727" calcext:value-type="float">
            <text:p>0.27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2" calcext:value-type="float">
            <text:p>0.2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table:number-columns-repeated="2"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03" calcext:value-type="float">
            <text:p>0.7303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table:number-columns-repeated="2"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86" calcext:value-type="float">
            <text:p>0.66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59" calcext:value-type="float">
            <text:p>0.659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5459" calcext:value-type="float">
            <text:p>0.54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03" calcext:value-type="float">
            <text:p>0.6203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281" calcext:value-type="float">
            <text:p>0.28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2289" calcext:value-type="float">
            <text:p>0.2289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11" calcext:value-type="float">
            <text:p>0.581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745" calcext:value-type="float">
            <text:p>0.474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2" calcext:value-type="float">
            <text:p>0.548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2023" calcext:value-type="float">
            <text:p>0.2023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.5202" calcext:value-type="float">
            <text:p>0.5202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958" calcext:value-type="float">
            <text:p>0.4958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4729" calcext:value-type="float">
            <text:p>0.4729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402" calcext:value-type="float">
            <text:p>0.44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4343" calcext:value-type="float">
            <text:p>0.4343</text:p>
          </table:table-cell>
          <table:table-cell table:number-columns-repeated="3" office:value-type="float" office:value="0.3596" calcext:value-type="float">
            <text:p>0.3596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629" calcext:value-type="float">
            <text:p>0.629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333" calcext:value-type="float">
            <text:p>0.433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579" calcext:value-type="float">
            <text:p>0.157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579" calcext:value-type="float">
            <text:p>0.157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table:number-columns-repeated="7"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7968" calcext:value-type="float">
            <text:p>0.796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6609" calcext:value-type="float">
            <text:p>0.6609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654" calcext:value-type="float">
            <text:p>0.8654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174" calcext:value-type="float">
            <text:p>0.717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6609" calcext:value-type="float">
            <text:p>0.6609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7078" calcext:value-type="float">
            <text:p>0.7078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7078" calcext:value-type="float">
            <text:p>0.7078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594" calcext:value-type="float">
            <text:p>0.6594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5431" calcext:value-type="float">
            <text:p>0.5431</text:p>
          </table:table-cell>
          <table:table-cell table:number-columns-repeated="3" office:value-type="float" office:value="0.5524" calcext:value-type="float">
            <text:p>0.5524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5431" calcext:value-type="float">
            <text:p>0.543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6" office:value-type="float" office:value="0.4693" calcext:value-type="float">
            <text:p>0.4693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3" office:value-type="float" office:value="0.5856" calcext:value-type="float">
            <text:p>0.5856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856" calcext:value-type="float">
            <text:p>0.585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553" calcext:value-type="float">
            <text:p>0.7553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8421" calcext:value-type="float">
            <text:p>0.8421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2683" calcext:value-type="float">
            <text:p>0.268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2667" calcext:value-type="float">
            <text:p>0.2667</text:p>
          </table:table-cell>
          <table:table-cell table:number-columns-repeated="3" office:value-type="float" office:value="0.3077" calcext:value-type="float">
            <text:p>0.3077</text:p>
          </table:table-cell>
          <table:table-cell office:value-type="float" office:value="0.281" calcext:value-type="float">
            <text:p>0.28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81" calcext:value-type="float">
            <text:p>0.28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" calcext:value-type="float">
            <text:p>0.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1673" calcext:value-type="float">
            <text:p>0.167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5333" calcext:value-type="float">
            <text:p>0.5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table:number-columns-repeated="5"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622" calcext:value-type="float">
            <text:p>0.662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22" calcext:value-type="float">
            <text:p>0.622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622" calcext:value-type="float">
            <text:p>0.622</text:p>
          </table:table-cell>
          <table:table-cell table:number-columns-repeated="4" office:value-type="float" office:value="0.6827" calcext:value-type="float">
            <text:p>0.6827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6827" calcext:value-type="float">
            <text:p>0.6827</text:p>
          </table:table-cell>
          <table:table-cell table:number-columns-repeated="4" office:value-type="float" office:value="0.556" calcext:value-type="float">
            <text:p>0.556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5885" calcext:value-type="float">
            <text:p>0.588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5885" calcext:value-type="float">
            <text:p>0.5885</text:p>
          </table:table-cell>
          <table:table-cell table:number-columns-repeated="4" office:value-type="float" office:value="0.6998" calcext:value-type="float">
            <text:p>0.6998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6998" calcext:value-type="float">
            <text:p>0.6998</text:p>
          </table:table-cell>
          <table:table-cell table:number-columns-repeated="3" office:value-type="float" office:value="0.5261" calcext:value-type="float">
            <text:p>0.5261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085" calcext:value-type="float">
            <text:p>0.608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6085" calcext:value-type="float">
            <text:p>0.6085</text:p>
          </table:table-cell>
          <table:table-cell table:number-columns-repeated="4" office:value-type="float" office:value="0.6659" calcext:value-type="float">
            <text:p>0.6659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002" calcext:value-type="float">
            <text:p>0.600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58" calcext:value-type="float">
            <text:p>0.6258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5816" calcext:value-type="float">
            <text:p>0.5816</text:p>
          </table:table-cell>
          <table:table-cell table:number-columns-repeated="3" office:value-type="float" office:value="0.6806" calcext:value-type="float">
            <text:p>0.6806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569" calcext:value-type="float">
            <text:p>0.569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5737" calcext:value-type="float">
            <text:p>0.57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41" calcext:value-type="float">
            <text:p>0.641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276" calcext:value-type="float">
            <text:p>0.276</text:p>
          </table:table-cell>
          <table:table-cell office:value-type="float" office:value="0.5986" calcext:value-type="float">
            <text:p>0.5986</text:p>
          </table:table-cell>
          <table:table-cell table:number-columns-repeated="3" office:value-type="float" office:value="0.6529" calcext:value-type="float">
            <text:p>0.6529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276" calcext:value-type="float">
            <text:p>0.276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168" calcext:value-type="float">
            <text:p>0.6168</text:p>
          </table:table-cell>
          <table:table-cell office:value-type="float" office:value="0.576" calcext:value-type="float">
            <text:p>0.576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576" calcext:value-type="float">
            <text:p>0.576</text:p>
          </table:table-cell>
          <table:table-cell table:number-columns-repeated="3" office:value-type="float" office:value="0.6283" calcext:value-type="float">
            <text:p>0.628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95" calcext:value-type="float">
            <text:p>0.595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557" calcext:value-type="float">
            <text:p>0.5557</text:p>
          </table:table-cell>
          <table:table-cell table:number-columns-repeated="3" office:value-type="float" office:value="0.6061" calcext:value-type="float">
            <text:p>0.6061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5462" calcext:value-type="float">
            <text:p>0.546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84" calcext:value-type="float">
            <text:p>0.608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372" calcext:value-type="float">
            <text:p>0.5372</text:p>
          </table:table-cell>
          <table:table-cell table:number-columns-repeated="3" office:value-type="float" office:value="0.586" calcext:value-type="float">
            <text:p>0.586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314" calcext:value-type="float">
            <text:p>0.314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281" calcext:value-type="float">
            <text:p>0.5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07" calcext:value-type="float">
            <text:p>0.6207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17" calcext:value-type="float">
            <text:p>0.5517</text:p>
          </table:table-cell>
          <table:table-cell table:number-columns-repeated="3" office:value-type="float" office:value="0.599" calcext:value-type="float">
            <text:p>0.599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116" calcext:value-type="float">
            <text:p>0.51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23" calcext:value-type="float">
            <text:p>0.6023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264" calcext:value-type="float">
            <text:p>0.264</text:p>
          </table:table-cell>
          <table:table-cell office:value-type="float" office:value="0.5353" calcext:value-type="float">
            <text:p>0.5353</text:p>
          </table:table-cell>
          <table:table-cell table:number-columns-repeated="3" office:value-type="float" office:value="0.6109" calcext:value-type="float">
            <text:p>0.610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4964" calcext:value-type="float">
            <text:p>0.496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853" calcext:value-type="float">
            <text:p>0.5853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5202" calcext:value-type="float">
            <text:p>0.5202</text:p>
          </table:table-cell>
          <table:table-cell table:number-columns-repeated="3" office:value-type="float" office:value="0.5936" calcext:value-type="float">
            <text:p>0.593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4824" calcext:value-type="float">
            <text:p>0.482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695" calcext:value-type="float">
            <text:p>0.5695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5332" calcext:value-type="float">
            <text:p>0.5332</text:p>
          </table:table-cell>
          <table:table-cell table:number-columns-repeated="3" office:value-type="float" office:value="0.5776" calcext:value-type="float">
            <text:p>0.5776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4694" calcext:value-type="float">
            <text:p>0.469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548" calcext:value-type="float">
            <text:p>0.554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5452" calcext:value-type="float">
            <text:p>0.5452</text:p>
          </table:table-cell>
          <table:table-cell table:number-columns-repeated="3" office:value-type="float" office:value="0.5628" calcext:value-type="float">
            <text:p>0.5628</text:p>
          </table:table-cell>
          <table:table-cell office:value-type="float" office:value="0.5616" calcext:value-type="float">
            <text:p>0.5616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5616" calcext:value-type="float">
            <text:p>0.5616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412" calcext:value-type="float">
            <text:p>0.5412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float" office:value="0.5736" calcext:value-type="float">
            <text:p>0.5736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6" calcext:value-type="float">
            <text:p>0.446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283" calcext:value-type="float">
            <text:p>0.5283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5428" calcext:value-type="float">
            <text:p>0.5428</text:p>
          </table:table-cell>
          <table:table-cell table:number-columns-repeated="3" office:value-type="float" office:value="0.56" calcext:value-type="float">
            <text:p>0.56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71" calcext:value-type="float">
            <text:p>0.67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21" calcext:value-type="float">
            <text:p>0.21</text:p>
          </table:table-cell>
          <table:table-cell office:value-type="float" office:value="0.7307" calcext:value-type="float">
            <text:p>0.7307</text:p>
          </table:table-cell>
          <table:table-cell table:number-columns-repeated="3" office:value-type="float" office:value="0.4336" calcext:value-type="float">
            <text:p>0.4336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21" calcext:value-type="float">
            <text:p>0.21</text:p>
          </table:table-cell>
          <table:table-cell office:value-type="float" office:value="0.4292" calcext:value-type="float">
            <text:p>0.4292</text:p>
          </table:table-cell>
          <table:table-cell table:number-columns-repeated="3" office:value-type="float" office:value="0.5282" calcext:value-type="float">
            <text:p>0.52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5782" calcext:value-type="float">
            <text:p>0.578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2667" calcext:value-type="float">
            <text:p>0.2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6154" calcext:value-type="float">
            <text:p>0.6154</text:p>
          </table:table-cell>
          <table:table-cell office:value-type="float" office:value="0" calcext:value-type="float">
            <text:p>0</text:p>
          </table:table-cell>
          <table:table-cell office:value-type="float" office:value="0.6154" calcext:value-type="float">
            <text:p>0.6154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4737" calcext:value-type="float">
            <text:p>0.473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8827" calcext:value-type="float">
            <text:p>0.8827</text:p>
          </table:table-cell>
          <table:table-cell table:number-columns-repeated="6" office:value-type="float" office:value="0.2346" calcext:value-type="float">
            <text:p>0.2346</text:p>
          </table:table-cell>
          <table:table-cell table:number-columns-repeated="3" office:value-type="float" office:value="0.3827" calcext:value-type="float">
            <text:p>0.3827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951" calcext:value-type="float">
            <text:p>0.6951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8934" calcext:value-type="float">
            <text:p>0.8934</text:p>
          </table:table-cell>
          <table:table-cell table:number-columns-repeated="6" office:value-type="float" office:value="0.3049" calcext:value-type="float">
            <text:p>0.3049</text:p>
          </table:table-cell>
          <table:table-cell table:number-columns-repeated="3" office:value-type="float" office:value="0.5311" calcext:value-type="float">
            <text:p>0.5311</text:p>
          </table:table-cell>
          <table:table-cell office:value-type="float" office:value="0.6098" calcext:value-type="float">
            <text:p>0.6098</text:p>
          </table:table-cell>
          <table:table-cell office:value-type="float" office:value="0" calcext:value-type="float">
            <text:p>0</text:p>
          </table:table-cell>
          <table:table-cell office:value-type="float" office:value="0.6098" calcext:value-type="float">
            <text:p>0.609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183" calcext:value-type="float">
            <text:p>0.7183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8254" calcext:value-type="float">
            <text:p>0.8254</text:p>
          </table:table-cell>
          <table:table-cell table:number-columns-repeated="4" office:value-type="float" office:value="0.434" calcext:value-type="float">
            <text:p>0.43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434" calcext:value-type="float">
            <text:p>0.434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643" calcext:value-type="float">
            <text:p>0.64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7156" calcext:value-type="float">
            <text:p>0.715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368" calcext:value-type="float">
            <text:p>0.7368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713" calcext:value-type="float">
            <text:p>0.7713</text:p>
          </table:table-cell>
          <table:table-cell table:number-columns-repeated="4" office:value-type="float" office:value="0.5366" calcext:value-type="float">
            <text:p>0.5366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7343" calcext:value-type="float">
            <text:p>0.734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52" calcext:value-type="float">
            <text:p>0.752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5" calcext:value-type="float">
            <text:p>0.7845</text:p>
          </table:table-cell>
          <table:table-cell table:number-columns-repeated="4" office:value-type="float" office:value="0.5056" calcext:value-type="float">
            <text:p>0.50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7496" calcext:value-type="float">
            <text:p>0.74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49" calcext:value-type="float">
            <text:p>0.76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7957" calcext:value-type="float">
            <text:p>0.7957</text:p>
          </table:table-cell>
          <table:table-cell table:number-columns-repeated="4" office:value-type="float" office:value="0.4794" calcext:value-type="float">
            <text:p>0.4794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702" calcext:value-type="float">
            <text:p>0.702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7626" calcext:value-type="float">
            <text:p>0.7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31" calcext:value-type="float">
            <text:p>0.8231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8525" calcext:value-type="float">
            <text:p>0.8525</text:p>
          </table:table-cell>
          <table:table-cell table:number-columns-repeated="4" office:value-type="float" office:value="0.5039" calcext:value-type="float">
            <text:p>0.5039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5039" calcext:value-type="float">
            <text:p>0.5039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7267" calcext:value-type="float">
            <text:p>0.726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874" calcext:value-type="float">
            <text:p>0.7874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4" office:value-type="float" office:value="0.5254" calcext:value-type="float">
            <text:p>0.5254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254" calcext:value-type="float">
            <text:p>0.5254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6025" calcext:value-type="float">
            <text:p>0.602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6025" calcext:value-type="float">
            <text:p>0.602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89" calcext:value-type="float">
            <text:p>0.889</text:p>
          </table:table-cell>
          <table:table-cell table:number-columns-repeated="3" office:value-type="float" office:value="0.6025" calcext:value-type="float">
            <text:p>0.6025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4433" calcext:value-type="float">
            <text:p>0.4433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4379" calcext:value-type="float">
            <text:p>0.4379</text:p>
          </table:table-cell>
          <table:table-cell table:number-columns-repeated="3" office:value-type="float" office:value="0.4297" calcext:value-type="float">
            <text:p>0.4297</text:p>
          </table:table-cell>
          <table:table-cell office:value-type="float" office:value="0.415" calcext:value-type="float">
            <text:p>0.415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415" calcext:value-type="float">
            <text:p>0.415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3023" calcext:value-type="float">
            <text:p>0.302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633" calcext:value-type="float">
            <text:p>0.36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688" calcext:value-type="float">
            <text:p>0.868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8688" calcext:value-type="float">
            <text:p>0.8688</text:p>
          </table:table-cell>
          <table:table-cell office:value-type="float" office:value="0.4469" calcext:value-type="float">
            <text:p>0.4469</text:p>
          </table:table-cell>
          <table:table-cell table:number-columns-repeated="4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193" calcext:value-type="float">
            <text:p>0.8193</text:p>
          </table:table-cell>
          <table:table-cell office:value-type="float" office:value="0.1139" calcext:value-type="float">
            <text:p>0.1139</text:p>
          </table:table-cell>
          <table:table-cell table:number-columns-repeated="5" office:value-type="float" office:value="0.8193" calcext:value-type="float">
            <text:p>0.8193</text:p>
          </table:table-cell>
          <table:table-cell office:value-type="float" office:value="0.5353" calcext:value-type="float">
            <text:p>0.5353</text:p>
          </table:table-cell>
          <table:table-cell table:number-columns-repeated="4" office:value-type="float" office:value="0.8193" calcext:value-type="float">
            <text:p>0.8193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1082" calcext:value-type="float">
            <text:p>0.1082</text:p>
          </table:table-cell>
          <table:table-cell table:number-columns-repeated="5" office:value-type="float" office:value="0.7778" calcext:value-type="float">
            <text:p>0.7778</text:p>
          </table:table-cell>
          <table:table-cell office:value-type="float" office:value="0.5082" calcext:value-type="float">
            <text:p>0.5082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7552" calcext:value-type="float">
            <text:p>0.75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423" calcext:value-type="float">
            <text:p>0.7423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7423" calcext:value-type="float">
            <text:p>0.7423</text:p>
          </table:table-cell>
          <table:table-cell table:number-columns-repeated="3" office:value-type="float" office:value="0.788" calcext:value-type="float">
            <text:p>0.788</text:p>
          </table:table-cell>
          <table:table-cell office:value-type="float" office:value="0.7423" calcext:value-type="float">
            <text:p>0.7423</text:p>
          </table:table-cell>
          <table:table-cell office:value-type="float" office:value="0.485" calcext:value-type="float">
            <text:p>0.485</text:p>
          </table:table-cell>
          <table:table-cell table:number-columns-repeated="4" office:value-type="float" office:value="0.7423" calcext:value-type="float">
            <text:p>0.7423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7207" calcext:value-type="float">
            <text:p>0.720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113" calcext:value-type="float">
            <text:p>0.7113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7113" calcext:value-type="float">
            <text:p>0.7113</text:p>
          </table:table-cell>
          <table:table-cell table:number-columns-repeated="3" office:value-type="float" office:value="0.7551" calcext:value-type="float">
            <text:p>0.7551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4647" calcext:value-type="float">
            <text:p>0.4647</text:p>
          </table:table-cell>
          <table:table-cell table:number-columns-repeated="4" office:value-type="float" office:value="0.7113" calcext:value-type="float">
            <text:p>0.7113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906" calcext:value-type="float">
            <text:p>0.690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6838" calcext:value-type="float">
            <text:p>0.6838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6838" calcext:value-type="float">
            <text:p>0.6838</text:p>
          </table:table-cell>
          <table:table-cell table:number-columns-repeated="3" office:value-type="float" office:value="0.7259" calcext:value-type="float">
            <text:p>0.7259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7224" calcext:value-type="float">
            <text:p>0.7224</text:p>
          </table:table-cell>
          <table:table-cell table:number-columns-repeated="3" office:value-type="float" office:value="0.6838" calcext:value-type="float">
            <text:p>0.6838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6639" calcext:value-type="float">
            <text:p>0.66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952" calcext:value-type="float">
            <text:p>0.6952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6593" calcext:value-type="float">
            <text:p>0.6593</text:p>
          </table:table-cell>
          <table:table-cell table:number-columns-repeated="3" office:value-type="float" office:value="0.6999" calcext:value-type="float">
            <text:p>0.6999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6965" calcext:value-type="float">
            <text:p>0.6965</text:p>
          </table:table-cell>
          <table:table-cell table:number-columns-repeated="3" office:value-type="float" office:value="0.6593" calcext:value-type="float">
            <text:p>0.6593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01" calcext:value-type="float">
            <text:p>0.640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718" calcext:value-type="float">
            <text:p>0.6718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6371" calcext:value-type="float">
            <text:p>0.6371</text:p>
          </table:table-cell>
          <table:table-cell table:number-columns-repeated="3" office:value-type="float" office:value="0.6764" calcext:value-type="float">
            <text:p>0.6764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6731" calcext:value-type="float">
            <text:p>0.6731</text:p>
          </table:table-cell>
          <table:table-cell table:number-columns-repeated="3" office:value-type="float" office:value="0.6371" calcext:value-type="float">
            <text:p>0.6371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6186" calcext:value-type="float">
            <text:p>0.618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6866" calcext:value-type="float">
            <text:p>0.6866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518" calcext:value-type="float">
            <text:p>0.6518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826" calcext:value-type="float">
            <text:p>0.6826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807" calcext:value-type="float">
            <text:p>0.6807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787" calcext:value-type="float">
            <text:p>0.678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101" calcext:value-type="float">
            <text:p>0.7101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082" calcext:value-type="float">
            <text:p>0.7082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68" calcext:value-type="float">
            <text:p>0.468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917" calcext:value-type="float">
            <text:p>0.3917</text:p>
          </table:table-cell>
          <table:table-cell table:number-columns-repeated="3" office:value-type="float" office:value="0.3535" calcext:value-type="float">
            <text:p>0.3535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2052" calcext:value-type="float">
            <text:p>0.205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" calcext:value-type="float">
            <text:p>0.3</text:p>
          </table:table-cell>
          <table:table-cell office:value-type="float" office:value="0.4444" calcext:value-type="float">
            <text:p>0.444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556" calcext:value-type="float">
            <text:p>0.55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67" calcext:value-type="float">
            <text:p>0.4667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4667" calcext:value-type="float">
            <text:p>0.466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207" calcext:value-type="float">
            <text:p>0.720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7207" calcext:value-type="float">
            <text:p>0.7207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2657" calcext:value-type="float">
            <text:p>0.2657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404" calcext:value-type="float">
            <text:p>0.7404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7404" calcext:value-type="float">
            <text:p>0.7404</text:p>
          </table:table-cell>
          <table:table-cell table:number-columns-repeated="3" office:value-type="float" office:value="0.6622" calcext:value-type="float">
            <text:p>0.6622</text:p>
          </table:table-cell>
          <table:table-cell office:value-type="float" office:value="0.592" calcext:value-type="float">
            <text:p>0.592</text:p>
          </table:table-cell>
          <table:table-cell office:value-type="float" office:value="0.2471" calcext:value-type="float">
            <text:p>0.2471</text:p>
          </table:table-cell>
          <table:table-cell table:number-columns-repeated="5" office:value-type="float" office:value="0.592" calcext:value-type="float">
            <text:p>0.592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54" calcext:value-type="float">
            <text:p>0.6954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7561" calcext:value-type="float">
            <text:p>0.7561</text:p>
          </table:table-cell>
          <table:table-cell table:number-columns-repeated="3" office:value-type="float" office:value="0.622" calcext:value-type="float">
            <text:p>0.622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2321" calcext:value-type="float">
            <text:p>0.2321</text:p>
          </table:table-cell>
          <table:table-cell table:number-columns-repeated="2"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18" calcext:value-type="float">
            <text:p>0.7118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7155" calcext:value-type="float">
            <text:p>0.7155</text:p>
          </table:table-cell>
          <table:table-cell table:number-columns-repeated="3" office:value-type="float" office:value="0.5885" calcext:value-type="float">
            <text:p>0.588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271" calcext:value-type="float">
            <text:p>0.3271</text:p>
          </table:table-cell>
          <table:table-cell table:number-columns-repeated="2" office:value-type="float" office:value="0.5836" calcext:value-type="float">
            <text:p>0.5836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73" calcext:value-type="float">
            <text:p>0.67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7292" calcext:value-type="float">
            <text:p>0.7292</text:p>
          </table:table-cell>
          <table:table-cell table:number-columns-repeated="3" office:value-type="float" office:value="0.6085" calcext:value-type="float">
            <text:p>0.6085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5518" calcext:value-type="float">
            <text:p>0.55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6" calcext:value-type="float">
            <text:p>0.6916</text:p>
          </table:table-cell>
          <table:table-cell office:value-type="float" office:value="0.697" calcext:value-type="float">
            <text:p>0.69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97" calcext:value-type="float">
            <text:p>0.697</text:p>
          </table:table-cell>
          <table:table-cell table:number-columns-repeated="3" office:value-type="float" office:value="0.5816" calcext:value-type="float">
            <text:p>0.5816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6158" calcext:value-type="float">
            <text:p>0.61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448" calcext:value-type="float">
            <text:p>0.7448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687" calcext:value-type="float">
            <text:p>0.6687</text:p>
          </table:table-cell>
          <table:table-cell table:number-columns-repeated="3" office:value-type="float" office:value="0.5986" calcext:value-type="float">
            <text:p>0.5986</text:p>
          </table:table-cell>
          <table:table-cell office:value-type="float" office:value="0.596" calcext:value-type="float">
            <text:p>0.596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8" calcext:value-type="float">
            <text:p>0.59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5907" calcext:value-type="float">
            <text:p>0.590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67" calcext:value-type="float">
            <text:p>0.7167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6434" calcext:value-type="float">
            <text:p>0.6434</text:p>
          </table:table-cell>
          <table:table-cell table:number-columns-repeated="3" office:value-type="float" office:value="0.576" calcext:value-type="float">
            <text:p>0.576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5684" calcext:value-type="float">
            <text:p>0.568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4" calcext:value-type="float">
            <text:p>0.6914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6207" calcext:value-type="float">
            <text:p>0.6207</text:p>
          </table:table-cell>
          <table:table-cell table:number-columns-repeated="3" office:value-type="float" office:value="0.5557" calcext:value-type="float">
            <text:p>0.5557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5483" calcext:value-type="float">
            <text:p>0.54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684" calcext:value-type="float">
            <text:p>0.6684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6001" calcext:value-type="float">
            <text:p>0.6001</text:p>
          </table:table-cell>
          <table:table-cell table:number-columns-repeated="3" office:value-type="float" office:value="0.5704" calcext:value-type="float">
            <text:p>0.5704</text:p>
          </table:table-cell>
          <table:table-cell office:value-type="float" office:value="0.569" calcext:value-type="float">
            <text:p>0.569</text:p>
          </table:table-cell>
          <table:table-cell office:value-type="float" office:value="0.3598" calcext:value-type="float">
            <text:p>0.3598</text:p>
          </table:table-cell>
          <table:table-cell office:value-type="float" office:value="0.569" calcext:value-type="float">
            <text:p>0.569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5302" calcext:value-type="float">
            <text:p>0.53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5525" calcext:value-type="float">
            <text:p>0.552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42" calcext:value-type="float">
            <text:p>0.642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325" calcext:value-type="float">
            <text:p>0.7325</text:p>
          </table:table-cell>
          <table:table-cell office:value-type="float" office:value="0.637" calcext:value-type="float">
            <text:p>0.637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637" calcext:value-type="float">
            <text:p>0.637</text:p>
          </table:table-cell>
          <table:table-cell table:number-columns-repeated="3" office:value-type="float" office:value="0.642" calcext:value-type="float">
            <text:p>0.642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9048" calcext:value-type="float">
            <text:p>0.904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319" calcext:value-type="float">
            <text:p>0.0319</text:p>
          </table:table-cell>
          <table:table-cell table:number-columns-repeated="4" office:value-type="float" office:value="0.9333" calcext:value-type="float">
            <text:p>0.9333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6173" calcext:value-type="float">
            <text:p>0.6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442" calcext:value-type="float">
            <text:p>0.744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7442" calcext:value-type="float">
            <text:p>0.7442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7442" calcext:value-type="float">
            <text:p>0.74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8399" calcext:value-type="float">
            <text:p>0.839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99" calcext:value-type="float">
            <text:p>0.839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6875" calcext:value-type="float">
            <text:p>0.68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3" calcext:value-type="float">
            <text:p>0.3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office:value-type="float" office:value="0.1311" calcext:value-type="float">
            <text:p>0.131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46" calcext:value-type="float">
            <text:p>0.046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429" calcext:value-type="float">
            <text:p>0.24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0.4505" calcext:value-type="float">
            <text:p>0.4505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3674" calcext:value-type="float">
            <text:p>0.3674</text:p>
          </table:table-cell>
          <table:table-cell table:number-columns-repeated="2" office:value-type="float" office:value="0.529" calcext:value-type="float">
            <text:p>0.529</text:p>
          </table:table-cell>
          <table:table-cell office:value-type="float" office:value="0.394" calcext:value-type="float">
            <text:p>0.394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2559" calcext:value-type="float">
            <text:p>0.2559</text:p>
          </table:table-cell>
          <table:table-cell table:number-columns-repeated="2" office:value-type="float" office:value="0.1196" calcext:value-type="float">
            <text:p>0.1196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73" calcext:value-type="float">
            <text:p>0.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7" calcext:value-type="float">
            <text:p>0.473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43" calcext:value-type="float">
            <text:p>0.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25" calcext:value-type="float">
            <text:p>0.8125</text:p>
          </table:table-cell>
          <table:table-cell office:value-type="float" office:value="0.5" calcext:value-type="float">
            <text:p>0.5</text:p>
          </table:table-cell>
          <table:table-cell office:value-type="float" office:value="0.7692" calcext:value-type="float">
            <text:p>0.76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059" calcext:value-type="float">
            <text:p>0.7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8235" calcext:value-type="float">
            <text:p>0.82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46" calcext:value-type="float">
            <text:p>0.7346</text:p>
          </table:table-cell>
          <table:table-cell table:number-columns-repeated="2" office:value-type="float" office:value="0.8827" calcext:value-type="float">
            <text:p>0.8827</text:p>
          </table:table-cell>
          <table:table-cell office:value-type="float" office:value="0.7346" calcext:value-type="float">
            <text:p>0.7346</text:p>
          </table:table-cell>
          <table:table-cell office:value-type="float" office:value="1" calcext:value-type="float">
            <text:p>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6173" calcext:value-type="float">
            <text:p>0.617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508" calcext:value-type="float">
            <text:p>0.8508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8508" calcext:value-type="float">
            <text:p>0.8508</text:p>
          </table:table-cell>
          <table:table-cell office:value-type="float" office:value="1" calcext:value-type="float">
            <text:p>1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7442" calcext:value-type="float">
            <text:p>0.7442</text:p>
          </table:table-cell>
          <table:table-cell table:number-columns-repeated="2" office:value-type="float" office:value="0.8787" calcext:value-type="float">
            <text:p>0.8787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8934" calcext:value-type="float">
            <text:p>0.8934</text:p>
          </table:table-cell>
          <table:table-cell table:number-columns-repeated="2" office:value-type="float" office:value="0.7869" calcext:value-type="float">
            <text:p>0.7869</text:p>
          </table:table-cell>
          <table:table-cell office:value-type="float" office:value="0.8934" calcext:value-type="float">
            <text:p>0.8934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383" calcext:value-type="float">
            <text:p>0.9383</text:p>
          </table:table-cell>
          <table:table-cell table:number-columns-repeated="2" office:value-type="float" office:value="0.9864" calcext:value-type="float">
            <text:p>0.986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7637" calcext:value-type="float">
            <text:p>0.7637</text:p>
          </table:table-cell>
          <table:table-cell table:number-columns-repeated="2" office:value-type="float" office:value="0.8879" calcext:value-type="float">
            <text:p>0.8879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7996" calcext:value-type="float">
            <text:p>0.7996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float" office:value="0.727" calcext:value-type="float">
            <text:p>0.727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423" calcext:value-type="float">
            <text:p>0.9423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8447" calcext:value-type="float">
            <text:p>0.8447</text:p>
          </table:table-cell>
          <table:table-cell table:number-columns-repeated="2" office:value-type="float" office:value="0.8953" calcext:value-type="float">
            <text:p>0.8953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16" calcext:value-type="float">
            <text:p>0.816</text:p>
          </table:table-cell>
          <table:table-cell office:value-type="float" office:value="0.7713" calcext:value-type="float">
            <text:p>0.7713</text:p>
          </table:table-cell>
          <table:table-cell table:number-columns-repeated="2" office:value-type="float" office:value="0.6793" calcext:value-type="float">
            <text:p>0.6793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6656" calcext:value-type="float">
            <text:p>0.66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879" calcext:value-type="float">
            <text:p>0.8879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988" calcext:value-type="float">
            <text:p>0.988</text:p>
          </table:table-cell>
          <table:table-cell office:value-type="float" office:value="0.8537" calcext:value-type="float">
            <text:p>0.8537</text:p>
          </table:table-cell>
          <table:table-cell table:number-columns-repeated="2" office:value-type="float" office:value="0.9013" calcext:value-type="float">
            <text:p>0.9013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7267" calcext:value-type="float">
            <text:p>0.7267</text:p>
          </table:table-cell>
          <table:table-cell table:number-columns-repeated="2" office:value-type="float" office:value="0.6401" calcext:value-type="float">
            <text:p>0.6401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419" calcext:value-type="float">
            <text:p>0.8419</text:p>
          </table:table-cell>
          <table:table-cell table:number-columns-repeated="2" office:value-type="float" office:value="0.9886" calcext:value-type="float">
            <text:p>0.9886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8613" calcext:value-type="float">
            <text:p>0.8613</text:p>
          </table:table-cell>
          <table:table-cell table:number-columns-repeated="2" office:value-type="float" office:value="0.9064" calcext:value-type="float">
            <text:p>0.9064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6891" calcext:value-type="float">
            <text:p>0.6891</text:p>
          </table:table-cell>
          <table:table-cell table:number-columns-repeated="2" office:value-type="float" office:value="0.6069" calcext:value-type="float">
            <text:p>0.6069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494" calcext:value-type="float">
            <text:p>0.649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22" calcext:value-type="float">
            <text:p>0.8022</text:p>
          </table:table-cell>
          <table:table-cell table:number-columns-repeated="2" office:value-type="float" office:value="0.9891" calcext:value-type="float">
            <text:p>0.9891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8207" calcext:value-type="float">
            <text:p>0.8207</text:p>
          </table:table-cell>
          <table:table-cell table:number-columns-repeated="2" office:value-type="float" office:value="0.9108" calcext:value-type="float">
            <text:p>0.9108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837" calcext:value-type="float">
            <text:p>0.8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5783" calcext:value-type="float">
            <text:p>0.57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07" calcext:value-type="float">
            <text:p>0.8107</text:p>
          </table:table-cell>
          <table:table-cell table:number-columns-repeated="2" office:value-type="float" office:value="0.9463" calcext:value-type="float">
            <text:p>0.9463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7851" calcext:value-type="float">
            <text:p>0.7851</text:p>
          </table:table-cell>
          <table:table-cell table:number-columns-repeated="2" office:value-type="float" office:value="0.8714" calcext:value-type="float">
            <text:p>0.8714</text:p>
          </table:table-cell>
          <table:table-cell office:value-type="float" office:value="0.779" calcext:value-type="float">
            <text:p>0.779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6281" calcext:value-type="float">
            <text:p>0.6281</text:p>
          </table:table-cell>
          <table:table-cell table:number-columns-repeated="2" office:value-type="float" office:value="0.5532" calcext:value-type="float">
            <text:p>0.553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83" calcext:value-type="float">
            <text:p>0.8183</text:p>
          </table:table-cell>
          <table:table-cell table:number-columns-repeated="2" office:value-type="float" office:value="0.9083" calcext:value-type="float">
            <text:p>0.9083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7536" calcext:value-type="float">
            <text:p>0.7536</text:p>
          </table:table-cell>
          <table:table-cell table:number-columns-repeated="2" office:value-type="float" office:value="0.8364" calcext:value-type="float">
            <text:p>0.8364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6431" calcext:value-type="float">
            <text:p>0.6431</text:p>
          </table:table-cell>
          <table:table-cell table:number-columns-repeated="2" office:value-type="float" office:value="0.531" calcext:value-type="float">
            <text:p>0.531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683" calcext:value-type="float">
            <text:p>0.56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877" calcext:value-type="float">
            <text:p>0.7877</text:p>
          </table:table-cell>
          <table:table-cell table:number-columns-repeated="2" office:value-type="float" office:value="0.8744" calcext:value-type="float">
            <text:p>0.8744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7254" calcext:value-type="float">
            <text:p>0.7254</text:p>
          </table:table-cell>
          <table:table-cell table:number-columns-repeated="2" office:value-type="float" office:value="0.8051" calcext:value-type="float">
            <text:p>0.8051</text:p>
          </table:table-cell>
          <table:table-cell office:value-type="float" office:value="0.7198" calcext:value-type="float">
            <text:p>0.7198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.5112" calcext:value-type="float">
            <text:p>0.5112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601" calcext:value-type="float">
            <text:p>0.7601</text:p>
          </table:table-cell>
          <table:table-cell table:number-columns-repeated="2" office:value-type="float" office:value="0.8437" calcext:value-type="float">
            <text:p>0.8437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12" calcext:value-type="float">
            <text:p>0.812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324" calcext:value-type="float">
            <text:p>0.6324</text:p>
          </table:table-cell>
          <table:table-cell table:number-columns-repeated="2" office:value-type="float" office:value="0.4932" calcext:value-type="float">
            <text:p>0.4932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73" calcext:value-type="float">
            <text:p>0.573</text:p>
          </table:table-cell>
          <table:table-cell office:value-type="float" office:value="0.5278" calcext:value-type="float">
            <text:p>0.527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.8489" calcext:value-type="float">
            <text:p>0.8489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6768" calcext:value-type="float">
            <text:p>0.6768</text:p>
          </table:table-cell>
          <table:table-cell table:number-columns-repeated="2" office:value-type="float" office:value="0.8182" calcext:value-type="float">
            <text:p>0.8182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6445" calcext:value-type="float">
            <text:p>0.6445</text:p>
          </table:table-cell>
          <table:table-cell table:number-columns-repeated="2" office:value-type="float" office:value="0.4769" calcext:value-type="float">
            <text:p>0.4769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5104" calcext:value-type="float">
            <text:p>0.510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12" calcext:value-type="float">
            <text:p>0.712</text:p>
          </table:table-cell>
          <table:table-cell table:number-columns-repeated="2" office:value-type="float" office:value="0.8223" calcext:value-type="float">
            <text:p>0.8223</text:p>
          </table:table-cell>
          <table:table-cell office:value-type="float" office:value="0.7221" calcext:value-type="float">
            <text:p>0.7221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6557" calcext:value-type="float">
            <text:p>0.6557</text:p>
          </table:table-cell>
          <table:table-cell table:number-columns-repeated="2" office:value-type="float" office:value="0.8239" calcext:value-type="float">
            <text:p>0.8239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6244" calcext:value-type="float">
            <text:p>0.6244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944" calcext:value-type="float">
            <text:p>0.494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05" calcext:value-type="float">
            <text:p>0.7205</text:p>
          </table:table-cell>
          <table:table-cell table:number-columns-repeated="2" office:value-type="float" office:value="0.7979" calcext:value-type="float">
            <text:p>0.7979</text:p>
          </table:table-cell>
          <table:table-cell office:value-type="float" office:value="0.7006" calcext:value-type="float">
            <text:p>0.7006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" calcext:value-type="float">
            <text:p>0.83</text:p>
          </table:table-cell>
          <table:table-cell office:value-type="float" office:value="0.6362" calcext:value-type="float">
            <text:p>0.6362</text:p>
          </table:table-cell>
          <table:table-cell table:number-columns-repeated="2" office:value-type="float" office:value="0.8291" calcext:value-type="float">
            <text:p>0.8291</text:p>
          </table:table-cell>
          <table:table-cell office:value-type="float" office:value="0.661" calcext:value-type="float">
            <text:p>0.661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6058" calcext:value-type="float">
            <text:p>0.6058</text:p>
          </table:table-cell>
          <table:table-cell table:number-columns-repeated="2" office:value-type="float" office:value="0.4483" calcext:value-type="float">
            <text:p>0.4483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4797" calcext:value-type="float">
            <text:p>0.479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001" calcext:value-type="float">
            <text:p>0.7001</text:p>
          </table:table-cell>
          <table:table-cell table:number-columns-repeated="2" office:value-type="float" office:value="0.8036" calcext:value-type="float">
            <text:p>0.8036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6182" calcext:value-type="float">
            <text:p>0.6182</text:p>
          </table:table-cell>
          <table:table-cell table:number-columns-repeated="2" office:value-type="float" office:value="0.8057" calcext:value-type="float">
            <text:p>0.8057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0.4356" calcext:value-type="float">
            <text:p>0.4356</text:p>
          </table:table-cell>
          <table:table-cell office:value-type="float" office:value="0.617" calcext:value-type="float">
            <text:p>0.617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812" calcext:value-type="float">
            <text:p>0.6812</text:p>
          </table:table-cell>
          <table:table-cell table:number-columns-repeated="2" office:value-type="float" office:value="0.7819" calcext:value-type="float">
            <text:p>0.7819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6015" calcext:value-type="float">
            <text:p>0.6015</text:p>
          </table:table-cell>
          <table:table-cell table:number-columns-repeated="2" office:value-type="float" office:value="0.7839" calcext:value-type="float">
            <text:p>0.7839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801" calcext:value-type="float">
            <text:p>0.801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4238" calcext:value-type="float">
            <text:p>0.4238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4536" calcext:value-type="float">
            <text:p>0.45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636" calcext:value-type="float">
            <text:p>0.6636</text:p>
          </table:table-cell>
          <table:table-cell table:number-columns-repeated="2" office:value-type="float" office:value="0.7617" calcext:value-type="float">
            <text:p>0.7617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5859" calcext:value-type="float">
            <text:p>0.5859</text:p>
          </table:table-cell>
          <table:table-cell table:number-columns-repeated="2" office:value-type="float" office:value="0.7636" calcext:value-type="float">
            <text:p>0.7636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5848" calcext:value-type="float">
            <text:p>0.5848</text:p>
          </table:table-cell>
          <table:table-cell table:number-columns-repeated="2" office:value-type="float" office:value="0.4129" calcext:value-type="float">
            <text:p>0.4129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4418" calcext:value-type="float">
            <text:p>0.44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71" calcext:value-type="float">
            <text:p>0.6471</text:p>
          </table:table-cell>
          <table:table-cell table:number-columns-repeated="2" office:value-type="float" office:value="0.7427" calcext:value-type="float">
            <text:p>0.7427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5962" calcext:value-type="float">
            <text:p>0.5962</text:p>
          </table:table-cell>
          <table:table-cell table:number-columns-repeated="2" office:value-type="float" office:value="0.7447" calcext:value-type="float">
            <text:p>0.7447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5703" calcext:value-type="float">
            <text:p>0.5703</text:p>
          </table:table-cell>
          <table:table-cell table:number-columns-repeated="2" office:value-type="float" office:value="0.4026" calcext:value-type="float">
            <text:p>0.4026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.1176" calcext:value-type="float">
            <text:p>0.1176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11" calcext:value-type="float">
            <text:p>0.1411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222" calcext:value-type="float">
            <text:p>0.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3"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3"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5531" calcext:value-type="float">
            <text:p>0.5531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935" calcext:value-type="float">
            <text:p>0.4935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483" calcext:value-type="float">
            <text:p>0.4483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297" calcext:value-type="float">
            <text:p>0.4297</text:p>
          </table:table-cell>
          <table:table-cell office:value-type="float" office:value="0.3952" calcext:value-type="float">
            <text:p>0.3952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133" calcext:value-type="float">
            <text:p>0.4133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514" calcext:value-type="float">
            <text:p>0.351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987" calcext:value-type="float">
            <text:p>0.3987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855" calcext:value-type="float">
            <text:p>0.3855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3278" calcext:value-type="float">
            <text:p>0.3278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3278" calcext:value-type="float">
            <text:p>0.327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736" calcext:value-type="float">
            <text:p>0.3736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627" calcext:value-type="float">
            <text:p>0.3627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3376" calcext:value-type="float">
            <text:p>0.337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527" calcext:value-type="float">
            <text:p>0.3527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3283" calcext:value-type="float">
            <text:p>0.32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434" calcext:value-type="float">
            <text:p>0.3434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3196" calcext:value-type="float">
            <text:p>0.319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348" calcext:value-type="float">
            <text:p>0.3348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116" calcext:value-type="float">
            <text:p>0.31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1" office:value-type="float" office:value="0.3267" calcext:value-type="float">
            <text:p>0.3267</text:p>
          </table:table-cell>
          <table:table-cell office:value-type="float" office:value="0.3507" calcext:value-type="float">
            <text:p>0.3507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1" office:value-type="float" office:value="0.3267" calcext:value-type="float">
            <text:p>0.3267</text:p>
          </table:table-cell>
          <table:table-cell office:value-type="float" office:value="0.3743" calcext:value-type="float">
            <text:p>0.3743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.3267" calcext:value-type="float">
            <text:p>0.3267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3743" calcext:value-type="float">
            <text:p>0.3743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.3267" calcext:value-type="float">
            <text:p>0.3267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3743" calcext:value-type="float">
            <text:p>0.3743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4881" calcext:value-type="float">
            <text:p>0.4881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078" calcext:value-type="float">
            <text:p>0.5078</text:p>
          </table:table-cell>
          <table:table-cell office:value-type="float" office:value="0.3892" calcext:value-type="float">
            <text:p>0.3892</text:p>
          </table:table-cell>
          <table:table-cell table:number-columns-repeated="2" office:value-type="float" office:value="0.4028" calcext:value-type="float">
            <text:p>0.4028</text:p>
          </table:table-cell>
          <table:table-cell office:value-type="float" office:value="0.3929" calcext:value-type="float">
            <text:p>0.3929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419" calcext:value-type="float">
            <text:p>0.419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" calcext:value-type="float">
            <text:p>0.5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4"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5856" calcext:value-type="float">
            <text:p>0.5856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4852" calcext:value-type="float">
            <text:p>0.4852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6399" calcext:value-type="float">
            <text:p>0.6399</text:p>
          </table:table-cell>
          <table:table-cell table:number-columns-repeated="2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733" calcext:value-type="float">
            <text:p>0.7733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6175" calcext:value-type="float">
            <text:p>0.6175</text:p>
          </table:table-cell>
          <table:table-cell table:number-columns-repeated="2" office:value-type="float" office:value="0.4576" calcext:value-type="float">
            <text:p>0.457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5216" calcext:value-type="float">
            <text:p>0.5216</text:p>
          </table:table-cell>
          <table:table-cell office:value-type="float" office:value="0.7174" calcext:value-type="float">
            <text:p>0.7174</text:p>
          </table:table-cell>
          <table:table-cell table:number-columns-repeated="2" office:value-type="float" office:value="0.5216" calcext:value-type="float">
            <text:p>0.521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127" calcext:value-type="float">
            <text:p>0.6127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4344" calcext:value-type="float">
            <text:p>0.4344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5302" calcext:value-type="float">
            <text:p>0.5302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29" calcext:value-type="float">
            <text:p>0.1529</text:p>
          </table:table-cell>
          <table:table-cell table:number-columns-repeated="2" office:value-type="float" office:value="0.2253" calcext:value-type="float">
            <text:p>0.2253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1618" calcext:value-type="float">
            <text:p>0.1618</text:p>
          </table:table-cell>
          <table:table-cell table:number-columns-repeated="2" office:value-type="float" office:value="0.2931" calcext:value-type="float">
            <text:p>0.2931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" calcext:value-type="float">
            <text:p>0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889" calcext:value-type="float">
            <text:p>0.3889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table:number-columns-repeated="6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844" calcext:value-type="float">
            <text:p>0.6844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8539" calcext:value-type="float">
            <text:p>0.8539</text:p>
          </table:table-cell>
          <table:table-cell table:number-columns-repeated="6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106" calcext:value-type="float">
            <text:p>0.6106</text:p>
          </table:table-cell>
          <table:table-cell table:number-columns-repeated="2" office:value-type="float" office:value="0.6238" calcext:value-type="float">
            <text:p>0.6238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6013" calcext:value-type="float">
            <text:p>0.6013</text:p>
          </table:table-cell>
          <table:table-cell table:number-columns-repeated="3" office:value-type="float" office:value="0.4935" calcext:value-type="float">
            <text:p>0.493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546" calcext:value-type="float">
            <text:p>0.5546</text:p>
          </table:table-cell>
          <table:table-cell table:number-columns-repeated="2" office:value-type="float" office:value="0.5667" calcext:value-type="float">
            <text:p>0.5667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6774" calcext:value-type="float">
            <text:p>0.6774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79" calcext:value-type="float">
            <text:p>0.79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6378" calcext:value-type="float">
            <text:p>0.637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5399" calcext:value-type="float">
            <text:p>0.53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104" calcext:value-type="float">
            <text:p>0.5104</text:p>
          </table:table-cell>
          <table:table-cell table:number-columns-repeated="2" office:value-type="float" office:value="0.5215" calcext:value-type="float">
            <text:p>0.5215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7031" calcext:value-type="float">
            <text:p>0.7031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727" calcext:value-type="float">
            <text:p>0.727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869" calcext:value-type="float">
            <text:p>0.586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766" calcext:value-type="float">
            <text:p>0.576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743" calcext:value-type="float">
            <text:p>0.4743</text:p>
          </table:table-cell>
          <table:table-cell table:number-columns-repeated="2" office:value-type="float" office:value="0.4846" calcext:value-type="float">
            <text:p>0.4846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6534" calcext:value-type="float">
            <text:p>0.6534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463" calcext:value-type="float">
            <text:p>0.7463</text:p>
          </table:table-cell>
          <table:table-cell office:value-type="float" office:value="0.4541" calcext:value-type="float">
            <text:p>0.4541</text:p>
          </table:table-cell>
          <table:table-cell table:number-columns-repeated="2" office:value-type="float" office:value="0.5454" calcext:value-type="float">
            <text:p>0.5454</text:p>
          </table:table-cell>
          <table:table-cell office:value-type="float" office:value="0.3833" calcext:value-type="float">
            <text:p>0.3833</text:p>
          </table:table-cell>
          <table:table-cell table:number-columns-repeated="2" office:value-type="float" office:value="0.5358" calcext:value-type="float">
            <text:p>0.53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537" calcext:value-type="float">
            <text:p>0.4537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6118" calcext:value-type="float">
            <text:p>0.6118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5017" calcext:value-type="float">
            <text:p>0.501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184" calcext:value-type="float">
            <text:p>0.4184</text:p>
          </table:table-cell>
          <table:table-cell table:number-columns-repeated="2" office:value-type="float" office:value="0.4853" calcext:value-type="float">
            <text:p>0.4853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71" calcext:value-type="float">
            <text:p>0.371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5764" calcext:value-type="float">
            <text:p>0.5764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5306" calcext:value-type="float">
            <text:p>0.530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962" calcext:value-type="float">
            <text:p>0.3962</text:p>
          </table:table-cell>
          <table:table-cell table:number-columns-repeated="2" office:value-type="float" office:value="0.5126" calcext:value-type="float">
            <text:p>0.512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5458" calcext:value-type="float">
            <text:p>0.5458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6802" calcext:value-type="float">
            <text:p>0.680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5555" calcext:value-type="float">
            <text:p>0.555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768" calcext:value-type="float">
            <text:p>0.3768</text:p>
          </table:table-cell>
          <table:table-cell table:number-columns-repeated="2" office:value-type="float" office:value="0.4875" calcext:value-type="float">
            <text:p>0.487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.5191" calcext:value-type="float">
            <text:p>0.5191</text:p>
          </table:table-cell>
          <table:table-cell office:value-type="float" office:value="0.385" calcext:value-type="float">
            <text:p>0.385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5282" calcext:value-type="float">
            <text:p>0.528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596" calcext:value-type="float">
            <text:p>0.3596</text:p>
          </table:table-cell>
          <table:table-cell table:number-columns-repeated="2" office:value-type="float" office:value="0.4653" calcext:value-type="float">
            <text:p>0.4653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3674" calcext:value-type="float">
            <text:p>0.3674</text:p>
          </table:table-cell>
          <table:table-cell table:number-columns-repeated="2" office:value-type="float" office:value="0.4954" calcext:value-type="float">
            <text:p>0.4954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041" calcext:value-type="float">
            <text:p>0.504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443" calcext:value-type="float">
            <text:p>0.3443</text:p>
          </table:table-cell>
          <table:table-cell table:number-columns-repeated="2" office:value-type="float" office:value="0.4454" calcext:value-type="float">
            <text:p>0.4454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3517" calcext:value-type="float">
            <text:p>0.3517</text:p>
          </table:table-cell>
          <table:table-cell table:number-columns-repeated="2" office:value-type="float" office:value="0.4742" calcext:value-type="float">
            <text:p>0.4742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91" calcext:value-type="float">
            <text:p>0.591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6" calcext:value-type="float">
            <text:p>0.482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305" calcext:value-type="float">
            <text:p>0.3305</text:p>
          </table:table-cell>
          <table:table-cell table:number-columns-repeated="2" office:value-type="float" office:value="0.4276" calcext:value-type="float">
            <text:p>0.4276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3376" calcext:value-type="float">
            <text:p>0.3376</text:p>
          </table:table-cell>
          <table:table-cell table:number-columns-repeated="2" office:value-type="float" office:value="0.4953" calcext:value-type="float">
            <text:p>0.4953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4633" calcext:value-type="float">
            <text:p>0.463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58" calcext:value-type="float">
            <text:p>0.445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473" calcext:value-type="float">
            <text:p>0.447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4196" calcext:value-type="float">
            <text:p>0.4196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3053" calcext:value-type="float">
            <text:p>0.3053</text:p>
          </table:table-cell>
          <table:table-cell table:number-columns-repeated="2" office:value-type="float" office:value="0.3767" calcext:value-type="float">
            <text:p>0.3767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2103" calcext:value-type="float">
            <text:p>0.2103</text:p>
          </table:table-cell>
          <table:table-cell table:number-columns-repeated="2" office:value-type="float" office:value="0.2381" calcext:value-type="float">
            <text:p>0.238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2698" calcext:value-type="float">
            <text:p>0.269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78" calcext:value-type="float">
            <text:p>0.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118" calcext:value-type="float">
            <text:p>0.4118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6429" calcext:value-type="float">
            <text:p>0.6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6923" calcext:value-type="float">
            <text:p>0.692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11" calcext:value-type="float">
            <text:p>0.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table:number-columns-repeated="13"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8"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8596" calcext:value-type="float">
            <text:p>0.8596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596" calcext:value-type="float">
            <text:p>0.8596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1" calcext:value-type="float">
            <text:p>1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734" calcext:value-type="float">
            <text:p>0.8734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8734" calcext:value-type="float">
            <text:p>0.8734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7578" calcext:value-type="float">
            <text:p>0.7578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838" calcext:value-type="float">
            <text:p>0.8838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951" calcext:value-type="float">
            <text:p>0.6951</text:p>
          </table:table-cell>
          <table:table-cell table:number-columns-repeated="2" office:value-type="float" office:value="0.6849" calcext:value-type="float">
            <text:p>0.684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9281" calcext:value-type="float">
            <text:p>0.9281</text:p>
          </table:table-cell>
          <table:table-cell table:number-columns-repeated="2" office:value-type="float" office:value="0.8612" calcext:value-type="float">
            <text:p>0.8612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8203" calcext:value-type="float">
            <text:p>0.8203</text:p>
          </table:table-cell>
          <table:table-cell table:number-columns-repeated="2" office:value-type="float" office:value="0.7893" calcext:value-type="float">
            <text:p>0.7893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6452" calcext:value-type="float">
            <text:p>0.6452</text:p>
          </table:table-cell>
          <table:table-cell table:number-columns-repeated="2" office:value-type="float" office:value="0.6357" calcext:value-type="float">
            <text:p>0.635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01" calcext:value-type="float">
            <text:p>0.701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7681" calcext:value-type="float">
            <text:p>0.7681</text:p>
          </table:table-cell>
          <table:table-cell table:number-columns-repeated="2" office:value-type="float" office:value="0.7391" calcext:value-type="float">
            <text:p>0.7391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041" calcext:value-type="float">
            <text:p>0.6041</text:p>
          </table:table-cell>
          <table:table-cell table:number-columns-repeated="2" office:value-type="float" office:value="0.5952" calcext:value-type="float">
            <text:p>0.5952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5952" calcext:value-type="float">
            <text:p>0.5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765" calcext:value-type="float">
            <text:p>0.8765</text:p>
          </table:table-cell>
          <table:table-cell table:number-columns-repeated="2" office:value-type="float" office:value="0.8775" calcext:value-type="float">
            <text:p>0.8775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7241" calcext:value-type="float">
            <text:p>0.7241</text:p>
          </table:table-cell>
          <table:table-cell table:number-columns-repeated="2" office:value-type="float" office:value="0.754" calcext:value-type="float">
            <text:p>0.754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846" calcext:value-type="float">
            <text:p>0.6846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5695" calcext:value-type="float">
            <text:p>0.5695</text:p>
          </table:table-cell>
          <table:table-cell table:number-columns-repeated="2" office:value-type="float" office:value="0.5611" calcext:value-type="float">
            <text:p>0.5611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84" calcext:value-type="float">
            <text:p>0.618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08" calcext:value-type="float">
            <text:p>0.8308</text:p>
          </table:table-cell>
          <table:table-cell table:number-columns-repeated="2" office:value-type="float" office:value="0.8317" calcext:value-type="float">
            <text:p>0.8317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6863" calcext:value-type="float">
            <text:p>0.6863</text:p>
          </table:table-cell>
          <table:table-cell table:number-columns-repeated="2" office:value-type="float" office:value="0.7147" calcext:value-type="float">
            <text:p>0.7147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5398" calcext:value-type="float">
            <text:p>0.5398</text:p>
          </table:table-cell>
          <table:table-cell table:number-columns-repeated="2" office:value-type="float" office:value="0.5319" calcext:value-type="float">
            <text:p>0.531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862" calcext:value-type="float">
            <text:p>0.586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89" calcext:value-type="float">
            <text:p>0.8389</text:p>
          </table:table-cell>
          <table:table-cell table:number-columns-repeated="2" office:value-type="float" office:value="0.7919" calcext:value-type="float">
            <text:p>0.7919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34" calcext:value-type="float">
            <text:p>0.6534</text:p>
          </table:table-cell>
          <table:table-cell table:number-columns-repeated="2" office:value-type="float" office:value="0.6804" calcext:value-type="float">
            <text:p>0.6804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5139" calcext:value-type="float">
            <text:p>0.5139</text:p>
          </table:table-cell>
          <table:table-cell table:number-columns-repeated="2" office:value-type="float" office:value="0.5064" calcext:value-type="float">
            <text:p>0.5064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5581" calcext:value-type="float">
            <text:p>0.558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461" calcext:value-type="float">
            <text:p>0.8461</text:p>
          </table:table-cell>
          <table:table-cell table:number-columns-repeated="2" office:value-type="float" office:value="0.7568" calcext:value-type="float">
            <text:p>0.7568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529" calcext:value-type="float">
            <text:p>0.52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245" calcext:value-type="float">
            <text:p>0.6245</text:p>
          </table:table-cell>
          <table:table-cell table:number-columns-repeated="2" office:value-type="float" office:value="0.6503" calcext:value-type="float">
            <text:p>0.6503</text:p>
          </table:table-cell>
          <table:table-cell office:value-type="float" office:value="0.566" calcext:value-type="float">
            <text:p>0.566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5355" calcext:value-type="float">
            <text:p>0.5355</text:p>
          </table:table-cell>
          <table:table-cell table:number-columns-repeated="2" office:value-type="float" office:value="0.4839" calcext:value-type="float">
            <text:p>0.4839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333" calcext:value-type="float">
            <text:p>0.533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111" calcext:value-type="float">
            <text:p>0.8111</text:p>
          </table:table-cell>
          <table:table-cell table:number-columns-repeated="2" office:value-type="float" office:value="0.7255" calcext:value-type="float">
            <text:p>0.7255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5987" calcext:value-type="float">
            <text:p>0.5987</text:p>
          </table:table-cell>
          <table:table-cell table:number-columns-repeated="2" office:value-type="float" office:value="0.6234" calcext:value-type="float">
            <text:p>0.6234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5133" calcext:value-type="float">
            <text:p>0.5133</text:p>
          </table:table-cell>
          <table:table-cell table:number-columns-repeated="2" office:value-type="float" office:value="0.4639" calcext:value-type="float">
            <text:p>0.4639</text:p>
          </table:table-cell>
          <table:table-cell office:value-type="float" office:value="0.5133" calcext:value-type="float">
            <text:p>0.5133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5113" calcext:value-type="float">
            <text:p>0.511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97" calcext:value-type="float">
            <text:p>0.7797</text:p>
          </table:table-cell>
          <table:table-cell table:number-columns-repeated="2" office:value-type="float" office:value="0.6974" calcext:value-type="float">
            <text:p>0.6974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567" calcext:value-type="float">
            <text:p>0.5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5755" calcext:value-type="float">
            <text:p>0.5755</text:p>
          </table:table-cell>
          <table:table-cell table:number-columns-repeated="2" office:value-type="float" office:value="0.638" calcext:value-type="float">
            <text:p>0.638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446" calcext:value-type="float">
            <text:p>0.446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4915" calcext:value-type="float">
            <text:p>0.49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13" calcext:value-type="float">
            <text:p>0.7513</text:p>
          </table:table-cell>
          <table:table-cell table:number-columns-repeated="2" office:value-type="float" office:value="0.7084" calcext:value-type="float">
            <text:p>0.7084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5545" calcext:value-type="float">
            <text:p>0.5545</text:p>
          </table:table-cell>
          <table:table-cell table:number-columns-repeated="2" office:value-type="float" office:value="0.6147" calcext:value-type="float">
            <text:p>0.6147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4755" calcext:value-type="float">
            <text:p>0.4755</text:p>
          </table:table-cell>
          <table:table-cell table:number-columns-repeated="2" office:value-type="float" office:value="0.4297" calcext:value-type="float">
            <text:p>0.4297</text:p>
          </table:table-cell>
          <table:table-cell office:value-type="float" office:value="0.4755" calcext:value-type="float">
            <text:p>0.4755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4736" calcext:value-type="float">
            <text:p>0.47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254" calcext:value-type="float">
            <text:p>0.7254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37" calcext:value-type="float">
            <text:p>0.637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5354" calcext:value-type="float">
            <text:p>0.5354</text:p>
          </table:table-cell>
          <table:table-cell table:number-columns-repeated="2" office:value-type="float" office:value="0.628" calcext:value-type="float">
            <text:p>0.628</text:p>
          </table:table-cell>
          <table:table-cell office:value-type="float" office:value="0.4853" calcext:value-type="float">
            <text:p>0.4853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4149" calcext:value-type="float">
            <text:p>0.4149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017" calcext:value-type="float">
            <text:p>0.7017</text:p>
          </table:table-cell>
          <table:table-cell table:number-columns-repeated="2" office:value-type="float" office:value="0.6617" calcext:value-type="float">
            <text:p>0.661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5506" calcext:value-type="float">
            <text:p>0.5506</text:p>
          </table:table-cell>
          <table:table-cell table:number-columns-repeated="2" office:value-type="float" office:value="0.6075" calcext:value-type="float">
            <text:p>0.6075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014" calcext:value-type="float">
            <text:p>0.4014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5154" calcext:value-type="float">
            <text:p>0.5154</text:p>
          </table:table-cell>
          <table:table-cell office:value-type="float" office:value="0.4424" calcext:value-type="float">
            <text:p>0.442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11" calcext:value-type="float">
            <text:p>0.711</text:p>
          </table:table-cell>
          <table:table-cell table:number-columns-repeated="2" office:value-type="float" office:value="0.6722" calcext:value-type="float">
            <text:p>0.672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5335" calcext:value-type="float">
            <text:p>0.5335</text:p>
          </table:table-cell>
          <table:table-cell table:number-columns-repeated="2" office:value-type="float" office:value="0.5886" calcext:value-type="float">
            <text:p>0.5886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4303" calcext:value-type="float">
            <text:p>0.4303</text:p>
          </table:table-cell>
          <table:table-cell table:number-columns-repeated="2" office:value-type="float" office:value="0.3889" calcext:value-type="float">
            <text:p>0.388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6523" calcext:value-type="float">
            <text:p>0.6523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5177" calcext:value-type="float">
            <text:p>0.5177</text:p>
          </table:table-cell>
          <table:table-cell table:number-columns-repeated="2" office:value-type="float" office:value="0.5712" calcext:value-type="float">
            <text:p>0.5712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4176" calcext:value-type="float">
            <text:p>0.4176</text:p>
          </table:table-cell>
          <table:table-cell table:number-columns-repeated="2" office:value-type="float" office:value="0.3774" calcext:value-type="float">
            <text:p>0.3774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.6621" calcext:value-type="float">
            <text:p>0.6621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503" calcext:value-type="float">
            <text:p>0.503</text:p>
          </table:table-cell>
          <table:table-cell table:number-columns-repeated="2" office:value-type="float" office:value="0.555" calcext:value-type="float">
            <text:p>0.555</text:p>
          </table:table-cell>
          <table:table-cell office:value-type="float" office:value="0.4289" calcext:value-type="float">
            <text:p>0.4289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4058" calcext:value-type="float">
            <text:p>0.4058</text:p>
          </table:table-cell>
          <table:table-cell table:number-columns-repeated="2" office:value-type="float" office:value="0.3667" calcext:value-type="float">
            <text:p>0.3667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4042" calcext:value-type="float">
            <text:p>0.4042</text:p>
          </table:table-cell>
        </table:table-row>
        <table:table-row table:style-name="ro2" table:number-rows-repeated="1047173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raw-graphs" table:style-name="ta1">
        <table:shapes>
          <draw:frame draw:z-index="0" draw:style-name="gr1" draw:text-style-name="P1" svg:width="9.2083in" svg:height="5.0445in" svg:x="0.1594in" svg:y="0.122in">
            <draw:object draw:notify-on-update-of-ranges="'raw-results'.C1:'raw-results'.T1 'raw-results'.C6:'raw-results'.T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74in" svg:height="4.7445in" svg:x="0.2965in" svg:y="5.411in">
            <draw:object draw:notify-on-update-of-ranges="'raw-results'.A7:'raw-results'.A17 'raw-results'.C1:'raw-results'.C1 'raw-results'.C7:'raw-results'.C17 'raw-results'.D1:'raw-results'.D1 'raw-results'.D7:'raw-results'.D17 'raw-results'.E1:'raw-results'.E1 'raw-results'.E7:'raw-results'.E17 'raw-results'.F1:'raw-results'.F1 'raw-results'.F7:'raw-results'.F17 'raw-results'.G1:'raw-results'.G1 'raw-results'.G7:'raw-results'.G17 'raw-results'.H1:'raw-results'.H1 'raw-results'.H7:'raw-results'.H17 'raw-results'.I1:'raw-results'.I1 'raw-results'.I7:'raw-results'.I17 'raw-results'.J1:'raw-results'.J1 'raw-results'.J7:'raw-results'.J17 'raw-results'.K1:'raw-results'.K1 'raw-results'.K7:'raw-results'.K17 'raw-results'.L1:'raw-results'.L1 'raw-results'.L7:'raw-results'.L17 'raw-results'.M1:'raw-results'.M1 'raw-results'.M7:'raw-results'.M17 'raw-results'.N1:'raw-results'.N1 'raw-results'.N7:'raw-results'.N17 'raw-results'.O1:'raw-results'.O1 'raw-results'.O7:'raw-results'.O17 'raw-results'.P1:'raw-results'.P1 'raw-results'.P7:'raw-results'.P17 'raw-results'.Q1:'raw-results'.Q1 'raw-results'.Q7:'raw-results'.Q17 'raw-results'.R1:'raw-results'.R1 'raw-results'.R7:'raw-results'.R17 'raw-results'.S1:'raw-results'.S1 'raw-results'.S7:'raw-results'.S17 'raw-results'.T1:'raw-results'.T1 'raw-results'.T7:'raw-results'.T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4.028in" svg:height="4.311in" svg:x="0.3539in" svg:y="10.3in">
            <draw:object draw:notify-on-update-of-ranges="'raw-results'.C1:'raw-results'.C1 'raw-results'.C18:'raw-results'.C37 'raw-results'.D1:'raw-results'.D1 'raw-results'.D18:'raw-results'.D37 'raw-results'.E1:'raw-results'.E1 'raw-results'.E18:'raw-results'.E37 'raw-results'.F1:'raw-results'.F1 'raw-results'.F18:'raw-results'.F37 'raw-results'.G1:'raw-results'.G1 'raw-results'.G18:'raw-results'.G37 'raw-results'.H1:'raw-results'.H1 'raw-results'.H18:'raw-results'.H37 'raw-results'.I1:'raw-results'.I1 'raw-results'.I18:'raw-results'.I37 'raw-results'.J1:'raw-results'.J1 'raw-results'.J18:'raw-results'.J37 'raw-results'.K1:'raw-results'.K1 'raw-results'.K18:'raw-results'.K37 'raw-results'.L1:'raw-results'.L1 'raw-results'.L18:'raw-results'.L37 'raw-results'.M1:'raw-results'.M1 'raw-results'.M18:'raw-results'.M37 'raw-results'.N1:'raw-results'.N1 'raw-results'.N18:'raw-results'.N37 'raw-results'.O1:'raw-results'.O1 'raw-results'.O18:'raw-results'.O37 'raw-results'.P1:'raw-results'.P1 'raw-results'.P18:'raw-results'.P37 'raw-results'.Q1:'raw-results'.Q1 'raw-results'.Q18:'raw-results'.Q37 'raw-results'.R1:'raw-results'.R1 'raw-results'.R18:'raw-results'.R37 'raw-results'.S1:'raw-results'.S1 'raw-results'.S18:'raw-results'.S37 'raw-results'.T1:'raw-results'.T1 'raw-results'.T18:'raw-results'.T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9.7319in" svg:height="5.9343in" svg:x="0.4831in" svg:y="14.9598in">
            <draw:object draw:notify-on-update-of-ranges="'raw-results'.D1:'raw-results'.D1 'raw-results'.G1:'raw-results'.H1 'raw-results'.J1:'raw-results'.J1 'raw-results'.M1:'raw-results'.N1 'raw-results'.Q1:'raw-results'.Q1 'raw-results'.S1:'raw-results'.T1 'raw-results'.D6:'raw-results'.D6 'raw-results'.G6:'raw-results'.H6 'raw-results'.J6:'raw-results'.J6 'raw-results'.M6:'raw-results'.N6 'raw-results'.Q6:'raw-results'.Q6 'raw-results'.S6:'raw-results'.T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4.028in" svg:height="4.311in" svg:x="0.5169in" svg:y="21.1945in">
            <draw:object draw:notify-on-update-of-ranges="'raw-results'.D1:'raw-results'.D1 'raw-results'.D18:'raw-results'.D37 'raw-results'.G1:'raw-results'.G1 'raw-results'.G18:'raw-results'.G37 'raw-results'.H1:'raw-results'.H1 'raw-results'.H18:'raw-results'.H37 'raw-results'.J1:'raw-results'.J1 'raw-results'.J18:'raw-results'.J37 'raw-results'.M1:'raw-results'.M1 'raw-results'.M18:'raw-results'.M37 'raw-results'.N1:'raw-results'.N1 'raw-results'.N18:'raw-results'.N37 'raw-results'.Q1:'raw-results'.Q1 'raw-results'.Q18:'raw-results'.Q37 'raw-results'.S1:'raw-results'.S1 'raw-results'.S18:'raw-results'.S37 'raw-results'.T1:'raw-results'.T1 'raw-results'.T18:'raw-results'.T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1" table:default-cell-style-name="Default"/>
        <table:table-row table:style-name="ro3" table:number-rows-repeated="27">
          <table:table-cell/>
        </table:table-row>
        <table:table-row table:style-name="ro2">
          <table:table-cell/>
        </table:table-row>
        <table:table-row table:style-name="ro3" table:number-rows-repeated="32">
          <table:table-cell/>
        </table:table-row>
        <table:table-row table:style-name="ro2">
          <table:table-cell/>
        </table:table-row>
        <table:table-row table:style-name="ro3" table:number-rows-repeated="22">
          <table:table-cell/>
        </table:table-row>
        <table:table-row table:style-name="ro2" table:number-rows-repeated="2">
          <table:table-cell/>
        </table:table-row>
        <table:table-row table:style-name="ro3" table:number-rows-repeated="3">
          <table:table-cell/>
        </table:table-row>
        <table:table-row table:style-name="ro2">
          <table:table-cell/>
        </table:table-row>
        <table:table-row table:style-name="ro3" table:number-rows-repeated="2">
          <table:table-cell/>
        </table:table-row>
        <table:table-row table:style-name="ro2" table:number-rows-repeated="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 table:number-rows-repeated="4">
          <table:table-cell/>
        </table:table-row>
        <table:table-row table:style-name="ro2" table:number-rows-repeated="3">
          <table:table-cell/>
        </table:table-row>
        <table:table-row table:style-name="ro3" table:number-rows-repeated="2">
          <table:table-cell/>
        </table:table-row>
        <table:table-row table:style-name="ro2">
          <table:table-cell/>
        </table:table-row>
        <table:table-row table:style-name="ro3" table:number-rows-repeated="2">
          <table:table-cell/>
        </table:table-row>
        <table:table-row table:style-name="ro2">
          <table:table-cell/>
        </table:table-row>
        <table:table-row table:style-name="ro3" table:number-rows-repeated="6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 table:number-rows-repeated="2">
          <table:table-cell/>
        </table:table-row>
        <table:table-row table:style-name="ro3" table:number-rows-repeated="27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0000-00-00T00:00:03.388549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4:50:08.787198221</dc:date>
    <dc:creator>Brando Preda</dc:creator>
    <meta:generator>LibreOffice/4.1.3.2$Linux_X86_64 LibreOffice_project/70feb7d99726f064edab4605a8ab840c50ec57a</meta:generator>
    <meta:editing-duration>PT46M16S</meta:editing-duration>
    <meta:editing-cycles>15</meta:editing-cycles>
    <meta:document-statistic meta:table-count="2" meta:cell-count="280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9cm" svg:height="12.814cm" xlink:href=".." xlink:type="simple" chart:class="chart:bar" chart:style-name="ch1">
        <chart:title svg:x="11.135cm" svg:y="-0.046cm" chart:style-name="ch2">
          <text:p>MAP</text:p>
        </chart:title>
        <chart:plot-area chart:style-name="ch3" table:cell-range-address="'raw-results'.C1:'raw-results'.T1 'raw-results'.C6:'raw-results'.T6" chart:data-source-has-labels="row" svg:x="-0.377cm" svg:y="0.732cm" svg:width="23.557cm" svg:height="11.844cm">
          <chartooo:coordinate-region svg:x="4.425cm" svg:y="0.732cm" svg:width="18.515cm" svg:height="11.197cm"/>
          <chart:axis chart:dimension="x" chart:name="primary-x" chart:style-name="ch4" chartooo:axis-type="auto">
            <chartooo:date-scale/>
            <chart:categories table:cell-range-address="'raw-results'.C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T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T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4137">
                <text:p>0.4137</text:p>
                <draw:g>
                  <svg:desc>'raw-results'.C6:'raw-results'.T6</svg:desc>
                </draw:g>
              </table:table-cell>
              <table:table-cell office:value-type="float" office:value="0.4447">
                <text:p>0.4447</text:p>
              </table:table-cell>
              <table:table-cell office:value-type="float" office:value="0.4445">
                <text:p>0.4445</text:p>
              </table:table-cell>
              <table:table-cell office:value-type="float" office:value="0.4053">
                <text:p>0.4053</text:p>
              </table:table-cell>
              <table:table-cell office:value-type="float" office:value="0.2532">
                <text:p>0.2532</text:p>
              </table:table-cell>
              <table:table-cell office:value-type="float" office:value="0.4374">
                <text:p>0.4374</text:p>
              </table:table-cell>
              <table:table-cell office:value-type="float" office:value="0.3989">
                <text:p>0.3989</text:p>
              </table:table-cell>
              <table:table-cell office:value-type="float" office:value="0.4323">
                <text:p>0.4323</text:p>
              </table:table-cell>
              <table:table-cell office:value-type="float" office:value="0.4321">
                <text:p>0.4321</text:p>
              </table:table-cell>
              <table:table-cell office:value-type="float" office:value="0.3903">
                <text:p>0.3903</text:p>
              </table:table-cell>
              <table:table-cell office:value-type="float" office:value="0.3148">
                <text:p>0.3148</text:p>
              </table:table-cell>
              <table:table-cell office:value-type="float" office:value="0.4247">
                <text:p>0.4247</text:p>
              </table:table-cell>
              <table:table-cell office:value-type="float" office:value="0.3321">
                <text:p>0.3321</text:p>
              </table:table-cell>
              <table:table-cell office:value-type="float" office:value="0.3348">
                <text:p>0.3348</text:p>
              </table:table-cell>
              <table:table-cell office:value-type="float" office:value="0.363">
                <text:p>0.363</text:p>
              </table:table-cell>
              <table:table-cell office:value-type="float" office:value="0.3187">
                <text:p>0.3187</text:p>
              </table:table-cell>
              <table:table-cell office:value-type="float" office:value="0.2317">
                <text:p>0.2317</text:p>
              </table:table-cell>
              <table:table-cell office:value-type="float" office:value="0.3458">
                <text:p>0.3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2cm" svg:height="15.074cm" xlink:href=".." xlink:type="simple" chart:class="chart:bar" chart:style-name="ch1">
        <chart:title svg:x="11.298cm" svg:y="0.437cm" chart:style-name="ch2">
          <text:p>MAP Best</text:p>
        </chart:title>
        <chart:plot-area chart:style-name="ch3" table:cell-range-address="'raw-results'.D1:'raw-results'.D1 'raw-results'.G1:'raw-results'.H1 'raw-results'.J1:'raw-results'.J1 'raw-results'.M1:'raw-results'.N1 'raw-results'.Q1:'raw-results'.Q1 'raw-results'.S1:'raw-results'.T1 'raw-results'.D6:'raw-results'.D6 'raw-results'.G6:'raw-results'.H6 'raw-results'.J6:'raw-results'.J6 'raw-results'.M6:'raw-results'.N6 'raw-results'.Q6:'raw-results'.Q6 'raw-results'.S6:'raw-results'.T6" chart:data-source-has-labels="row" svg:x="0.944cm" svg:y="2.145cm" svg:width="22.788cm" svg:height="12.208cm">
          <chartooo:coordinate-region svg:x="4.926cm" svg:y="2.145cm" svg:width="18.566cm" svg:height="11.561cm"/>
          <chart:axis chart:dimension="x" chart:name="primary-x" chart:style-name="ch4" chartooo:axis-type="auto">
            <chartooo:date-scale/>
            <chart:categories table:cell-range-address="'raw-results'.D1:'raw-results'.D1 'raw-results'.G1:'raw-results'.H1 'raw-results'.J1:'raw-results'.J1 'raw-results'.M1:'raw-results'.N1 'raw-results'.Q1:'raw-results'.Q1 'raw-results'.S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D6:'raw-results'.D6 'raw-results'.G6:'raw-results'.H6 'raw-results'.J6:'raw-results'.J6 'raw-results'.M6:'raw-results'.N6 'raw-results'.Q6:'raw-results'.Q6 'raw-results'.S6:'raw-results'.T6" chart:class="chart:bar">
            <chart:data-point chart:style-name="ch8" chart:repeated="3"/>
            <chart:data-point chart:style-name="ch9" chart:repeated="3"/>
            <chart:data-point chart:style-name="ch10" chart:repeated="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no</text:p>
                <draw:g>
                  <svg:desc>'raw-results'.D1:'raw-results'.D1 'raw-results'.G1:'raw-results'.H1 'raw-results'.J1:'raw-results'.J1 'raw-results'.M1:'raw-results'.N1 'raw-results'.Q1:'raw-results'.Q1 'raw-results'.S1:'raw-results'.T1</svg:desc>
                </draw:g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 Row 6 Row 6 Row 6 Row 6 Row 6</text:p>
                <draw:g>
                  <svg:desc/>
                </draw:g>
              </table:table-cell>
              <table:table-cell office:value-type="float" office:value="0.4447">
                <text:p>0.4447</text:p>
                <draw:g>
                  <svg:desc>'raw-results'.D6:'raw-results'.D6 'raw-results'.G6:'raw-results'.H6 'raw-results'.J6:'raw-results'.J6 'raw-results'.M6:'raw-results'.N6 'raw-results'.Q6:'raw-results'.Q6 'raw-results'.S6:'raw-results'.T6</svg:desc>
                </draw:g>
              </table:table-cell>
              <table:table-cell office:value-type="float" office:value="0.2532">
                <text:p>0.2532</text:p>
              </table:table-cell>
              <table:table-cell office:value-type="float" office:value="0.4374">
                <text:p>0.4374</text:p>
              </table:table-cell>
              <table:table-cell office:value-type="float" office:value="0.4323">
                <text:p>0.4323</text:p>
              </table:table-cell>
              <table:table-cell office:value-type="float" office:value="0.3148">
                <text:p>0.3148</text:p>
              </table:table-cell>
              <table:table-cell office:value-type="float" office:value="0.4247">
                <text:p>0.4247</text:p>
              </table:table-cell>
              <table:table-cell office:value-type="float" office:value="0.363">
                <text:p>0.363</text:p>
              </table:table-cell>
              <table:table-cell office:value-type="float" office:value="0.2317">
                <text:p>0.2317</text:p>
              </table:table-cell>
              <table:table-cell office:value-type="float" office:value="0.3458">
                <text:p>0.3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5.749cm" svg:height="12.052cm" xlink:href=".." xlink:type="simple" chart:class="chart:line" chart:style-name="ch1">
        <chart:title svg:x="15.502cm" svg:y="0.377cm" chart:style-name="ch2">
          <text:p>PRECISION@RECALL</text:p>
        </chart:title>
        <chart:legend svg:x="28.663cm" svg:y="0.551cm" style:legend-expansion="custom" chartooo:width="6.876cm" chartooo:height="10.334cm" style:legend-expansion-aspect-ratio="0.665376427327269" chart:style-name="ch3"/>
        <chart:plot-area chart:style-name="ch4" table:cell-range-address="'raw-results'.A7:'raw-results'.A17 'raw-results'.C1:'raw-results'.T1 'raw-results'.C7:'raw-results'.T17" chart:data-source-has-labels="both" svg:x="-0.224cm" svg:y="0.983cm" svg:width="30.523cm" svg:height="10.18cm">
          <chartooo:coordinate-region svg:x="1.417cm" svg:y="1.182cm" svg:width="27.24cm" svg:height="8.936cm"/>
          <chart:axis chart:dimension="x" chart:name="primary-x" chart:style-name="ch5" chartooo:axis-type="auto">
            <chartooo:date-scale/>
            <chart:categories table:cell-range-address="'raw-results'.A7:'raw-results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7:'raw-results'.C17" chart:label-cell-address="'raw-results'.C1:'raw-results'.C1" chart:class="chart:line">
            <chart:data-point chart:repeated="11"/>
          </chart:series>
          <chart:series chart:style-name="ch8" chart:values-cell-range-address="'raw-results'.D7:'raw-results'.D17" chart:label-cell-address="'raw-results'.D1:'raw-results'.D1" chart:class="chart:line">
            <chart:data-point chart:repeated="11"/>
          </chart:series>
          <chart:series chart:style-name="ch9" chart:values-cell-range-address="'raw-results'.E7:'raw-results'.E17" chart:label-cell-address="'raw-results'.E1:'raw-results'.E1" chart:class="chart:line">
            <chart:data-point chart:repeated="11"/>
          </chart:series>
          <chart:series chart:style-name="ch10" chart:values-cell-range-address="'raw-results'.F7:'raw-results'.F17" chart:label-cell-address="'raw-results'.F1:'raw-results'.F1" chart:class="chart:line">
            <chart:data-point chart:repeated="11"/>
          </chart:series>
          <chart:series chart:style-name="ch11" chart:values-cell-range-address="'raw-results'.G7:'raw-results'.G17" chart:label-cell-address="'raw-results'.G1:'raw-results'.G1" chart:class="chart:line">
            <chart:data-point chart:repeated="11"/>
          </chart:series>
          <chart:series chart:style-name="ch12" chart:values-cell-range-address="'raw-results'.H7:'raw-results'.H17" chart:label-cell-address="'raw-results'.H1:'raw-results'.H1" chart:class="chart:line">
            <chart:data-point chart:repeated="11"/>
          </chart:series>
          <chart:series chart:style-name="ch13" chart:values-cell-range-address="'raw-results'.I7:'raw-results'.I17" chart:label-cell-address="'raw-results'.I1:'raw-results'.I1" chart:class="chart:line">
            <chart:data-point chart:repeated="11"/>
          </chart:series>
          <chart:series chart:style-name="ch14" chart:values-cell-range-address="'raw-results'.J7:'raw-results'.J17" chart:label-cell-address="'raw-results'.J1:'raw-results'.J1" chart:class="chart:line">
            <chart:data-point chart:repeated="11"/>
          </chart:series>
          <chart:series chart:style-name="ch15" chart:values-cell-range-address="'raw-results'.K7:'raw-results'.K17" chart:label-cell-address="'raw-results'.K1:'raw-results'.K1" chart:class="chart:line">
            <chart:data-point chart:repeated="11"/>
          </chart:series>
          <chart:series chart:style-name="ch16" chart:values-cell-range-address="'raw-results'.L7:'raw-results'.L17" chart:label-cell-address="'raw-results'.L1:'raw-results'.L1" chart:class="chart:line">
            <chart:data-point chart:repeated="11"/>
          </chart:series>
          <chart:series chart:style-name="ch17" chart:values-cell-range-address="'raw-results'.M7:'raw-results'.M17" chart:label-cell-address="'raw-results'.M1:'raw-results'.M1" chart:class="chart:line">
            <chart:data-point chart:repeated="11"/>
          </chart:series>
          <chart:series chart:style-name="ch18" chart:values-cell-range-address="'raw-results'.N7:'raw-results'.N17" chart:label-cell-address="'raw-results'.N1:'raw-results'.N1" chart:class="chart:line">
            <chart:data-point chart:repeated="11"/>
          </chart:series>
          <chart:series chart:style-name="ch19" chart:values-cell-range-address="'raw-results'.O7:'raw-results'.O17" chart:label-cell-address="'raw-results'.O1:'raw-results'.O1" chart:class="chart:line">
            <chart:data-point chart:repeated="11"/>
          </chart:series>
          <chart:series chart:style-name="ch20" chart:values-cell-range-address="'raw-results'.P7:'raw-results'.P17" chart:label-cell-address="'raw-results'.P1:'raw-results'.P1" chart:class="chart:line">
            <chart:data-point chart:repeated="11"/>
          </chart:series>
          <chart:series chart:style-name="ch21" chart:values-cell-range-address="'raw-results'.Q7:'raw-results'.Q17" chart:label-cell-address="'raw-results'.Q1:'raw-results'.Q1" chart:class="chart:line">
            <chart:data-point chart:repeated="11"/>
          </chart:series>
          <chart:series chart:style-name="ch10" chart:values-cell-range-address="'raw-results'.R7:'raw-results'.R17" chart:label-cell-address="'raw-results'.R1:'raw-results'.R1" chart:class="chart:line">
            <chart:data-point chart:repeated="11"/>
          </chart:series>
          <chart:series chart:style-name="ch11" chart:values-cell-range-address="'raw-results'.S7:'raw-results'.S17" chart:label-cell-address="'raw-results'.S1:'raw-results'.S1" chart:class="chart:line">
            <chart:data-point chart:repeated="11"/>
          </chart:series>
          <chart:series chart:style-name="ch12" chart:values-cell-range-address="'raw-results'.T7:'raw-results'.T17" chart:label-cell-address="'raw-results'.T1:'raw-results'.T1" chart:class="chart:line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'raw-results'.A7:'raw-results'.A17</svg:desc>
                </draw:g>
              </table:table-cell>
              <table:table-cell office:value-type="float" office:value="0.895">
                <text:p>0.895</text:p>
                <draw:g>
                  <svg:desc>'raw-results'.C7:'raw-results'.C17</svg:desc>
                </draw:g>
              </table:table-cell>
              <table:table-cell office:value-type="float" office:value="0.9218">
                <text:p>0.9218</text:p>
                <draw:g>
                  <svg:desc>'raw-results'.D7:'raw-results'.D17</svg:desc>
                </draw:g>
              </table:table-cell>
              <table:table-cell office:value-type="float" office:value="0.9218">
                <text:p>0.9218</text:p>
                <draw:g>
                  <svg:desc>'raw-results'.E7:'raw-results'.E17</svg:desc>
                </draw:g>
              </table:table-cell>
              <table:table-cell office:value-type="float" office:value="0.8947">
                <text:p>0.8947</text:p>
                <draw:g>
                  <svg:desc>'raw-results'.F7:'raw-results'.F17</svg:desc>
                </draw:g>
              </table:table-cell>
              <table:table-cell office:value-type="float" office:value="0.7471">
                <text:p>0.7471</text:p>
                <draw:g>
                  <svg:desc>'raw-results'.G7:'raw-results'.G17</svg:desc>
                </draw:g>
              </table:table-cell>
              <table:table-cell office:value-type="float" office:value="0.9229">
                <text:p>0.9229</text:p>
                <draw:g>
                  <svg:desc>'raw-results'.H7:'raw-results'.H17</svg:desc>
                </draw:g>
              </table:table-cell>
              <table:table-cell office:value-type="float" office:value="0.8946">
                <text:p>0.8946</text:p>
                <draw:g>
                  <svg:desc>'raw-results'.I7:'raw-results'.I17</svg:desc>
                </draw:g>
              </table:table-cell>
              <table:table-cell office:value-type="float" office:value="0.9228">
                <text:p>0.9228</text:p>
                <draw:g>
                  <svg:desc>'raw-results'.J7:'raw-results'.J17</svg:desc>
                </draw:g>
              </table:table-cell>
              <table:table-cell office:value-type="float" office:value="0.9228">
                <text:p>0.9228</text:p>
                <draw:g>
                  <svg:desc>'raw-results'.K7:'raw-results'.K17</svg:desc>
                </draw:g>
              </table:table-cell>
              <table:table-cell office:value-type="float" office:value="0.9027">
                <text:p>0.9027</text:p>
                <draw:g>
                  <svg:desc>'raw-results'.L7:'raw-results'.L17</svg:desc>
                </draw:g>
              </table:table-cell>
              <table:table-cell office:value-type="float" office:value="0.8633">
                <text:p>0.8633</text:p>
                <draw:g>
                  <svg:desc>'raw-results'.M7:'raw-results'.M17</svg:desc>
                </draw:g>
              </table:table-cell>
              <table:table-cell office:value-type="float" office:value="0.9241">
                <text:p>0.9241</text:p>
                <draw:g>
                  <svg:desc>'raw-results'.N7:'raw-results'.N17</svg:desc>
                </draw:g>
              </table:table-cell>
              <table:table-cell office:value-type="float" office:value="0.851">
                <text:p>0.851</text:p>
                <draw:g>
                  <svg:desc>'raw-results'.O7:'raw-results'.O17</svg:desc>
                </draw:g>
              </table:table-cell>
              <table:table-cell office:value-type="float" office:value="0.8827">
                <text:p>0.8827</text:p>
                <draw:g>
                  <svg:desc>'raw-results'.P7:'raw-results'.P17</svg:desc>
                </draw:g>
              </table:table-cell>
              <table:table-cell office:value-type="float" office:value="0.9063">
                <text:p>0.9063</text:p>
                <draw:g>
                  <svg:desc>'raw-results'.Q7:'raw-results'.Q17</svg:desc>
                </draw:g>
              </table:table-cell>
              <table:table-cell office:value-type="float" office:value="0.8431">
                <text:p>0.8431</text:p>
                <draw:g>
                  <svg:desc>'raw-results'.R7:'raw-results'.R17</svg:desc>
                </draw:g>
              </table:table-cell>
              <table:table-cell office:value-type="float" office:value="0.7346">
                <text:p>0.7346</text:p>
                <draw:g>
                  <svg:desc>'raw-results'.S7:'raw-results'.S17</svg:desc>
                </draw:g>
              </table:table-cell>
              <table:table-cell office:value-type="float" office:value="0.8984">
                <text:p>0.8984</text:p>
                <draw:g>
                  <svg:desc>'raw-results'.T7:'raw-results'.T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603">
                <text:p>0.8603</text:p>
              </table:table-cell>
              <table:table-cell office:value-type="float" office:value="0.881">
                <text:p>0.881</text:p>
              </table:table-cell>
              <table:table-cell office:value-type="float" office:value="0.8787">
                <text:p>0.8787</text:p>
              </table:table-cell>
              <table:table-cell office:value-type="float" office:value="0.8672">
                <text:p>0.8672</text:p>
              </table:table-cell>
              <table:table-cell office:value-type="float" office:value="0.6267">
                <text:p>0.6267</text:p>
              </table:table-cell>
              <table:table-cell office:value-type="float" office:value="0.8845">
                <text:p>0.8845</text:p>
              </table:table-cell>
              <table:table-cell office:value-type="float" office:value="0.8691">
                <text:p>0.8691</text:p>
              </table:table-cell>
              <table:table-cell office:value-type="float" office:value="0.8936">
                <text:p>0.8936</text:p>
              </table:table-cell>
              <table:table-cell office:value-type="float" office:value="0.8904">
                <text:p>0.8904</text:p>
              </table:table-cell>
              <table:table-cell office:value-type="float" office:value="0.874">
                <text:p>0.874</text:p>
              </table:table-cell>
              <table:table-cell office:value-type="float" office:value="0.7354">
                <text:p>0.7354</text:p>
              </table:table-cell>
              <table:table-cell office:value-type="float" office:value="0.892">
                <text:p>0.892</text:p>
              </table:table-cell>
              <table:table-cell office:value-type="float" office:value="0.8263">
                <text:p>0.8263</text:p>
              </table:table-cell>
              <table:table-cell office:value-type="float" office:value="0.8296">
                <text:p>0.8296</text:p>
              </table:table-cell>
              <table:table-cell office:value-type="float" office:value="0.8597">
                <text:p>0.8597</text:p>
              </table:table-cell>
              <table:table-cell office:value-type="float" office:value="0.8031">
                <text:p>0.8031</text:p>
              </table:table-cell>
              <table:table-cell office:value-type="float" office:value="0.6298">
                <text:p>0.6298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7317">
                <text:p>0.7317</text:p>
              </table:table-cell>
              <table:table-cell office:value-type="float" office:value="0.7535">
                <text:p>0.7535</text:p>
              </table:table-cell>
              <table:table-cell office:value-type="float" office:value="0.7535">
                <text:p>0.7535</text:p>
              </table:table-cell>
              <table:table-cell office:value-type="float" office:value="0.7205">
                <text:p>0.7205</text:p>
              </table:table-cell>
              <table:table-cell office:value-type="float" office:value="0.5192">
                <text:p>0.5192</text:p>
              </table:table-cell>
              <table:table-cell office:value-type="float" office:value="0.7694">
                <text:p>0.7694</text:p>
              </table:table-cell>
              <table:table-cell office:value-type="float" office:value="0.7284">
                <text:p>0.7284</text:p>
              </table:table-cell>
              <table:table-cell office:value-type="float" office:value="0.7725">
                <text:p>0.7725</text:p>
              </table:table-cell>
              <table:table-cell office:value-type="float" office:value="0.7725">
                <text:p>0.7725</text:p>
              </table:table-cell>
              <table:table-cell office:value-type="float" office:value="0.7314">
                <text:p>0.7314</text:p>
              </table:table-cell>
              <table:table-cell office:value-type="float" office:value="0.64">
                <text:p>0.64</text:p>
              </table:table-cell>
              <table:table-cell office:value-type="float" office:value="0.7896">
                <text:p>0.7896</text:p>
              </table:table-cell>
              <table:table-cell office:value-type="float" office:value="0.5944">
                <text:p>0.5944</text:p>
              </table:table-cell>
              <table:table-cell office:value-type="float" office:value="0.605">
                <text:p>0.605</text:p>
              </table:table-cell>
              <table:table-cell office:value-type="float" office:value="0.6625">
                <text:p>0.6625</text:p>
              </table:table-cell>
              <table:table-cell office:value-type="float" office:value="0.5711">
                <text:p>0.5711</text:p>
              </table:table-cell>
              <table:table-cell office:value-type="float" office:value="0.5075">
                <text:p>0.5075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5846">
                <text:p>0.5846</text:p>
              </table:table-cell>
              <table:table-cell office:value-type="float" office:value="0.6671">
                <text:p>0.6671</text:p>
              </table:table-cell>
              <table:table-cell office:value-type="float" office:value="0.6671">
                <text:p>0.6671</text:p>
              </table:table-cell>
              <table:table-cell office:value-type="float" office:value="0.5839">
                <text:p>0.5839</text:p>
              </table:table-cell>
              <table:table-cell office:value-type="float" office:value="0.3972">
                <text:p>0.3972</text:p>
              </table:table-cell>
              <table:table-cell office:value-type="float" office:value="0.6557">
                <text:p>0.6557</text:p>
              </table:table-cell>
              <table:table-cell office:value-type="float" office:value="0.5723">
                <text:p>0.5723</text:p>
              </table:table-cell>
              <table:table-cell office:value-type="float" office:value="0.6543">
                <text:p>0.6543</text:p>
              </table:table-cell>
              <table:table-cell office:value-type="float" office:value="0.6543">
                <text:p>0.6543</text:p>
              </table:table-cell>
              <table:table-cell office:value-type="float" office:value="0.538">
                <text:p>0.538</text:p>
              </table:table-cell>
              <table:table-cell office:value-type="float" office:value="0.5431">
                <text:p>0.5431</text:p>
              </table:table-cell>
              <table:table-cell office:value-type="float" office:value="0.6429">
                <text:p>0.6429</text:p>
              </table:table-cell>
              <table:table-cell office:value-type="float" office:value="0.4485">
                <text:p>0.4485</text:p>
              </table:table-cell>
              <table:table-cell office:value-type="float" office:value="0.4453">
                <text:p>0.4453</text:p>
              </table:table-cell>
              <table:table-cell office:value-type="float" office:value="0.4779">
                <text:p>0.4779</text:p>
              </table:table-cell>
              <table:table-cell office:value-type="float" office:value="0.4254">
                <text:p>0.4254</text:p>
              </table:table-cell>
              <table:table-cell office:value-type="float" office:value="0.3644">
                <text:p>0.3644</text:p>
              </table:table-cell>
              <table:table-cell office:value-type="float" office:value="0.4555">
                <text:p>0.4555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4842">
                <text:p>0.4842</text:p>
              </table:table-cell>
              <table:table-cell office:value-type="float" office:value="0.5402">
                <text:p>0.5402</text:p>
              </table:table-cell>
              <table:table-cell office:value-type="float" office:value="0.5402">
                <text:p>0.5402</text:p>
              </table:table-cell>
              <table:table-cell office:value-type="float" office:value="0.4666">
                <text:p>0.4666</text:p>
              </table:table-cell>
              <table:table-cell office:value-type="float" office:value="0.2536">
                <text:p>0.2536</text:p>
              </table:table-cell>
              <table:table-cell office:value-type="float" office:value="0.5446">
                <text:p>0.5446</text:p>
              </table:table-cell>
              <table:table-cell office:value-type="float" office:value="0.463">
                <text:p>0.463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4472">
                <text:p>0.4472</text:p>
              </table:table-cell>
              <table:table-cell office:value-type="float" office:value="0.3545">
                <text:p>0.3545</text:p>
              </table:table-cell>
              <table:table-cell office:value-type="float" office:value="0.4861">
                <text:p>0.4861</text:p>
              </table:table-cell>
              <table:table-cell office:value-type="float" office:value="0.3723">
                <text:p>0.3723</text:p>
              </table:table-cell>
              <table:table-cell office:value-type="float" office:value="0.3803">
                <text:p>0.3803</text:p>
              </table:table-cell>
              <table:table-cell office:value-type="float" office:value="0.4026">
                <text:p>0.4026</text:p>
              </table:table-cell>
              <table:table-cell office:value-type="float" office:value="0.3603">
                <text:p>0.3603</text:p>
              </table:table-cell>
              <table:table-cell office:value-type="float" office:value="0.2304">
                <text:p>0.2304</text:p>
              </table:table-cell>
              <table:table-cell office:value-type="float" office:value="0.3943">
                <text:p>0.3943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64">
                <text:p>0.3664</text:p>
              </table:table-cell>
              <table:table-cell office:value-type="float" office:value="0.3974">
                <text:p>0.3974</text:p>
              </table:table-cell>
              <table:table-cell office:value-type="float" office:value="0.3974">
                <text:p>0.3974</text:p>
              </table:table-cell>
              <table:table-cell office:value-type="float" office:value="0.3517">
                <text:p>0.3517</text:p>
              </table:table-cell>
              <table:table-cell office:value-type="float" office:value="0.1293">
                <text:p>0.1293</text:p>
              </table:table-cell>
              <table:table-cell office:value-type="float" office:value="0.3809">
                <text:p>0.3809</text:p>
              </table:table-cell>
              <table:table-cell office:value-type="float" office:value="0.3579">
                <text:p>0.3579</text:p>
              </table:table-cell>
              <table:table-cell office:value-type="float" office:value="0.3876">
                <text:p>0.3876</text:p>
              </table:table-cell>
              <table:table-cell office:value-type="float" office:value="0.3876">
                <text:p>0.3876</text:p>
              </table:table-cell>
              <table:table-cell office:value-type="float" office:value="0.3324">
                <text:p>0.3324</text:p>
              </table:table-cell>
              <table:table-cell office:value-type="float" office:value="0.2032">
                <text:p>0.2032</text:p>
              </table:table-cell>
              <table:table-cell office:value-type="float" office:value="0.3651">
                <text:p>0.3651</text:p>
              </table:table-cell>
              <table:table-cell office:value-type="float" office:value="0.2922">
                <text:p>0.2922</text:p>
              </table:table-cell>
              <table:table-cell office:value-type="float" office:value="0.2676">
                <text:p>0.2676</text:p>
              </table:table-cell>
              <table:table-cell office:value-type="float" office:value="0.299">
                <text:p>0.299</text:p>
              </table:table-cell>
              <table:table-cell office:value-type="float" office:value="0.2782">
                <text:p>0.2782</text:p>
              </table:table-cell>
              <table:table-cell office:value-type="float" office:value="0.1541">
                <text:p>0.1541</text:p>
              </table:table-cell>
              <table:table-cell office:value-type="float" office:value="0.2866">
                <text:p>0.2866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697">
                <text:p>0.2697</text:p>
              </table:table-cell>
              <table:table-cell office:value-type="float" office:value="0.3012">
                <text:p>0.3012</text:p>
              </table:table-cell>
              <table:table-cell office:value-type="float" office:value="0.3012">
                <text:p>0.3012</text:p>
              </table:table-cell>
              <table:table-cell office:value-type="float" office:value="0.2508">
                <text:p>0.2508</text:p>
              </table:table-cell>
              <table:table-cell office:value-type="float" office:value="0.117">
                <text:p>0.117</text:p>
              </table:table-cell>
              <table:table-cell office:value-type="float" office:value="0.275">
                <text:p>0.275</text:p>
              </table:table-cell>
              <table:table-cell office:value-type="float" office:value="0.2333">
                <text:p>0.2333</text:p>
              </table:table-cell>
              <table:table-cell office:value-type="float" office:value="0.2602">
                <text:p>0.2602</text:p>
              </table:table-cell>
              <table:table-cell office:value-type="float" office:value="0.2602">
                <text:p>0.2602</text:p>
              </table:table-cell>
              <table:table-cell office:value-type="float" office:value="0.2342">
                <text:p>0.2342</text:p>
              </table:table-cell>
              <table:table-cell office:value-type="float" office:value="0.1534">
                <text:p>0.1534</text:p>
              </table:table-cell>
              <table:table-cell office:value-type="float" office:value="0.2758">
                <text:p>0.2758</text:p>
              </table:table-cell>
              <table:table-cell office:value-type="float" office:value="0.1897">
                <text:p>0.1897</text:p>
              </table:table-cell>
              <table:table-cell office:value-type="float" office:value="0.1703">
                <text:p>0.1703</text:p>
              </table:table-cell>
              <table:table-cell office:value-type="float" office:value="0.2127">
                <text:p>0.2127</text:p>
              </table:table-cell>
              <table:table-cell office:value-type="float" office:value="0.1743">
                <text:p>0.1743</text:p>
              </table:table-cell>
              <table:table-cell office:value-type="float" office:value="0.0914">
                <text:p>0.0914</text:p>
              </table:table-cell>
              <table:table-cell office:value-type="float" office:value="0.1883">
                <text:p>0.1883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2211">
                <text:p>0.2211</text:p>
              </table:table-cell>
              <table:table-cell office:value-type="float" office:value="0.2424">
                <text:p>0.2424</text:p>
              </table:table-cell>
              <table:table-cell office:value-type="float" office:value="0.2424">
                <text:p>0.2424</text:p>
              </table:table-cell>
              <table:table-cell office:value-type="float" office:value="0.2141">
                <text:p>0.2141</text:p>
              </table:table-cell>
              <table:table-cell office:value-type="float" office:value="0.1107">
                <text:p>0.1107</text:p>
              </table:table-cell>
              <table:table-cell office:value-type="float" office:value="0.228">
                <text:p>0.228</text:p>
              </table:table-cell>
              <table:table-cell office:value-type="float" office:value="0.2037">
                <text:p>0.2037</text:p>
              </table:table-cell>
              <table:table-cell office:value-type="float" office:value="0.2253">
                <text:p>0.2253</text:p>
              </table:table-cell>
              <table:table-cell office:value-type="float" office:value="0.2253">
                <text:p>0.2253</text:p>
              </table:table-cell>
              <table:table-cell office:value-type="float" office:value="0.2017">
                <text:p>0.2017</text:p>
              </table:table-cell>
              <table:table-cell office:value-type="float" office:value="0.1349">
                <text:p>0.1349</text:p>
              </table:table-cell>
              <table:table-cell office:value-type="float" office:value="0.2158">
                <text:p>0.2158</text:p>
              </table:table-cell>
              <table:table-cell office:value-type="float" office:value="0.1697">
                <text:p>0.1697</text:p>
              </table:table-cell>
              <table:table-cell office:value-type="float" office:value="0.1547">
                <text:p>0.1547</text:p>
              </table:table-cell>
              <table:table-cell office:value-type="float" office:value="0.1923">
                <text:p>0.1923</text:p>
              </table:table-cell>
              <table:table-cell office:value-type="float" office:value="0.153">
                <text:p>0.153</text:p>
              </table:table-cell>
              <table:table-cell office:value-type="float" office:value="0.0664">
                <text:p>0.0664</text:p>
              </table:table-cell>
              <table:table-cell office:value-type="float" office:value="0.1597">
                <text:p>0.1597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983">
                <text:p>0.1983</text:p>
              </table:table-cell>
              <table:table-cell office:value-type="float" office:value="0.2079">
                <text:p>0.2079</text:p>
              </table:table-cell>
              <table:table-cell office:value-type="float" office:value="0.2079">
                <text:p>0.2079</text:p>
              </table:table-cell>
              <table:table-cell office:value-type="float" office:value="0.187">
                <text:p>0.187</text:p>
              </table:table-cell>
              <table:table-cell office:value-type="float" office:value="0.0755">
                <text:p>0.0755</text:p>
              </table:table-cell>
              <table:table-cell office:value-type="float" office:value="0.1896">
                <text:p>0.1896</text:p>
              </table:table-cell>
              <table:table-cell office:value-type="float" office:value="0.1732">
                <text:p>0.1732</text:p>
              </table:table-cell>
              <table:table-cell office:value-type="float" office:value="0.1825">
                <text:p>0.1825</text:p>
              </table:table-cell>
              <table:table-cell office:value-type="float" office:value="0.1825">
                <text:p>0.1825</text:p>
              </table:table-cell>
              <table:table-cell office:value-type="float" office:value="0.1592">
                <text:p>0.1592</text:p>
              </table:table-cell>
              <table:table-cell office:value-type="float" office:value="0.0965">
                <text:p>0.0965</text:p>
              </table:table-cell>
              <table:table-cell office:value-type="float" office:value="0.1604">
                <text:p>0.1604</text:p>
              </table:table-cell>
              <table:table-cell office:value-type="float" office:value="0.1216">
                <text:p>0.1216</text:p>
              </table:table-cell>
              <table:table-cell office:value-type="float" office:value="0.1261">
                <text:p>0.1261</text:p>
              </table:table-cell>
              <table:table-cell office:value-type="float" office:value="0.1442">
                <text:p>0.1442</text:p>
              </table:table-cell>
              <table:table-cell office:value-type="float" office:value="0.1055">
                <text:p>0.1055</text:p>
              </table:table-cell>
              <table:table-cell office:value-type="float" office:value="0.0481">
                <text:p>0.0481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51">
                <text:p>0.151</text:p>
              </table:table-cell>
              <table:table-cell office:value-type="float" office:value="0.1703">
                <text:p>0.1703</text:p>
              </table:table-cell>
              <table:table-cell office:value-type="float" office:value="0.1703">
                <text:p>0.1703</text:p>
              </table:table-cell>
              <table:table-cell office:value-type="float" office:value="0.1474">
                <text:p>0.1474</text:p>
              </table:table-cell>
              <table:table-cell office:value-type="float" office:value="0.0617">
                <text:p>0.0617</text:p>
              </table:table-cell>
              <table:table-cell office:value-type="float" office:value="0.1576">
                <text:p>0.1576</text:p>
              </table:table-cell>
              <table:table-cell office:value-type="float" office:value="0.1211">
                <text:p>0.1211</text:p>
              </table:table-cell>
              <table:table-cell office:value-type="float" office:value="0.1304">
                <text:p>0.1304</text:p>
              </table:table-cell>
              <table:table-cell office:value-type="float" office:value="0.1304">
                <text:p>0.1304</text:p>
              </table:table-cell>
              <table:table-cell office:value-type="float" office:value="0.1188">
                <text:p>0.1188</text:p>
              </table:table-cell>
              <table:table-cell office:value-type="float" office:value="0.0615">
                <text:p>0.0615</text:p>
              </table:table-cell>
              <table:table-cell office:value-type="float" office:value="0.1281">
                <text:p>0.1281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389">
                <text:p>0.1389</text:p>
              </table:table-cell>
              <table:table-cell office:value-type="float" office:value="0.1581">
                <text:p>0.1581</text:p>
              </table:table-cell>
              <table:table-cell office:value-type="float" office:value="0.1581">
                <text:p>0.1581</text:p>
              </table:table-cell>
              <table:table-cell office:value-type="float" office:value="0.1358">
                <text:p>0.1358</text:p>
              </table:table-cell>
              <table:table-cell office:value-type="float" office:value="0.0617">
                <text:p>0.0617</text:p>
              </table:table-cell>
              <table:table-cell office:value-type="float" office:value="0.1461">
                <text:p>0.1461</text:p>
              </table:table-cell>
              <table:table-cell office:value-type="float" office:value="0.1211">
                <text:p>0.1211</text:p>
              </table:table-cell>
              <table:table-cell office:value-type="float" office:value="0.1304">
                <text:p>0.1304</text:p>
              </table:table-cell>
              <table:table-cell office:value-type="float" office:value="0.1304">
                <text:p>0.1304</text:p>
              </table:table-cell>
              <table:table-cell office:value-type="float" office:value="0.1188">
                <text:p>0.1188</text:p>
              </table:table-cell>
              <table:table-cell office:value-type="float" office:value="0.0615">
                <text:p>0.0615</text:p>
              </table:table-cell>
              <table:table-cell office:value-type="float" office:value="0.1281">
                <text:p>0.1281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5.632cm" svg:height="10.951cm" xlink:href=".." xlink:type="simple" chart:class="chart:line" chart:style-name="ch1">
        <chart:title svg:x="17.085cm" svg:y="0.355cm" chart:style-name="ch2">
          <text:p>NDGC</text:p>
        </chart:title>
        <chart:legend chart:legend-position="end" svg:x="29.737cm" svg:y="0.943cm" style:legend-expansion="high" chart:style-name="ch3"/>
        <chart:plot-area chart:style-name="ch4" table:cell-range-address="'raw-results'.C1:'raw-results'.T1 'raw-results'.C18:'raw-results'.T37" chart:data-source-has-labels="row" svg:x="0.247cm" svg:y="1.038cm" svg:width="29.292cm" svg:height="9.269cm">
          <chartooo:coordinate-region svg:x="1.159cm" svg:y="1.237cm" svg:width="28.193cm" svg:height="8.4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results'.C18:'raw-results'.C37" chart:label-cell-address="'raw-results'.C1:'raw-results'.C1" chart:class="chart:line">
            <chart:data-point chart:repeated="20"/>
          </chart:series>
          <chart:series chart:style-name="ch9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10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11" chart:values-cell-range-address="'raw-results'.F18:'raw-results'.F37" chart:label-cell-address="'raw-results'.F1:'raw-results'.F1" chart:class="chart:line">
            <chart:data-point chart:repeated="20"/>
          </chart:series>
          <chart:series chart:style-name="ch12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3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4" chart:values-cell-range-address="'raw-results'.I18:'raw-results'.I37" chart:label-cell-address="'raw-results'.I1:'raw-results'.I1" chart:class="chart:line">
            <chart:data-point chart:repeated="20"/>
          </chart:series>
          <chart:series chart:style-name="ch15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6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7" chart:values-cell-range-address="'raw-results'.L18:'raw-results'.L37" chart:label-cell-address="'raw-results'.L1:'raw-results'.L1" chart:class="chart:line">
            <chart:data-point chart:repeated="20"/>
          </chart:series>
          <chart:series chart:style-name="ch18" chart:values-cell-range-address="'raw-results'.M18:'raw-results'.M37" chart:label-cell-address="'raw-results'.M1:'raw-results'.M1" chart:class="chart:line">
            <chart:data-point chart:repeated="20"/>
          </chart:series>
          <chart:series chart:style-name="ch19" chart:values-cell-range-address="'raw-results'.N18:'raw-results'.N37" chart:label-cell-address="'raw-results'.N1:'raw-results'.N1" chart:class="chart:line">
            <chart:data-point chart:repeated="20"/>
          </chart:series>
          <chart:series chart:style-name="ch20" chart:values-cell-range-address="'raw-results'.O18:'raw-results'.O37" chart:label-cell-address="'raw-results'.O1:'raw-results'.O1" chart:class="chart:line">
            <chart:data-point chart:repeated="20"/>
          </chart:series>
          <chart:series chart:style-name="ch21" chart:values-cell-range-address="'raw-results'.P18:'raw-results'.P37" chart:label-cell-address="'raw-results'.P1:'raw-results'.P1" chart:class="chart:line">
            <chart:data-point chart:repeated="20"/>
          </chart:series>
          <chart:series chart:style-name="ch22" chart:values-cell-range-address="'raw-results'.Q18:'raw-results'.Q37" chart:label-cell-address="'raw-results'.Q1:'raw-results'.Q1" chart:class="chart:line">
            <chart:data-point chart:repeated="20"/>
          </chart:series>
          <chart:series chart:style-name="ch11" chart:values-cell-range-address="'raw-results'.R18:'raw-results'.R37" chart:label-cell-address="'raw-results'.R1:'raw-results'.R1" chart:class="chart:line">
            <chart:data-point chart:repeated="20"/>
          </chart:series>
          <chart:series chart:style-name="ch12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3" chart:values-cell-range-address="'raw-results'.T18:'raw-results'.T37" chart:label-cell-address="'raw-results'.T1:'raw-results'.T1" chart:class="chart:line">
            <chart:data-point chart:repeated="2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79">
                <text:p>0.7179</text:p>
                <draw:g>
                  <svg:desc>'raw-results'.C18:'raw-results'.C37</svg:desc>
                </draw:g>
              </table:table-cell>
              <table:table-cell office:value-type="float" office:value="0.7179">
                <text:p>0.7179</text:p>
                <draw:g>
                  <svg:desc>'raw-results'.D18:'raw-results'.D37</svg:desc>
                </draw:g>
              </table:table-cell>
              <table:table-cell office:value-type="float" office:value="0.7179">
                <text:p>0.7179</text:p>
                <draw:g>
                  <svg:desc>'raw-results'.E18:'raw-results'.E37</svg:desc>
                </draw:g>
              </table:table-cell>
              <table:table-cell office:value-type="float" office:value="0.7051">
                <text:p>0.7051</text:p>
                <draw:g>
                  <svg:desc>'raw-results'.F18:'raw-results'.F37</svg:desc>
                </draw:g>
              </table:table-cell>
              <table:table-cell office:value-type="float" office:value="0.5256">
                <text:p>0.5256</text:p>
                <draw:g>
                  <svg:desc>'raw-results'.G18:'raw-results'.G37</svg:desc>
                </draw:g>
              </table:table-cell>
              <table:table-cell office:value-type="float" office:value="0.7179">
                <text:p>0.7179</text:p>
                <draw:g>
                  <svg:desc>'raw-results'.H18:'raw-results'.H37</svg:desc>
                </draw:g>
              </table:table-cell>
              <table:table-cell office:value-type="float" office:value="0.7051">
                <text:p>0.7051</text:p>
                <draw:g>
                  <svg:desc>'raw-results'.I18:'raw-results'.I37</svg:desc>
                </draw:g>
              </table:table-cell>
              <table:table-cell office:value-type="float" office:value="0.7308">
                <text:p>0.7308</text:p>
                <draw:g>
                  <svg:desc>'raw-results'.J18:'raw-results'.J37</svg:desc>
                </draw:g>
              </table:table-cell>
              <table:table-cell office:value-type="float" office:value="0.7308">
                <text:p>0.7308</text:p>
                <draw:g>
                  <svg:desc>'raw-results'.K18:'raw-results'.K37</svg:desc>
                </draw:g>
              </table:table-cell>
              <table:table-cell office:value-type="float" office:value="0.7051">
                <text:p>0.7051</text:p>
                <draw:g>
                  <svg:desc>'raw-results'.L18:'raw-results'.L37</svg:desc>
                </draw:g>
              </table:table-cell>
              <table:table-cell office:value-type="float" office:value="0.6154">
                <text:p>0.6154</text:p>
                <draw:g>
                  <svg:desc>'raw-results'.M18:'raw-results'.M37</svg:desc>
                </draw:g>
              </table:table-cell>
              <table:table-cell office:value-type="float" office:value="0.7308">
                <text:p>0.7308</text:p>
                <draw:g>
                  <svg:desc>'raw-results'.N18:'raw-results'.N37</svg:desc>
                </draw:g>
              </table:table-cell>
              <table:table-cell office:value-type="float" office:value="0.641">
                <text:p>0.641</text:p>
                <draw:g>
                  <svg:desc>'raw-results'.O18:'raw-results'.O37</svg:desc>
                </draw:g>
              </table:table-cell>
              <table:table-cell office:value-type="float" office:value="0.6795">
                <text:p>0.6795</text:p>
                <draw:g>
                  <svg:desc>'raw-results'.P18:'raw-results'.P37</svg:desc>
                </draw:g>
              </table:table-cell>
              <table:table-cell office:value-type="float" office:value="0.6923">
                <text:p>0.6923</text:p>
                <draw:g>
                  <svg:desc>'raw-results'.Q18:'raw-results'.Q37</svg:desc>
                </draw:g>
              </table:table-cell>
              <table:table-cell office:value-type="float" office:value="0.6282">
                <text:p>0.6282</text:p>
                <draw:g>
                  <svg:desc>'raw-results'.R18:'raw-results'.R37</svg:desc>
                </draw:g>
              </table:table-cell>
              <table:table-cell office:value-type="float" office:value="0.5128">
                <text:p>0.5128</text:p>
                <draw:g>
                  <svg:desc>'raw-results'.S18:'raw-results'.S37</svg:desc>
                </draw:g>
              </table:table-cell>
              <table:table-cell office:value-type="float" office:value="0.6923">
                <text:p>0.6923</text:p>
                <draw:g>
                  <svg:desc>'raw-results'.T18:'raw-results'.T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52">
                <text:p>0.6752</text:p>
              </table:table-cell>
              <table:table-cell office:value-type="float" office:value="0.6981">
                <text:p>0.6981</text:p>
              </table:table-cell>
              <table:table-cell office:value-type="float" office:value="0.6981">
                <text:p>0.6981</text:p>
              </table:table-cell>
              <table:table-cell office:value-type="float" office:value="0.6636">
                <text:p>0.6636</text:p>
              </table:table-cell>
              <table:table-cell office:value-type="float" office:value="0.4798">
                <text:p>0.4798</text:p>
              </table:table-cell>
              <table:table-cell office:value-type="float" office:value="0.6993">
                <text:p>0.6993</text:p>
              </table:table-cell>
              <table:table-cell office:value-type="float" office:value="0.6704">
                <text:p>0.6704</text:p>
              </table:table-cell>
              <table:table-cell office:value-type="float" office:value="0.6961">
                <text:p>0.6961</text:p>
              </table:table-cell>
              <table:table-cell office:value-type="float" office:value="0.6961">
                <text:p>0.6961</text:p>
              </table:table-cell>
              <table:table-cell office:value-type="float" office:value="0.6555">
                <text:p>0.6555</text:p>
              </table:table-cell>
              <table:table-cell office:value-type="float" office:value="0.5608">
                <text:p>0.5608</text:p>
              </table:table-cell>
              <table:table-cell office:value-type="float" office:value="0.6812">
                <text:p>0.6812</text:p>
              </table:table-cell>
              <table:table-cell office:value-type="float" office:value="0.6125">
                <text:p>0.6125</text:p>
              </table:table-cell>
              <table:table-cell office:value-type="float" office:value="0.6757">
                <text:p>0.6757</text:p>
              </table:table-cell>
              <table:table-cell office:value-type="float" office:value="0.6687">
                <text:p>0.6687</text:p>
              </table:table-cell>
              <table:table-cell office:value-type="float" office:value="0.5897">
                <text:p>0.5897</text:p>
              </table:table-cell>
              <table:table-cell office:value-type="float" office:value="0.5079">
                <text:p>0.5079</text:p>
              </table:table-cell>
              <table:table-cell office:value-type="float" office:value="0.6489">
                <text:p>0.6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43">
                <text:p>0.6343</text:p>
              </table:table-cell>
              <table:table-cell office:value-type="float" office:value="0.6525">
                <text:p>0.6525</text:p>
              </table:table-cell>
              <table:table-cell office:value-type="float" office:value="0.6525">
                <text:p>0.6525</text:p>
              </table:table-cell>
              <table:table-cell office:value-type="float" office:value="0.6276">
                <text:p>0.6276</text:p>
              </table:table-cell>
              <table:table-cell office:value-type="float" office:value="0.4402">
                <text:p>0.4402</text:p>
              </table:table-cell>
              <table:table-cell office:value-type="float" office:value="0.6619">
                <text:p>0.6619</text:p>
              </table:table-cell>
              <table:table-cell office:value-type="float" office:value="0.6267">
                <text:p>0.6267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627">
                <text:p>0.627</text:p>
              </table:table-cell>
              <table:table-cell office:value-type="float" office:value="0.5061">
                <text:p>0.5061</text:p>
              </table:table-cell>
              <table:table-cell office:value-type="float" office:value="0.6435">
                <text:p>0.6435</text:p>
              </table:table-cell>
              <table:table-cell office:value-type="float" office:value="0.6008">
                <text:p>0.6008</text:p>
              </table:table-cell>
              <table:table-cell office:value-type="float" office:value="0.6238">
                <text:p>0.6238</text:p>
              </table:table-cell>
              <table:table-cell office:value-type="float" office:value="0.6385">
                <text:p>0.6385</text:p>
              </table:table-cell>
              <table:table-cell office:value-type="float" office:value="0.5818">
                <text:p>0.5818</text:p>
              </table:table-cell>
              <table:table-cell office:value-type="float" office:value="0.446">
                <text:p>0.446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5">
                <text:p>0.615</text:p>
              </table:table-cell>
              <table:table-cell office:value-type="float" office:value="0.6365">
                <text:p>0.6365</text:p>
              </table:table-cell>
              <table:table-cell office:value-type="float" office:value="0.6365">
                <text:p>0.6365</text:p>
              </table:table-cell>
              <table:table-cell office:value-type="float" office:value="0.6162">
                <text:p>0.6162</text:p>
              </table:table-cell>
              <table:table-cell office:value-type="float" office:value="0.4117">
                <text:p>0.4117</text:p>
              </table:table-cell>
              <table:table-cell office:value-type="float" office:value="0.6401">
                <text:p>0.6401</text:p>
              </table:table-cell>
              <table:table-cell office:value-type="float" office:value="0.6156">
                <text:p>0.6156</text:p>
              </table:table-cell>
              <table:table-cell office:value-type="float" office:value="0.633">
                <text:p>0.633</text:p>
              </table:table-cell>
              <table:table-cell office:value-type="float" office:value="0.633">
                <text:p>0.633</text:p>
              </table:table-cell>
              <table:table-cell office:value-type="float" office:value="0.6278">
                <text:p>0.6278</text:p>
              </table:table-cell>
              <table:table-cell office:value-type="float" office:value="0.4789">
                <text:p>0.4789</text:p>
              </table:table-cell>
              <table:table-cell office:value-type="float" office:value="0.626">
                <text:p>0.626</text:p>
              </table:table-cell>
              <table:table-cell office:value-type="float" office:value="0.5813">
                <text:p>0.5813</text:p>
              </table:table-cell>
              <table:table-cell office:value-type="float" office:value="0.6035">
                <text:p>0.6035</text:p>
              </table:table-cell>
              <table:table-cell office:value-type="float" office:value="0.6073">
                <text:p>0.6073</text:p>
              </table:table-cell>
              <table:table-cell office:value-type="float" office:value="0.5439">
                <text:p>0.5439</text:p>
              </table:table-cell>
              <table:table-cell office:value-type="float" office:value="0.4053">
                <text:p>0.4053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13">
                <text:p>0.6113</text:p>
              </table:table-cell>
              <table:table-cell office:value-type="float" office:value="0.6286">
                <text:p>0.6286</text:p>
              </table:table-cell>
              <table:table-cell office:value-type="float" office:value="0.6286">
                <text:p>0.6286</text:p>
              </table:table-cell>
              <table:table-cell office:value-type="float" office:value="0.6143">
                <text:p>0.6143</text:p>
              </table:table-cell>
              <table:table-cell office:value-type="float" office:value="0.3937">
                <text:p>0.3937</text:p>
              </table:table-cell>
              <table:table-cell office:value-type="float" office:value="0.6278">
                <text:p>0.6278</text:p>
              </table:table-cell>
              <table:table-cell office:value-type="float" office:value="0.6104">
                <text:p>0.6104</text:p>
              </table:table-cell>
              <table:table-cell office:value-type="float" office:value="0.6215">
                <text:p>0.6215</text:p>
              </table:table-cell>
              <table:table-cell office:value-type="float" office:value="0.6215">
                <text:p>0.6215</text:p>
              </table:table-cell>
              <table:table-cell office:value-type="float" office:value="0.6178">
                <text:p>0.6178</text:p>
              </table:table-cell>
              <table:table-cell office:value-type="float" office:value="0.4634">
                <text:p>0.4634</text:p>
              </table:table-cell>
              <table:table-cell office:value-type="float" office:value="0.6193">
                <text:p>0.6193</text:p>
              </table:table-cell>
              <table:table-cell office:value-type="float" office:value="0.5636">
                <text:p>0.5636</text:p>
              </table:table-cell>
              <table:table-cell office:value-type="float" office:value="0.5782">
                <text:p>0.5782</text:p>
              </table:table-cell>
              <table:table-cell office:value-type="float" office:value="0.5926">
                <text:p>0.5926</text:p>
              </table:table-cell>
              <table:table-cell office:value-type="float" office:value="0.5419">
                <text:p>0.5419</text:p>
              </table:table-cell>
              <table:table-cell office:value-type="float" office:value="0.3879">
                <text:p>0.3879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7">
                <text:p>0.6137</text:p>
              </table:table-cell>
              <table:table-cell office:value-type="float" office:value="0.6243">
                <text:p>0.6243</text:p>
              </table:table-cell>
              <table:table-cell office:value-type="float" office:value="0.6243">
                <text:p>0.6243</text:p>
              </table:table-cell>
              <table:table-cell office:value-type="float" office:value="0.6066">
                <text:p>0.6066</text:p>
              </table:table-cell>
              <table:table-cell office:value-type="float" office:value="0.3853">
                <text:p>0.3853</text:p>
              </table:table-cell>
              <table:table-cell office:value-type="float" office:value="0.6187">
                <text:p>0.6187</text:p>
              </table:table-cell>
              <table:table-cell office:value-type="float" office:value="0.6126">
                <text:p>0.6126</text:p>
              </table:table-cell>
              <table:table-cell office:value-type="float" office:value="0.6264">
                <text:p>0.6264</text:p>
              </table:table-cell>
              <table:table-cell office:value-type="float" office:value="0.6264">
                <text:p>0.6264</text:p>
              </table:table-cell>
              <table:table-cell office:value-type="float" office:value="0.6162">
                <text:p>0.6162</text:p>
              </table:table-cell>
              <table:table-cell office:value-type="float" office:value="0.4748">
                <text:p>0.4748</text:p>
              </table:table-cell>
              <table:table-cell office:value-type="float" office:value="0.6248">
                <text:p>0.6248</text:p>
              </table:table-cell>
              <table:table-cell office:value-type="float" office:value="0.5519">
                <text:p>0.5519</text:p>
              </table:table-cell>
              <table:table-cell office:value-type="float" office:value="0.5615">
                <text:p>0.5615</text:p>
              </table:table-cell>
              <table:table-cell office:value-type="float" office:value="0.5844">
                <text:p>0.5844</text:p>
              </table:table-cell>
              <table:table-cell office:value-type="float" office:value="0.5354">
                <text:p>0.5354</text:p>
              </table:table-cell>
              <table:table-cell office:value-type="float" office:value="0.386">
                <text:p>0.38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39">
                <text:p>0.6039</text:p>
              </table:table-cell>
              <table:table-cell office:value-type="float" office:value="0.6193">
                <text:p>0.6193</text:p>
              </table:table-cell>
              <table:table-cell office:value-type="float" office:value="0.6193">
                <text:p>0.6193</text:p>
              </table:table-cell>
              <table:table-cell office:value-type="float" office:value="0.6011">
                <text:p>0.6011</text:p>
              </table:table-cell>
              <table:table-cell office:value-type="float" office:value="0.3894">
                <text:p>0.3894</text:p>
              </table:table-cell>
              <table:table-cell office:value-type="float" office:value="0.6093">
                <text:p>0.6093</text:p>
              </table:table-cell>
              <table:table-cell office:value-type="float" office:value="0.6105">
                <text:p>0.6105</text:p>
              </table:table-cell>
              <table:table-cell office:value-type="float" office:value="0.6286">
                <text:p>0.6286</text:p>
              </table:table-cell>
              <table:table-cell office:value-type="float" office:value="0.6274">
                <text:p>0.6274</text:p>
              </table:table-cell>
              <table:table-cell office:value-type="float" office:value="0.6112">
                <text:p>0.6112</text:p>
              </table:table-cell>
              <table:table-cell office:value-type="float" office:value="0.4837">
                <text:p>0.4837</text:p>
              </table:table-cell>
              <table:table-cell office:value-type="float" office:value="0.6239">
                <text:p>0.6239</text:p>
              </table:table-cell>
              <table:table-cell office:value-type="float" office:value="0.5431">
                <text:p>0.5431</text:p>
              </table:table-cell>
              <table:table-cell office:value-type="float" office:value="0.5573">
                <text:p>0.5573</text:p>
              </table:table-cell>
              <table:table-cell office:value-type="float" office:value="0.5785">
                <text:p>0.5785</text:p>
              </table:table-cell>
              <table:table-cell office:value-type="float" office:value="0.5346">
                <text:p>0.5346</text:p>
              </table:table-cell>
              <table:table-cell office:value-type="float" office:value="0.3947">
                <text:p>0.3947</text:p>
              </table:table-cell>
              <table:table-cell office:value-type="float" office:value="0.5663">
                <text:p>0.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9">
                <text:p>0.599</text:p>
              </table:table-cell>
              <table:table-cell office:value-type="float" office:value="0.62">
                <text:p>0.62</text:p>
              </table:table-cell>
              <table:table-cell office:value-type="float" office:value="0.6179">
                <text:p>0.6179</text:p>
              </table:table-cell>
              <table:table-cell office:value-type="float" office:value="0.5974">
                <text:p>0.5974</text:p>
              </table:table-cell>
              <table:table-cell office:value-type="float" office:value="0.3943">
                <text:p>0.3943</text:p>
              </table:table-cell>
              <table:table-cell office:value-type="float" office:value="0.6053">
                <text:p>0.6053</text:p>
              </table:table-cell>
              <table:table-cell office:value-type="float" office:value="0.6068">
                <text:p>0.6068</text:p>
              </table:table-cell>
              <table:table-cell office:value-type="float" office:value="0.6313">
                <text:p>0.6313</text:p>
              </table:table-cell>
              <table:table-cell office:value-type="float" office:value="0.6302">
                <text:p>0.6302</text:p>
              </table:table-cell>
              <table:table-cell office:value-type="float" office:value="0.6006">
                <text:p>0.6006</text:p>
              </table:table-cell>
              <table:table-cell office:value-type="float" office:value="0.4841">
                <text:p>0.4841</text:p>
              </table:table-cell>
              <table:table-cell office:value-type="float" office:value="0.6184">
                <text:p>0.6184</text:p>
              </table:table-cell>
              <table:table-cell office:value-type="float" office:value="0.5396">
                <text:p>0.5396</text:p>
              </table:table-cell>
              <table:table-cell office:value-type="float" office:value="0.5473">
                <text:p>0.5473</text:p>
              </table:table-cell>
              <table:table-cell office:value-type="float" office:value="0.5707">
                <text:p>0.5707</text:p>
              </table:table-cell>
              <table:table-cell office:value-type="float" office:value="0.5284">
                <text:p>0.5284</text:p>
              </table:table-cell>
              <table:table-cell office:value-type="float" office:value="0.3965">
                <text:p>0.3965</text:p>
              </table:table-cell>
              <table:table-cell office:value-type="float" office:value="0.5583">
                <text:p>0.5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3">
                <text:p>0.6053</text:p>
              </table:table-cell>
              <table:table-cell office:value-type="float" office:value="0.6336">
                <text:p>0.6336</text:p>
              </table:table-cell>
              <table:table-cell office:value-type="float" office:value="0.6308">
                <text:p>0.6308</text:p>
              </table:table-cell>
              <table:table-cell office:value-type="float" office:value="0.5967">
                <text:p>0.5967</text:p>
              </table:table-cell>
              <table:table-cell office:value-type="float" office:value="0.393">
                <text:p>0.393</text:p>
              </table:table-cell>
              <table:table-cell office:value-type="float" office:value="0.6085">
                <text:p>0.6085</text:p>
              </table:table-cell>
              <table:table-cell office:value-type="float" office:value="0.5995">
                <text:p>0.5995</text:p>
              </table:table-cell>
              <table:table-cell office:value-type="float" office:value="0.6348">
                <text:p>0.6348</text:p>
              </table:table-cell>
              <table:table-cell office:value-type="float" office:value="0.6347">
                <text:p>0.6347</text:p>
              </table:table-cell>
              <table:table-cell office:value-type="float" office:value="0.5932">
                <text:p>0.5932</text:p>
              </table:table-cell>
              <table:table-cell office:value-type="float" office:value="0.4882">
                <text:p>0.4882</text:p>
              </table:table-cell>
              <table:table-cell office:value-type="float" office:value="0.6225">
                <text:p>0.6225</text:p>
              </table:table-cell>
              <table:table-cell office:value-type="float" office:value="0.5357">
                <text:p>0.5357</text:p>
              </table:table-cell>
              <table:table-cell office:value-type="float" office:value="0.5365">
                <text:p>0.5365</text:p>
              </table:table-cell>
              <table:table-cell office:value-type="float" office:value="0.5637">
                <text:p>0.5637</text:p>
              </table:table-cell>
              <table:table-cell office:value-type="float" office:value="0.5215">
                <text:p>0.5215</text:p>
              </table:table-cell>
              <table:table-cell office:value-type="float" office:value="0.3948">
                <text:p>0.3948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33">
                <text:p>0.6033</text:p>
              </table:table-cell>
              <table:table-cell office:value-type="float" office:value="0.6329">
                <text:p>0.6329</text:p>
              </table:table-cell>
              <table:table-cell office:value-type="float" office:value="0.6319">
                <text:p>0.6319</text:p>
              </table:table-cell>
              <table:table-cell office:value-type="float" office:value="0.5907">
                <text:p>0.5907</text:p>
              </table:table-cell>
              <table:table-cell office:value-type="float" office:value="0.4049">
                <text:p>0.4049</text:p>
              </table:table-cell>
              <table:table-cell office:value-type="float" office:value="0.6121">
                <text:p>0.6121</text:p>
              </table:table-cell>
              <table:table-cell office:value-type="float" office:value="0.5912">
                <text:p>0.5912</text:p>
              </table:table-cell>
              <table:table-cell office:value-type="float" office:value="0.6291">
                <text:p>0.6291</text:p>
              </table:table-cell>
              <table:table-cell office:value-type="float" office:value="0.629">
                <text:p>0.629</text:p>
              </table:table-cell>
              <table:table-cell office:value-type="float" office:value="0.5876">
                <text:p>0.5876</text:p>
              </table:table-cell>
              <table:table-cell office:value-type="float" office:value="0.4897">
                <text:p>0.4897</text:p>
              </table:table-cell>
              <table:table-cell office:value-type="float" office:value="0.6223">
                <text:p>0.6223</text:p>
              </table:table-cell>
              <table:table-cell office:value-type="float" office:value="0.53">
                <text:p>0.53</text:p>
              </table:table-cell>
              <table:table-cell office:value-type="float" office:value="0.5285">
                <text:p>0.5285</text:p>
              </table:table-cell>
              <table:table-cell office:value-type="float" office:value="0.5595">
                <text:p>0.5595</text:p>
              </table:table-cell>
              <table:table-cell office:value-type="float" office:value="0.5176">
                <text:p>0.5176</text:p>
              </table:table-cell>
              <table:table-cell office:value-type="float" office:value="0.3924">
                <text:p>0.3924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5">
                <text:p>0.6065</text:p>
              </table:table-cell>
              <table:table-cell office:value-type="float" office:value="0.6333">
                <text:p>0.6333</text:p>
              </table:table-cell>
              <table:table-cell office:value-type="float" office:value="0.6331">
                <text:p>0.6331</text:p>
              </table:table-cell>
              <table:table-cell office:value-type="float" office:value="0.5883">
                <text:p>0.5883</text:p>
              </table:table-cell>
              <table:table-cell office:value-type="float" office:value="0.4019">
                <text:p>0.4019</text:p>
              </table:table-cell>
              <table:table-cell office:value-type="float" office:value="0.6132">
                <text:p>0.6132</text:p>
              </table:table-cell>
              <table:table-cell office:value-type="float" office:value="0.5836">
                <text:p>0.5836</text:p>
              </table:table-cell>
              <table:table-cell office:value-type="float" office:value="0.6235">
                <text:p>0.6235</text:p>
              </table:table-cell>
              <table:table-cell office:value-type="float" office:value="0.6234">
                <text:p>0.6234</text:p>
              </table:table-cell>
              <table:table-cell office:value-type="float" office:value="0.5801">
                <text:p>0.5801</text:p>
              </table:table-cell>
              <table:table-cell office:value-type="float" office:value="0.4956">
                <text:p>0.4956</text:p>
              </table:table-cell>
              <table:table-cell office:value-type="float" office:value="0.6196">
                <text:p>0.6196</text:p>
              </table:table-cell>
              <table:table-cell office:value-type="float" office:value="0.5265">
                <text:p>0.5265</text:p>
              </table:table-cell>
              <table:table-cell office:value-type="float" office:value="0.5229">
                <text:p>0.5229</text:p>
              </table:table-cell>
              <table:table-cell office:value-type="float" office:value="0.5586">
                <text:p>0.5586</text:p>
              </table:table-cell>
              <table:table-cell office:value-type="float" office:value="0.5107">
                <text:p>0.5107</text:p>
              </table:table-cell>
              <table:table-cell office:value-type="float" office:value="0.3943">
                <text:p>0.3943</text:p>
              </table:table-cell>
              <table:table-cell office:value-type="float" office:value="0.5427">
                <text:p>0.5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12">
                <text:p>0.6012</text:p>
              </table:table-cell>
              <table:table-cell office:value-type="float" office:value="0.6269">
                <text:p>0.6269</text:p>
              </table:table-cell>
              <table:table-cell office:value-type="float" office:value="0.6267">
                <text:p>0.6267</text:p>
              </table:table-cell>
              <table:table-cell office:value-type="float" office:value="0.5836">
                <text:p>0.5836</text:p>
              </table:table-cell>
              <table:table-cell office:value-type="float" office:value="0.4069">
                <text:p>0.4069</text:p>
              </table:table-cell>
              <table:table-cell office:value-type="float" office:value="0.6127">
                <text:p>0.6127</text:p>
              </table:table-cell>
              <table:table-cell office:value-type="float" office:value="0.5787">
                <text:p>0.5787</text:p>
              </table:table-cell>
              <table:table-cell office:value-type="float" office:value="0.6171">
                <text:p>0.6171</text:p>
              </table:table-cell>
              <table:table-cell office:value-type="float" office:value="0.617">
                <text:p>0.617</text:p>
              </table:table-cell>
              <table:table-cell office:value-type="float" office:value="0.5759">
                <text:p>0.5759</text:p>
              </table:table-cell>
              <table:table-cell office:value-type="float" office:value="0.4904">
                <text:p>0.4904</text:p>
              </table:table-cell>
              <table:table-cell office:value-type="float" office:value="0.6142">
                <text:p>0.6142</text:p>
              </table:table-cell>
              <table:table-cell office:value-type="float" office:value="0.5265">
                <text:p>0.5265</text:p>
              </table:table-cell>
              <table:table-cell office:value-type="float" office:value="0.521">
                <text:p>0.521</text:p>
              </table:table-cell>
              <table:table-cell office:value-type="float" office:value="0.5557">
                <text:p>0.5557</text:p>
              </table:table-cell>
              <table:table-cell office:value-type="float" office:value="0.5087">
                <text:p>0.5087</text:p>
              </table:table-cell>
              <table:table-cell office:value-type="float" office:value="0.3918">
                <text:p>0.3918</text:p>
              </table:table-cell>
              <table:table-cell office:value-type="float" office:value="0.5411">
                <text:p>0.5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89">
                <text:p>0.5989</text:p>
              </table:table-cell>
              <table:table-cell office:value-type="float" office:value="0.6234">
                <text:p>0.6234</text:p>
              </table:table-cell>
              <table:table-cell office:value-type="float" office:value="0.6232">
                <text:p>0.6232</text:p>
              </table:table-cell>
              <table:table-cell office:value-type="float" office:value="0.5831">
                <text:p>0.5831</text:p>
              </table:table-cell>
              <table:table-cell office:value-type="float" office:value="0.4121">
                <text:p>0.4121</text:p>
              </table:table-cell>
              <table:table-cell office:value-type="float" office:value="0.6134">
                <text:p>0.6134</text:p>
              </table:table-cell>
              <table:table-cell office:value-type="float" office:value="0.584">
                <text:p>0.584</text:p>
              </table:table-cell>
              <table:table-cell office:value-type="float" office:value="0.6159">
                <text:p>0.6159</text:p>
              </table:table-cell>
              <table:table-cell office:value-type="float" office:value="0.6158">
                <text:p>0.6158</text:p>
              </table:table-cell>
              <table:table-cell office:value-type="float" office:value="0.5751">
                <text:p>0.5751</text:p>
              </table:table-cell>
              <table:table-cell office:value-type="float" office:value="0.4912">
                <text:p>0.4912</text:p>
              </table:table-cell>
              <table:table-cell office:value-type="float" office:value="0.6153">
                <text:p>0.6153</text:p>
              </table:table-cell>
              <table:table-cell office:value-type="float" office:value="0.5234">
                <text:p>0.5234</text:p>
              </table:table-cell>
              <table:table-cell office:value-type="float" office:value="0.5214">
                <text:p>0.5214</text:p>
              </table:table-cell>
              <table:table-cell office:value-type="float" office:value="0.5545">
                <text:p>0.5545</text:p>
              </table:table-cell>
              <table:table-cell office:value-type="float" office:value="0.5083">
                <text:p>0.5083</text:p>
              </table:table-cell>
              <table:table-cell office:value-type="float" office:value="0.3934">
                <text:p>0.3934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63">
                <text:p>0.5963</text:p>
              </table:table-cell>
              <table:table-cell office:value-type="float" office:value="0.6228">
                <text:p>0.6228</text:p>
              </table:table-cell>
              <table:table-cell office:value-type="float" office:value="0.6226">
                <text:p>0.6226</text:p>
              </table:table-cell>
              <table:table-cell office:value-type="float" office:value="0.5835">
                <text:p>0.5835</text:p>
              </table:table-cell>
              <table:table-cell office:value-type="float" office:value="0.41">
                <text:p>0.41</text:p>
              </table:table-cell>
              <table:table-cell office:value-type="float" office:value="0.6171">
                <text:p>0.6171</text:p>
              </table:table-cell>
              <table:table-cell office:value-type="float" office:value="0.5875">
                <text:p>0.5875</text:p>
              </table:table-cell>
              <table:table-cell office:value-type="float" office:value="0.6181">
                <text:p>0.6181</text:p>
              </table:table-cell>
              <table:table-cell office:value-type="float" office:value="0.618">
                <text:p>0.618</text:p>
              </table:table-cell>
              <table:table-cell office:value-type="float" office:value="0.5785">
                <text:p>0.5785</text:p>
              </table:table-cell>
              <table:table-cell office:value-type="float" office:value="0.4889">
                <text:p>0.4889</text:p>
              </table:table-cell>
              <table:table-cell office:value-type="float" office:value="0.6167">
                <text:p>0.6167</text:p>
              </table:table-cell>
              <table:table-cell office:value-type="float" office:value="0.5213">
                <text:p>0.5213</text:p>
              </table:table-cell>
              <table:table-cell office:value-type="float" office:value="0.5211">
                <text:p>0.5211</text:p>
              </table:table-cell>
              <table:table-cell office:value-type="float" office:value="0.5529">
                <text:p>0.5529</text:p>
              </table:table-cell>
              <table:table-cell office:value-type="float" office:value="0.5065">
                <text:p>0.5065</text:p>
              </table:table-cell>
              <table:table-cell office:value-type="float" office:value="0.3997">
                <text:p>0.399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64">
                <text:p>0.5964</text:p>
              </table:table-cell>
              <table:table-cell office:value-type="float" office:value="0.6222">
                <text:p>0.6222</text:p>
              </table:table-cell>
              <table:table-cell office:value-type="float" office:value="0.622">
                <text:p>0.622</text:p>
              </table:table-cell>
              <table:table-cell office:value-type="float" office:value="0.584">
                <text:p>0.584</text:p>
              </table:table-cell>
              <table:table-cell office:value-type="float" office:value="0.4107">
                <text:p>0.4107</text:p>
              </table:table-cell>
              <table:table-cell office:value-type="float" office:value="0.6178">
                <text:p>0.6178</text:p>
              </table:table-cell>
              <table:table-cell office:value-type="float" office:value="0.5878">
                <text:p>0.5878</text:p>
              </table:table-cell>
              <table:table-cell office:value-type="float" office:value="0.6208">
                <text:p>0.6208</text:p>
              </table:table-cell>
              <table:table-cell office:value-type="float" office:value="0.6207">
                <text:p>0.6207</text:p>
              </table:table-cell>
              <table:table-cell office:value-type="float" office:value="0.5757">
                <text:p>0.5757</text:p>
              </table:table-cell>
              <table:table-cell office:value-type="float" office:value="0.492">
                <text:p>0.492</text:p>
              </table:table-cell>
              <table:table-cell office:value-type="float" office:value="0.6169">
                <text:p>0.6169</text:p>
              </table:table-cell>
              <table:table-cell office:value-type="float" office:value="0.5258">
                <text:p>0.5258</text:p>
              </table:table-cell>
              <table:table-cell office:value-type="float" office:value="0.518">
                <text:p>0.518</text:p>
              </table:table-cell>
              <table:table-cell office:value-type="float" office:value="0.5542">
                <text:p>0.5542</text:p>
              </table:table-cell>
              <table:table-cell office:value-type="float" office:value="0.5061">
                <text:p>0.5061</text:p>
              </table:table-cell>
              <table:table-cell office:value-type="float" office:value="0.4023">
                <text:p>0.4023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1">
                <text:p>0.5981</text:p>
              </table:table-cell>
              <table:table-cell office:value-type="float" office:value="0.6215">
                <text:p>0.6215</text:p>
              </table:table-cell>
              <table:table-cell office:value-type="float" office:value="0.6213">
                <text:p>0.6213</text:p>
              </table:table-cell>
              <table:table-cell office:value-type="float" office:value="0.5841">
                <text:p>0.5841</text:p>
              </table:table-cell>
              <table:table-cell office:value-type="float" office:value="0.4102">
                <text:p>0.4102</text:p>
              </table:table-cell>
              <table:table-cell office:value-type="float" office:value="0.62">
                <text:p>0.62</text:p>
              </table:table-cell>
              <table:table-cell office:value-type="float" office:value="0.5861">
                <text:p>0.5861</text:p>
              </table:table-cell>
              <table:table-cell office:value-type="float" office:value="0.6264">
                <text:p>0.6264</text:p>
              </table:table-cell>
              <table:table-cell office:value-type="float" office:value="0.6263">
                <text:p>0.6263</text:p>
              </table:table-cell>
              <table:table-cell office:value-type="float" office:value="0.578">
                <text:p>0.578</text:p>
              </table:table-cell>
              <table:table-cell office:value-type="float" office:value="0.4962">
                <text:p>0.4962</text:p>
              </table:table-cell>
              <table:table-cell office:value-type="float" office:value="0.6176">
                <text:p>0.6176</text:p>
              </table:table-cell>
              <table:table-cell office:value-type="float" office:value="0.5248">
                <text:p>0.5248</text:p>
              </table:table-cell>
              <table:table-cell office:value-type="float" office:value="0.5153">
                <text:p>0.5153</text:p>
              </table:table-cell>
              <table:table-cell office:value-type="float" office:value="0.552">
                <text:p>0.552</text:p>
              </table:table-cell>
              <table:table-cell office:value-type="float" office:value="0.5081">
                <text:p>0.5081</text:p>
              </table:table-cell>
              <table:table-cell office:value-type="float" office:value="0.4039">
                <text:p>0.4039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58">
                <text:p>0.5958</text:p>
              </table:table-cell>
              <table:table-cell office:value-type="float" office:value="0.6199">
                <text:p>0.6199</text:p>
              </table:table-cell>
              <table:table-cell office:value-type="float" office:value="0.6197">
                <text:p>0.6197</text:p>
              </table:table-cell>
              <table:table-cell office:value-type="float" office:value="0.5828">
                <text:p>0.5828</text:p>
              </table:table-cell>
              <table:table-cell office:value-type="float" office:value="0.4119">
                <text:p>0.4119</text:p>
              </table:table-cell>
              <table:table-cell office:value-type="float" office:value="0.6196">
                <text:p>0.6196</text:p>
              </table:table-cell>
              <table:table-cell office:value-type="float" office:value="0.5836">
                <text:p>0.5836</text:p>
              </table:table-cell>
              <table:table-cell office:value-type="float" office:value="0.6257">
                <text:p>0.6257</text:p>
              </table:table-cell>
              <table:table-cell office:value-type="float" office:value="0.6256">
                <text:p>0.6256</text:p>
              </table:table-cell>
              <table:table-cell office:value-type="float" office:value="0.5768">
                <text:p>0.5768</text:p>
              </table:table-cell>
              <table:table-cell office:value-type="float" office:value="0.4964">
                <text:p>0.4964</text:p>
              </table:table-cell>
              <table:table-cell office:value-type="float" office:value="0.6159">
                <text:p>0.6159</text:p>
              </table:table-cell>
              <table:table-cell office:value-type="float" office:value="0.5235">
                <text:p>0.5235</text:p>
              </table:table-cell>
              <table:table-cell office:value-type="float" office:value="0.5138">
                <text:p>0.5138</text:p>
              </table:table-cell>
              <table:table-cell office:value-type="float" office:value="0.5509">
                <text:p>0.5509</text:p>
              </table:table-cell>
              <table:table-cell office:value-type="float" office:value="0.5061">
                <text:p>0.5061</text:p>
              </table:table-cell>
              <table:table-cell office:value-type="float" office:value="0.406">
                <text:p>0.406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3">
                <text:p>0.593</text:p>
              </table:table-cell>
              <table:table-cell office:value-type="float" office:value="0.6206">
                <text:p>0.6206</text:p>
              </table:table-cell>
              <table:table-cell office:value-type="float" office:value="0.6205">
                <text:p>0.6205</text:p>
              </table:table-cell>
              <table:table-cell office:value-type="float" office:value="0.5824">
                <text:p>0.5824</text:p>
              </table:table-cell>
              <table:table-cell office:value-type="float" office:value="0.4154">
                <text:p>0.4154</text:p>
              </table:table-cell>
              <table:table-cell office:value-type="float" office:value="0.6185">
                <text:p>0.6185</text:p>
              </table:table-cell>
              <table:table-cell office:value-type="float" office:value="0.5859">
                <text:p>0.5859</text:p>
              </table:table-cell>
              <table:table-cell office:value-type="float" office:value="0.6296">
                <text:p>0.6296</text:p>
              </table:table-cell>
              <table:table-cell office:value-type="float" office:value="0.6295">
                <text:p>0.6295</text:p>
              </table:table-cell>
              <table:table-cell office:value-type="float" office:value="0.5771">
                <text:p>0.5771</text:p>
              </table:table-cell>
              <table:table-cell office:value-type="float" office:value="0.4946">
                <text:p>0.4946</text:p>
              </table:table-cell>
              <table:table-cell office:value-type="float" office:value="0.6169">
                <text:p>0.6169</text:p>
              </table:table-cell>
              <table:table-cell office:value-type="float" office:value="0.5208">
                <text:p>0.5208</text:p>
              </table:table-cell>
              <table:table-cell office:value-type="float" office:value="0.5117">
                <text:p>0.5117</text:p>
              </table:table-cell>
              <table:table-cell office:value-type="float" office:value="0.5506">
                <text:p>0.5506</text:p>
              </table:table-cell>
              <table:table-cell office:value-type="float" office:value="0.5062">
                <text:p>0.5062</text:p>
              </table:table-cell>
              <table:table-cell office:value-type="float" office:value="0.4054">
                <text:p>0.4054</text:p>
              </table:table-cell>
              <table:table-cell office:value-type="float" office:value="0.5393">
                <text:p>0.5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">
                <text:p>0.592</text:p>
              </table:table-cell>
              <table:table-cell office:value-type="float" office:value="0.6219">
                <text:p>0.6219</text:p>
              </table:table-cell>
              <table:table-cell office:value-type="float" office:value="0.6217">
                <text:p>0.6217</text:p>
              </table:table-cell>
              <table:table-cell office:value-type="float" office:value="0.58">
                <text:p>0.58</text:p>
              </table:table-cell>
              <table:table-cell office:value-type="float" office:value="0.4155">
                <text:p>0.4155</text:p>
              </table:table-cell>
              <table:table-cell office:value-type="float" office:value="0.6177">
                <text:p>0.6177</text:p>
              </table:table-cell>
              <table:table-cell office:value-type="float" office:value="0.5866">
                <text:p>0.5866</text:p>
              </table:table-cell>
              <table:table-cell office:value-type="float" office:value="0.6284">
                <text:p>0.6284</text:p>
              </table:table-cell>
              <table:table-cell office:value-type="float" office:value="0.6284">
                <text:p>0.6284</text:p>
              </table:table-cell>
              <table:table-cell office:value-type="float" office:value="0.577">
                <text:p>0.577</text:p>
              </table:table-cell>
              <table:table-cell office:value-type="float" office:value="0.4927">
                <text:p>0.4927</text:p>
              </table:table-cell>
              <table:table-cell office:value-type="float" office:value="0.6173">
                <text:p>0.6173</text:p>
              </table:table-cell>
              <table:table-cell office:value-type="float" office:value="0.5185">
                <text:p>0.5185</text:p>
              </table:table-cell>
              <table:table-cell office:value-type="float" office:value="0.5102">
                <text:p>0.5102</text:p>
              </table:table-cell>
              <table:table-cell office:value-type="float" office:value="0.5501">
                <text:p>0.5501</text:p>
              </table:table-cell>
              <table:table-cell office:value-type="float" office:value="0.5048">
                <text:p>0.5048</text:p>
              </table:table-cell>
              <table:table-cell office:value-type="float" office:value="0.4058">
                <text:p>0.4058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32">
                <text:p>0.5932</text:p>
              </table:table-cell>
              <table:table-cell office:value-type="float" office:value="0.6277">
                <text:p>0.6277</text:p>
              </table:table-cell>
              <table:table-cell office:value-type="float" office:value="0.6276">
                <text:p>0.6276</text:p>
              </table:table-cell>
              <table:table-cell office:value-type="float" office:value="0.5837">
                <text:p>0.5837</text:p>
              </table:table-cell>
              <table:table-cell office:value-type="float" office:value="0.4149">
                <text:p>0.4149</text:p>
              </table:table-cell>
              <table:table-cell office:value-type="float" office:value="0.6222">
                <text:p>0.6222</text:p>
              </table:table-cell>
              <table:table-cell office:value-type="float" office:value="0.5841">
                <text:p>0.5841</text:p>
              </table:table-cell>
              <table:table-cell office:value-type="float" office:value="0.6268">
                <text:p>0.6268</text:p>
              </table:table-cell>
              <table:table-cell office:value-type="float" office:value="0.6267">
                <text:p>0.6267</text:p>
              </table:table-cell>
              <table:table-cell office:value-type="float" office:value="0.5787">
                <text:p>0.5787</text:p>
              </table:table-cell>
              <table:table-cell office:value-type="float" office:value="0.496">
                <text:p>0.496</text:p>
              </table:table-cell>
              <table:table-cell office:value-type="float" office:value="0.6196">
                <text:p>0.6196</text:p>
              </table:table-cell>
              <table:table-cell office:value-type="float" office:value="0.5172">
                <text:p>0.5172</text:p>
              </table:table-cell>
              <table:table-cell office:value-type="float" office:value="0.5084">
                <text:p>0.5084</text:p>
              </table:table-cell>
              <table:table-cell office:value-type="float" office:value="0.5517">
                <text:p>0.5517</text:p>
              </table:table-cell>
              <table:table-cell office:value-type="float" office:value="0.5052">
                <text:p>0.5052</text:p>
              </table:table-cell>
              <table:table-cell office:value-type="float" office:value="0.4052">
                <text:p>0.4052</text:p>
              </table:table-cell>
              <table:table-cell office:value-type="float" office:value="0.5373">
                <text:p>0.53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99ff33" draw:fill-color="#99ff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632cm" svg:height="10.951cm" xlink:href=".." xlink:type="simple" chart:class="chart:line" chart:style-name="ch1">
        <chart:title svg:x="16.569cm" svg:y="0.355cm" chart:style-name="ch2">
          <text:p>NDGC Best</text:p>
        </chart:title>
        <chart:legend chart:legend-position="end" svg:x="30.557cm" svg:y="3.184cm" style:legend-expansion="high" chart:style-name="ch3"/>
        <chart:plot-area chart:style-name="ch4" table:cell-range-address="'raw-results'.D1:'raw-results'.D1 'raw-results'.D18:'raw-results'.D37 'raw-results'.G1:'raw-results'.H1 'raw-results'.G18:'raw-results'.H37 'raw-results'.J1:'raw-results'.J1 'raw-results'.J18:'raw-results'.J37 'raw-results'.M1:'raw-results'.N1 'raw-results'.M18:'raw-results'.N37 'raw-results'.Q1:'raw-results'.Q1 'raw-results'.Q18:'raw-results'.Q37 'raw-results'.S1:'raw-results'.T1 'raw-results'.S18:'raw-results'.T37" chart:data-source-has-labels="row" svg:x="0.247cm" svg:y="1.038cm" svg:width="29.292cm" svg:height="9.269cm">
          <chartooo:coordinate-region svg:x="1.159cm" svg:y="1.237cm" svg:width="28.193cm" svg:height="8.4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9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0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1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2" chart:values-cell-range-address="'raw-results'.M18:'raw-results'.M37" chart:label-cell-address="'raw-results'.M1:'raw-results'.M1" chart:class="chart:line">
            <chart:data-point chart:repeated="20"/>
          </chart:series>
          <chart:series chart:style-name="ch13" chart:values-cell-range-address="'raw-results'.N18:'raw-results'.N37" chart:label-cell-address="'raw-results'.N1:'raw-results'.N1" chart:class="chart:line">
            <chart:data-point chart:repeated="20"/>
          </chart:series>
          <chart:series chart:style-name="ch14" chart:values-cell-range-address="'raw-results'.Q18:'raw-results'.Q37" chart:label-cell-address="'raw-results'.Q1:'raw-results'.Q1" chart:class="chart:line">
            <chart:data-point chart:repeated="20"/>
          </chart:series>
          <chart:series chart:style-name="ch15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6" chart:values-cell-range-address="'raw-results'.T18:'raw-results'.T37" chart:label-cell-address="'raw-results'.T1:'raw-results'.T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79">
                <text:p>0.7179</text:p>
                <draw:g>
                  <svg:desc>'raw-results'.D18:'raw-results'.D37</svg:desc>
                </draw:g>
              </table:table-cell>
              <table:table-cell office:value-type="float" office:value="0.5256">
                <text:p>0.5256</text:p>
                <draw:g>
                  <svg:desc>'raw-results'.G18:'raw-results'.G37</svg:desc>
                </draw:g>
              </table:table-cell>
              <table:table-cell office:value-type="float" office:value="0.7179">
                <text:p>0.7179</text:p>
                <draw:g>
                  <svg:desc>'raw-results'.H18:'raw-results'.H37</svg:desc>
                </draw:g>
              </table:table-cell>
              <table:table-cell office:value-type="float" office:value="0.7308">
                <text:p>0.7308</text:p>
                <draw:g>
                  <svg:desc>'raw-results'.J18:'raw-results'.J37</svg:desc>
                </draw:g>
              </table:table-cell>
              <table:table-cell office:value-type="float" office:value="0.6154">
                <text:p>0.6154</text:p>
                <draw:g>
                  <svg:desc>'raw-results'.M18:'raw-results'.M37</svg:desc>
                </draw:g>
              </table:table-cell>
              <table:table-cell office:value-type="float" office:value="0.7308">
                <text:p>0.7308</text:p>
                <draw:g>
                  <svg:desc>'raw-results'.N18:'raw-results'.N37</svg:desc>
                </draw:g>
              </table:table-cell>
              <table:table-cell office:value-type="float" office:value="0.6923">
                <text:p>0.6923</text:p>
                <draw:g>
                  <svg:desc>'raw-results'.Q18:'raw-results'.Q37</svg:desc>
                </draw:g>
              </table:table-cell>
              <table:table-cell office:value-type="float" office:value="0.5128">
                <text:p>0.5128</text:p>
                <draw:g>
                  <svg:desc>'raw-results'.S18:'raw-results'.S37</svg:desc>
                </draw:g>
              </table:table-cell>
              <table:table-cell office:value-type="float" office:value="0.6923">
                <text:p>0.6923</text:p>
                <draw:g>
                  <svg:desc>'raw-results'.T18:'raw-results'.T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81">
                <text:p>0.6981</text:p>
              </table:table-cell>
              <table:table-cell office:value-type="float" office:value="0.4798">
                <text:p>0.4798</text:p>
              </table:table-cell>
              <table:table-cell office:value-type="float" office:value="0.6993">
                <text:p>0.6993</text:p>
              </table:table-cell>
              <table:table-cell office:value-type="float" office:value="0.6961">
                <text:p>0.6961</text:p>
              </table:table-cell>
              <table:table-cell office:value-type="float" office:value="0.5608">
                <text:p>0.5608</text:p>
              </table:table-cell>
              <table:table-cell office:value-type="float" office:value="0.6812">
                <text:p>0.6812</text:p>
              </table:table-cell>
              <table:table-cell office:value-type="float" office:value="0.6687">
                <text:p>0.6687</text:p>
              </table:table-cell>
              <table:table-cell office:value-type="float" office:value="0.5079">
                <text:p>0.5079</text:p>
              </table:table-cell>
              <table:table-cell office:value-type="float" office:value="0.6489">
                <text:p>0.6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25">
                <text:p>0.6525</text:p>
              </table:table-cell>
              <table:table-cell office:value-type="float" office:value="0.4402">
                <text:p>0.4402</text:p>
              </table:table-cell>
              <table:table-cell office:value-type="float" office:value="0.6619">
                <text:p>0.6619</text:p>
              </table:table-cell>
              <table:table-cell office:value-type="float" office:value="0.65">
                <text:p>0.65</text:p>
              </table:table-cell>
              <table:table-cell office:value-type="float" office:value="0.5061">
                <text:p>0.5061</text:p>
              </table:table-cell>
              <table:table-cell office:value-type="float" office:value="0.6435">
                <text:p>0.6435</text:p>
              </table:table-cell>
              <table:table-cell office:value-type="float" office:value="0.6385">
                <text:p>0.6385</text:p>
              </table:table-cell>
              <table:table-cell office:value-type="float" office:value="0.446">
                <text:p>0.446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65">
                <text:p>0.6365</text:p>
              </table:table-cell>
              <table:table-cell office:value-type="float" office:value="0.4117">
                <text:p>0.4117</text:p>
              </table:table-cell>
              <table:table-cell office:value-type="float" office:value="0.6401">
                <text:p>0.6401</text:p>
              </table:table-cell>
              <table:table-cell office:value-type="float" office:value="0.633">
                <text:p>0.633</text:p>
              </table:table-cell>
              <table:table-cell office:value-type="float" office:value="0.4789">
                <text:p>0.4789</text:p>
              </table:table-cell>
              <table:table-cell office:value-type="float" office:value="0.626">
                <text:p>0.626</text:p>
              </table:table-cell>
              <table:table-cell office:value-type="float" office:value="0.6073">
                <text:p>0.6073</text:p>
              </table:table-cell>
              <table:table-cell office:value-type="float" office:value="0.4053">
                <text:p>0.4053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86">
                <text:p>0.6286</text:p>
              </table:table-cell>
              <table:table-cell office:value-type="float" office:value="0.3937">
                <text:p>0.3937</text:p>
              </table:table-cell>
              <table:table-cell office:value-type="float" office:value="0.6278">
                <text:p>0.6278</text:p>
              </table:table-cell>
              <table:table-cell office:value-type="float" office:value="0.6215">
                <text:p>0.6215</text:p>
              </table:table-cell>
              <table:table-cell office:value-type="float" office:value="0.4634">
                <text:p>0.4634</text:p>
              </table:table-cell>
              <table:table-cell office:value-type="float" office:value="0.6193">
                <text:p>0.6193</text:p>
              </table:table-cell>
              <table:table-cell office:value-type="float" office:value="0.5926">
                <text:p>0.5926</text:p>
              </table:table-cell>
              <table:table-cell office:value-type="float" office:value="0.3879">
                <text:p>0.3879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43">
                <text:p>0.6243</text:p>
              </table:table-cell>
              <table:table-cell office:value-type="float" office:value="0.3853">
                <text:p>0.3853</text:p>
              </table:table-cell>
              <table:table-cell office:value-type="float" office:value="0.6187">
                <text:p>0.6187</text:p>
              </table:table-cell>
              <table:table-cell office:value-type="float" office:value="0.6264">
                <text:p>0.6264</text:p>
              </table:table-cell>
              <table:table-cell office:value-type="float" office:value="0.4748">
                <text:p>0.4748</text:p>
              </table:table-cell>
              <table:table-cell office:value-type="float" office:value="0.6248">
                <text:p>0.6248</text:p>
              </table:table-cell>
              <table:table-cell office:value-type="float" office:value="0.5844">
                <text:p>0.5844</text:p>
              </table:table-cell>
              <table:table-cell office:value-type="float" office:value="0.386">
                <text:p>0.38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93">
                <text:p>0.6193</text:p>
              </table:table-cell>
              <table:table-cell office:value-type="float" office:value="0.3894">
                <text:p>0.3894</text:p>
              </table:table-cell>
              <table:table-cell office:value-type="float" office:value="0.6093">
                <text:p>0.6093</text:p>
              </table:table-cell>
              <table:table-cell office:value-type="float" office:value="0.6286">
                <text:p>0.6286</text:p>
              </table:table-cell>
              <table:table-cell office:value-type="float" office:value="0.4837">
                <text:p>0.4837</text:p>
              </table:table-cell>
              <table:table-cell office:value-type="float" office:value="0.6239">
                <text:p>0.6239</text:p>
              </table:table-cell>
              <table:table-cell office:value-type="float" office:value="0.5785">
                <text:p>0.5785</text:p>
              </table:table-cell>
              <table:table-cell office:value-type="float" office:value="0.3947">
                <text:p>0.3947</text:p>
              </table:table-cell>
              <table:table-cell office:value-type="float" office:value="0.5663">
                <text:p>0.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0.3943">
                <text:p>0.3943</text:p>
              </table:table-cell>
              <table:table-cell office:value-type="float" office:value="0.6053">
                <text:p>0.6053</text:p>
              </table:table-cell>
              <table:table-cell office:value-type="float" office:value="0.6313">
                <text:p>0.6313</text:p>
              </table:table-cell>
              <table:table-cell office:value-type="float" office:value="0.4841">
                <text:p>0.4841</text:p>
              </table:table-cell>
              <table:table-cell office:value-type="float" office:value="0.6184">
                <text:p>0.6184</text:p>
              </table:table-cell>
              <table:table-cell office:value-type="float" office:value="0.5707">
                <text:p>0.5707</text:p>
              </table:table-cell>
              <table:table-cell office:value-type="float" office:value="0.3965">
                <text:p>0.3965</text:p>
              </table:table-cell>
              <table:table-cell office:value-type="float" office:value="0.5583">
                <text:p>0.5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36">
                <text:p>0.6336</text:p>
              </table:table-cell>
              <table:table-cell office:value-type="float" office:value="0.393">
                <text:p>0.393</text:p>
              </table:table-cell>
              <table:table-cell office:value-type="float" office:value="0.6085">
                <text:p>0.6085</text:p>
              </table:table-cell>
              <table:table-cell office:value-type="float" office:value="0.6348">
                <text:p>0.6348</text:p>
              </table:table-cell>
              <table:table-cell office:value-type="float" office:value="0.4882">
                <text:p>0.4882</text:p>
              </table:table-cell>
              <table:table-cell office:value-type="float" office:value="0.6225">
                <text:p>0.6225</text:p>
              </table:table-cell>
              <table:table-cell office:value-type="float" office:value="0.5637">
                <text:p>0.5637</text:p>
              </table:table-cell>
              <table:table-cell office:value-type="float" office:value="0.3948">
                <text:p>0.3948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29">
                <text:p>0.6329</text:p>
              </table:table-cell>
              <table:table-cell office:value-type="float" office:value="0.4049">
                <text:p>0.4049</text:p>
              </table:table-cell>
              <table:table-cell office:value-type="float" office:value="0.6121">
                <text:p>0.6121</text:p>
              </table:table-cell>
              <table:table-cell office:value-type="float" office:value="0.6291">
                <text:p>0.6291</text:p>
              </table:table-cell>
              <table:table-cell office:value-type="float" office:value="0.4897">
                <text:p>0.4897</text:p>
              </table:table-cell>
              <table:table-cell office:value-type="float" office:value="0.6223">
                <text:p>0.6223</text:p>
              </table:table-cell>
              <table:table-cell office:value-type="float" office:value="0.5595">
                <text:p>0.5595</text:p>
              </table:table-cell>
              <table:table-cell office:value-type="float" office:value="0.3924">
                <text:p>0.3924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33">
                <text:p>0.6333</text:p>
              </table:table-cell>
              <table:table-cell office:value-type="float" office:value="0.4019">
                <text:p>0.4019</text:p>
              </table:table-cell>
              <table:table-cell office:value-type="float" office:value="0.6132">
                <text:p>0.6132</text:p>
              </table:table-cell>
              <table:table-cell office:value-type="float" office:value="0.6235">
                <text:p>0.6235</text:p>
              </table:table-cell>
              <table:table-cell office:value-type="float" office:value="0.4956">
                <text:p>0.4956</text:p>
              </table:table-cell>
              <table:table-cell office:value-type="float" office:value="0.6196">
                <text:p>0.6196</text:p>
              </table:table-cell>
              <table:table-cell office:value-type="float" office:value="0.5586">
                <text:p>0.5586</text:p>
              </table:table-cell>
              <table:table-cell office:value-type="float" office:value="0.3943">
                <text:p>0.3943</text:p>
              </table:table-cell>
              <table:table-cell office:value-type="float" office:value="0.5427">
                <text:p>0.5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69">
                <text:p>0.6269</text:p>
              </table:table-cell>
              <table:table-cell office:value-type="float" office:value="0.4069">
                <text:p>0.4069</text:p>
              </table:table-cell>
              <table:table-cell office:value-type="float" office:value="0.6127">
                <text:p>0.6127</text:p>
              </table:table-cell>
              <table:table-cell office:value-type="float" office:value="0.6171">
                <text:p>0.6171</text:p>
              </table:table-cell>
              <table:table-cell office:value-type="float" office:value="0.4904">
                <text:p>0.4904</text:p>
              </table:table-cell>
              <table:table-cell office:value-type="float" office:value="0.6142">
                <text:p>0.6142</text:p>
              </table:table-cell>
              <table:table-cell office:value-type="float" office:value="0.5557">
                <text:p>0.5557</text:p>
              </table:table-cell>
              <table:table-cell office:value-type="float" office:value="0.3918">
                <text:p>0.3918</text:p>
              </table:table-cell>
              <table:table-cell office:value-type="float" office:value="0.5411">
                <text:p>0.5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34">
                <text:p>0.6234</text:p>
              </table:table-cell>
              <table:table-cell office:value-type="float" office:value="0.4121">
                <text:p>0.4121</text:p>
              </table:table-cell>
              <table:table-cell office:value-type="float" office:value="0.6134">
                <text:p>0.6134</text:p>
              </table:table-cell>
              <table:table-cell office:value-type="float" office:value="0.6159">
                <text:p>0.6159</text:p>
              </table:table-cell>
              <table:table-cell office:value-type="float" office:value="0.4912">
                <text:p>0.4912</text:p>
              </table:table-cell>
              <table:table-cell office:value-type="float" office:value="0.6153">
                <text:p>0.6153</text:p>
              </table:table-cell>
              <table:table-cell office:value-type="float" office:value="0.5545">
                <text:p>0.5545</text:p>
              </table:table-cell>
              <table:table-cell office:value-type="float" office:value="0.3934">
                <text:p>0.3934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28">
                <text:p>0.6228</text:p>
              </table:table-cell>
              <table:table-cell office:value-type="float" office:value="0.41">
                <text:p>0.41</text:p>
              </table:table-cell>
              <table:table-cell office:value-type="float" office:value="0.6171">
                <text:p>0.6171</text:p>
              </table:table-cell>
              <table:table-cell office:value-type="float" office:value="0.6181">
                <text:p>0.6181</text:p>
              </table:table-cell>
              <table:table-cell office:value-type="float" office:value="0.4889">
                <text:p>0.4889</text:p>
              </table:table-cell>
              <table:table-cell office:value-type="float" office:value="0.6167">
                <text:p>0.6167</text:p>
              </table:table-cell>
              <table:table-cell office:value-type="float" office:value="0.5529">
                <text:p>0.5529</text:p>
              </table:table-cell>
              <table:table-cell office:value-type="float" office:value="0.3997">
                <text:p>0.399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22">
                <text:p>0.6222</text:p>
              </table:table-cell>
              <table:table-cell office:value-type="float" office:value="0.4107">
                <text:p>0.4107</text:p>
              </table:table-cell>
              <table:table-cell office:value-type="float" office:value="0.6178">
                <text:p>0.6178</text:p>
              </table:table-cell>
              <table:table-cell office:value-type="float" office:value="0.6208">
                <text:p>0.6208</text:p>
              </table:table-cell>
              <table:table-cell office:value-type="float" office:value="0.492">
                <text:p>0.492</text:p>
              </table:table-cell>
              <table:table-cell office:value-type="float" office:value="0.6169">
                <text:p>0.6169</text:p>
              </table:table-cell>
              <table:table-cell office:value-type="float" office:value="0.5542">
                <text:p>0.5542</text:p>
              </table:table-cell>
              <table:table-cell office:value-type="float" office:value="0.4023">
                <text:p>0.4023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15">
                <text:p>0.6215</text:p>
              </table:table-cell>
              <table:table-cell office:value-type="float" office:value="0.4102">
                <text:p>0.4102</text:p>
              </table:table-cell>
              <table:table-cell office:value-type="float" office:value="0.62">
                <text:p>0.62</text:p>
              </table:table-cell>
              <table:table-cell office:value-type="float" office:value="0.6264">
                <text:p>0.6264</text:p>
              </table:table-cell>
              <table:table-cell office:value-type="float" office:value="0.4962">
                <text:p>0.4962</text:p>
              </table:table-cell>
              <table:table-cell office:value-type="float" office:value="0.6176">
                <text:p>0.6176</text:p>
              </table:table-cell>
              <table:table-cell office:value-type="float" office:value="0.552">
                <text:p>0.552</text:p>
              </table:table-cell>
              <table:table-cell office:value-type="float" office:value="0.4039">
                <text:p>0.4039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99">
                <text:p>0.6199</text:p>
              </table:table-cell>
              <table:table-cell office:value-type="float" office:value="0.4119">
                <text:p>0.4119</text:p>
              </table:table-cell>
              <table:table-cell office:value-type="float" office:value="0.6196">
                <text:p>0.6196</text:p>
              </table:table-cell>
              <table:table-cell office:value-type="float" office:value="0.6257">
                <text:p>0.6257</text:p>
              </table:table-cell>
              <table:table-cell office:value-type="float" office:value="0.4964">
                <text:p>0.4964</text:p>
              </table:table-cell>
              <table:table-cell office:value-type="float" office:value="0.6159">
                <text:p>0.6159</text:p>
              </table:table-cell>
              <table:table-cell office:value-type="float" office:value="0.5509">
                <text:p>0.5509</text:p>
              </table:table-cell>
              <table:table-cell office:value-type="float" office:value="0.406">
                <text:p>0.406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06">
                <text:p>0.6206</text:p>
              </table:table-cell>
              <table:table-cell office:value-type="float" office:value="0.4154">
                <text:p>0.4154</text:p>
              </table:table-cell>
              <table:table-cell office:value-type="float" office:value="0.6185">
                <text:p>0.6185</text:p>
              </table:table-cell>
              <table:table-cell office:value-type="float" office:value="0.6296">
                <text:p>0.6296</text:p>
              </table:table-cell>
              <table:table-cell office:value-type="float" office:value="0.4946">
                <text:p>0.4946</text:p>
              </table:table-cell>
              <table:table-cell office:value-type="float" office:value="0.6169">
                <text:p>0.6169</text:p>
              </table:table-cell>
              <table:table-cell office:value-type="float" office:value="0.5506">
                <text:p>0.5506</text:p>
              </table:table-cell>
              <table:table-cell office:value-type="float" office:value="0.4054">
                <text:p>0.4054</text:p>
              </table:table-cell>
              <table:table-cell office:value-type="float" office:value="0.5393">
                <text:p>0.5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19">
                <text:p>0.6219</text:p>
              </table:table-cell>
              <table:table-cell office:value-type="float" office:value="0.4155">
                <text:p>0.4155</text:p>
              </table:table-cell>
              <table:table-cell office:value-type="float" office:value="0.6177">
                <text:p>0.6177</text:p>
              </table:table-cell>
              <table:table-cell office:value-type="float" office:value="0.6284">
                <text:p>0.6284</text:p>
              </table:table-cell>
              <table:table-cell office:value-type="float" office:value="0.4927">
                <text:p>0.4927</text:p>
              </table:table-cell>
              <table:table-cell office:value-type="float" office:value="0.6173">
                <text:p>0.6173</text:p>
              </table:table-cell>
              <table:table-cell office:value-type="float" office:value="0.5501">
                <text:p>0.5501</text:p>
              </table:table-cell>
              <table:table-cell office:value-type="float" office:value="0.4058">
                <text:p>0.4058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77">
                <text:p>0.6277</text:p>
              </table:table-cell>
              <table:table-cell office:value-type="float" office:value="0.4149">
                <text:p>0.4149</text:p>
              </table:table-cell>
              <table:table-cell office:value-type="float" office:value="0.6222">
                <text:p>0.6222</text:p>
              </table:table-cell>
              <table:table-cell office:value-type="float" office:value="0.6268">
                <text:p>0.6268</text:p>
              </table:table-cell>
              <table:table-cell office:value-type="float" office:value="0.496">
                <text:p>0.496</text:p>
              </table:table-cell>
              <table:table-cell office:value-type="float" office:value="0.6196">
                <text:p>0.6196</text:p>
              </table:table-cell>
              <table:table-cell office:value-type="float" office:value="0.5517">
                <text:p>0.5517</text:p>
              </table:table-cell>
              <table:table-cell office:value-type="float" office:value="0.4052">
                <text:p>0.4052</text:p>
              </table:table-cell>
              <table:table-cell office:value-type="float" office:value="0.5373">
                <text:p>0.53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